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 style:list-style-name="L44">
      <style:paragraph-properties style:writing-mode="lr-tb"/>
    </style:style>
    <style:style style:name="P6" style:family="paragraph" style:parent-style-name="Preformatted_20_Text" style:list-style-name="L44">
      <style:paragraph-properties fo:margin-top="0in" fo:margin-bottom="0.1965in" style:contextual-spacing="false" style:writing-mode="lr-tb"/>
    </style:style>
    <style:style style:name="P7" style:family="paragraph" style:parent-style-name="Preformatted_20_Text" style:list-style-name="L44">
      <style:paragraph-properties fo:margin-left="0in" fo:margin-right="0in" fo:text-indent="0in" style:auto-text-indent="false" style:writing-mode="lr-tb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top="0in" fo:margin-bottom="0in" style:contextual-spacing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in" fo:margin-bottom="0in" style:contextual-spacing="false"/>
    </style:style>
    <style:style style:name="P21" style:family="paragraph" style:parent-style-name="Text_20_body" style:list-style-name="L7"/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8"/>
    <style:style style:name="P24" style:family="paragraph" style:parent-style-name="Text_20_body" style:list-style-name="L8">
      <style:paragraph-properties fo:margin-top="0in" fo:margin-bottom="0in" style:contextual-spacing="false"/>
    </style:style>
    <style:style style:name="P25" style:family="paragraph" style:parent-style-name="Text_20_body" style:list-style-name="L9"/>
    <style:style style:name="P26" style:family="paragraph" style:parent-style-name="Text_20_body" style:list-style-name="L9">
      <style:paragraph-properties fo:margin-top="0in" fo:margin-bottom="0in" style:contextual-spacing="false"/>
    </style:style>
    <style:style style:name="P27" style:family="paragraph" style:parent-style-name="Text_20_body" style:list-style-name="L10"/>
    <style:style style:name="P28" style:family="paragraph" style:parent-style-name="Text_20_body" style:list-style-name="L10">
      <style:paragraph-properties fo:margin-top="0in" fo:margin-bottom="0in" style:contextual-spacing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1">
      <style:paragraph-properties fo:margin-top="0in" fo:margin-bottom="0in" style:contextual-spacing="false"/>
    </style:style>
    <style:style style:name="P31" style:family="paragraph" style:parent-style-name="Text_20_body" style:list-style-name="L12"/>
    <style:style style:name="P32" style:family="paragraph" style:parent-style-name="Text_20_body" style:list-style-name="L12">
      <style:paragraph-properties fo:margin-top="0in" fo:margin-bottom="0in" style:contextual-spacing="false"/>
    </style:style>
    <style:style style:name="P33" style:family="paragraph" style:parent-style-name="Text_20_body" style:list-style-name="L13"/>
    <style:style style:name="P34" style:family="paragraph" style:parent-style-name="Text_20_body" style:list-style-name="L13">
      <style:paragraph-properties fo:margin-top="0in" fo:margin-bottom="0in" style:contextual-spacing="false"/>
    </style:style>
    <style:style style:name="P35" style:family="paragraph" style:parent-style-name="Text_20_body" style:list-style-name="L14"/>
    <style:style style:name="P36" style:family="paragraph" style:parent-style-name="Text_20_body" style:list-style-name="L14">
      <style:paragraph-properties fo:margin-top="0in" fo:margin-bottom="0in" style:contextual-spacing="false"/>
    </style:style>
    <style:style style:name="P37" style:family="paragraph" style:parent-style-name="Text_20_body" style:list-style-name="L15"/>
    <style:style style:name="P38" style:family="paragraph" style:parent-style-name="Text_20_body" style:list-style-name="L15">
      <style:paragraph-properties fo:margin-top="0in" fo:margin-bottom="0in" style:contextual-spacing="false"/>
    </style:style>
    <style:style style:name="P39" style:family="paragraph" style:parent-style-name="Text_20_body" style:list-style-name="L16"/>
    <style:style style:name="P40" style:family="paragraph" style:parent-style-name="Text_20_body" style:list-style-name="L16">
      <style:paragraph-properties fo:margin-top="0in" fo:margin-bottom="0in" style:contextual-spacing="false"/>
    </style:style>
    <style:style style:name="P41" style:family="paragraph" style:parent-style-name="Text_20_body" style:list-style-name="L17"/>
    <style:style style:name="P42" style:family="paragraph" style:parent-style-name="Text_20_body" style:list-style-name="L17">
      <style:paragraph-properties fo:margin-top="0in" fo:margin-bottom="0in" style:contextual-spacing="false"/>
    </style:style>
    <style:style style:name="P43" style:family="paragraph" style:parent-style-name="Text_20_body" style:list-style-name="L18"/>
    <style:style style:name="P44" style:family="paragraph" style:parent-style-name="Text_20_body" style:list-style-name="L18">
      <style:paragraph-properties fo:margin-top="0in" fo:margin-bottom="0in" style:contextual-spacing="false"/>
    </style:style>
    <style:style style:name="P45" style:family="paragraph" style:parent-style-name="Text_20_body" style:list-style-name="L19"/>
    <style:style style:name="P46" style:family="paragraph" style:parent-style-name="Text_20_body" style:list-style-name="L19">
      <style:paragraph-properties fo:margin-top="0in" fo:margin-bottom="0in" style:contextual-spacing="false"/>
    </style:style>
    <style:style style:name="P47" style:family="paragraph" style:parent-style-name="Text_20_body" style:list-style-name="L20"/>
    <style:style style:name="P48" style:family="paragraph" style:parent-style-name="Text_20_body" style:list-style-name="L20">
      <style:paragraph-properties fo:margin-top="0in" fo:margin-bottom="0in" style:contextual-spacing="false"/>
    </style:style>
    <style:style style:name="P49" style:family="paragraph" style:parent-style-name="Text_20_body" style:list-style-name="L21"/>
    <style:style style:name="P50" style:family="paragraph" style:parent-style-name="Text_20_body" style:list-style-name="L21">
      <style:paragraph-properties fo:margin-top="0in" fo:margin-bottom="0in" style:contextual-spacing="false"/>
    </style:style>
    <style:style style:name="P51" style:family="paragraph" style:parent-style-name="Text_20_body" style:list-style-name="L22"/>
    <style:style style:name="P52" style:family="paragraph" style:parent-style-name="Text_20_body" style:list-style-name="L22">
      <style:paragraph-properties fo:margin-top="0in" fo:margin-bottom="0in" style:contextual-spacing="false"/>
    </style:style>
    <style:style style:name="P53" style:family="paragraph" style:parent-style-name="Text_20_body" style:list-style-name="L23"/>
    <style:style style:name="P54" style:family="paragraph" style:parent-style-name="Text_20_body" style:list-style-name="L23">
      <style:paragraph-properties fo:margin-top="0in" fo:margin-bottom="0in" style:contextual-spacing="false"/>
    </style:style>
    <style:style style:name="P55" style:family="paragraph" style:parent-style-name="Text_20_body" style:list-style-name="L24"/>
    <style:style style:name="P56" style:family="paragraph" style:parent-style-name="Text_20_body" style:list-style-name="L24">
      <style:paragraph-properties fo:margin-top="0in" fo:margin-bottom="0in" style:contextual-spacing="false"/>
    </style:style>
    <style:style style:name="P57" style:family="paragraph" style:parent-style-name="Text_20_body" style:list-style-name="L25"/>
    <style:style style:name="P58" style:family="paragraph" style:parent-style-name="Text_20_body" style:list-style-name="L25">
      <style:paragraph-properties fo:margin-top="0in" fo:margin-bottom="0in" style:contextual-spacing="false"/>
    </style:style>
    <style:style style:name="P59" style:family="paragraph" style:parent-style-name="Text_20_body" style:list-style-name="L26"/>
    <style:style style:name="P60" style:family="paragraph" style:parent-style-name="Text_20_body" style:list-style-name="L26">
      <style:paragraph-properties fo:margin-top="0in" fo:margin-bottom="0in" style:contextual-spacing="false"/>
    </style:style>
    <style:style style:name="P61" style:family="paragraph" style:parent-style-name="Text_20_body" style:list-style-name="L27"/>
    <style:style style:name="P62" style:family="paragraph" style:parent-style-name="Text_20_body" style:list-style-name="L27">
      <style:paragraph-properties fo:margin-top="0in" fo:margin-bottom="0in" style:contextual-spacing="false"/>
    </style:style>
    <style:style style:name="P63" style:family="paragraph" style:parent-style-name="Text_20_body" style:list-style-name="L28"/>
    <style:style style:name="P64" style:family="paragraph" style:parent-style-name="Text_20_body" style:list-style-name="L28">
      <style:paragraph-properties fo:margin-top="0in" fo:margin-bottom="0in" style:contextual-spacing="false"/>
    </style:style>
    <style:style style:name="P65" style:family="paragraph" style:parent-style-name="Text_20_body" style:list-style-name="L29"/>
    <style:style style:name="P66" style:family="paragraph" style:parent-style-name="Text_20_body" style:list-style-name="L29">
      <style:paragraph-properties fo:margin-top="0in" fo:margin-bottom="0in" style:contextual-spacing="false"/>
    </style:style>
    <style:style style:name="P67" style:family="paragraph" style:parent-style-name="Text_20_body" style:list-style-name="L30"/>
    <style:style style:name="P68" style:family="paragraph" style:parent-style-name="Text_20_body" style:list-style-name="L30">
      <style:paragraph-properties fo:margin-top="0in" fo:margin-bottom="0in" style:contextual-spacing="false"/>
    </style:style>
    <style:style style:name="P69" style:family="paragraph" style:parent-style-name="Text_20_body" style:list-style-name="L31"/>
    <style:style style:name="P70" style:family="paragraph" style:parent-style-name="Text_20_body" style:list-style-name="L31">
      <style:paragraph-properties fo:margin-top="0in" fo:margin-bottom="0in" style:contextual-spacing="false"/>
    </style:style>
    <style:style style:name="P71" style:family="paragraph" style:parent-style-name="Text_20_body" style:list-style-name="L32"/>
    <style:style style:name="P72" style:family="paragraph" style:parent-style-name="Text_20_body" style:list-style-name="L32">
      <style:paragraph-properties fo:margin-top="0in" fo:margin-bottom="0in" style:contextual-spacing="false"/>
    </style:style>
    <style:style style:name="P73" style:family="paragraph" style:parent-style-name="Text_20_body" style:list-style-name="L33"/>
    <style:style style:name="P74" style:family="paragraph" style:parent-style-name="Text_20_body" style:list-style-name="L33">
      <style:paragraph-properties fo:margin-top="0in" fo:margin-bottom="0in" style:contextual-spacing="false"/>
    </style:style>
    <style:style style:name="P75" style:family="paragraph" style:parent-style-name="Text_20_body" style:list-style-name="L34"/>
    <style:style style:name="P76" style:family="paragraph" style:parent-style-name="Text_20_body" style:list-style-name="L34">
      <style:paragraph-properties fo:margin-top="0in" fo:margin-bottom="0in" style:contextual-spacing="false"/>
    </style:style>
    <style:style style:name="P77" style:family="paragraph" style:parent-style-name="Text_20_body" style:list-style-name="L35"/>
    <style:style style:name="P78" style:family="paragraph" style:parent-style-name="Text_20_body" style:list-style-name="L35">
      <style:paragraph-properties fo:margin-top="0in" fo:margin-bottom="0in" style:contextual-spacing="false"/>
    </style:style>
    <style:style style:name="P79" style:family="paragraph" style:parent-style-name="Text_20_body" style:list-style-name="L36"/>
    <style:style style:name="P80" style:family="paragraph" style:parent-style-name="Text_20_body" style:list-style-name="L36">
      <style:paragraph-properties fo:margin-top="0in" fo:margin-bottom="0in" style:contextual-spacing="false"/>
    </style:style>
    <style:style style:name="P81" style:family="paragraph" style:parent-style-name="Text_20_body" style:list-style-name="L37"/>
    <style:style style:name="P82" style:family="paragraph" style:parent-style-name="Text_20_body" style:list-style-name="L37">
      <style:paragraph-properties fo:margin-top="0in" fo:margin-bottom="0in" style:contextual-spacing="false"/>
    </style:style>
    <style:style style:name="P83" style:family="paragraph" style:parent-style-name="Text_20_body" style:list-style-name="L38"/>
    <style:style style:name="P84" style:family="paragraph" style:parent-style-name="Text_20_body" style:list-style-name="L38">
      <style:paragraph-properties fo:margin-top="0in" fo:margin-bottom="0in" style:contextual-spacing="false"/>
    </style:style>
    <style:style style:name="P85" style:family="paragraph" style:parent-style-name="Text_20_body" style:list-style-name="L39"/>
    <style:style style:name="P86" style:family="paragraph" style:parent-style-name="Text_20_body" style:list-style-name="L39">
      <style:paragraph-properties fo:margin-top="0in" fo:margin-bottom="0in" style:contextual-spacing="false"/>
    </style:style>
    <style:style style:name="P87" style:family="paragraph" style:parent-style-name="Text_20_body" style:list-style-name="L40"/>
    <style:style style:name="P88" style:family="paragraph" style:parent-style-name="Text_20_body" style:list-style-name="L40">
      <style:paragraph-properties fo:margin-top="0in" fo:margin-bottom="0in" style:contextual-spacing="false"/>
    </style:style>
    <style:style style:name="P89" style:family="paragraph" style:parent-style-name="Text_20_body" style:list-style-name="L41"/>
    <style:style style:name="P90" style:family="paragraph" style:parent-style-name="Text_20_body" style:list-style-name="L41">
      <style:paragraph-properties fo:margin-top="0in" fo:margin-bottom="0in" style:contextual-spacing="false"/>
    </style:style>
    <style:style style:name="P91" style:family="paragraph" style:parent-style-name="Text_20_body" style:list-style-name="L42"/>
    <style:style style:name="P92" style:family="paragraph" style:parent-style-name="Text_20_body" style:list-style-name="L42">
      <style:paragraph-properties fo:margin-top="0in" fo:margin-bottom="0in" style:contextual-spacing="false"/>
    </style:style>
    <style:style style:name="P93" style:family="paragraph" style:parent-style-name="Text_20_body" style:list-style-name="L43"/>
    <style:style style:name="P94" style:family="paragraph" style:parent-style-name="Text_20_body" style:list-style-name="L43">
      <style:paragraph-properties fo:margin-top="0in" fo:margin-bottom="0in" style:contextual-spacing="false"/>
    </style:style>
    <style:style style:name="P95" style:family="paragraph" style:parent-style-name="Text_20_body" style:list-style-name="L44"/>
    <style:style style:name="P96" style:family="paragraph" style:parent-style-name="Text_20_body" style:list-style-name="L45"/>
    <style:style style:name="P97" style:family="paragraph" style:parent-style-name="Text_20_body" style:list-style-name="L45">
      <style:paragraph-properties fo:margin-top="0in" fo:margin-bottom="0in" style:contextual-spacing="false"/>
    </style:style>
    <style:style style:name="P98" style:family="paragraph" style:parent-style-name="Text_20_body" style:list-style-name="L46"/>
    <style:style style:name="P99" style:family="paragraph" style:parent-style-name="Text_20_body" style:list-style-name="L47"/>
    <style:style style:name="P100" style:family="paragraph" style:parent-style-name="Text_20_body" style:list-style-name="L47">
      <style:paragraph-properties fo:margin-top="0in" fo:margin-bottom="0in" style:contextual-spacing="false"/>
    </style:style>
    <style:style style:name="P101" style:family="paragraph" style:parent-style-name="Text_20_body" style:list-style-name="L48"/>
    <style:style style:name="P102" style:family="paragraph" style:parent-style-name="Text_20_body" style:list-style-name="L49"/>
    <style:style style:name="P103" style:family="paragraph" style:parent-style-name="Text_20_body" style:list-style-name="L49">
      <style:paragraph-properties fo:margin-top="0in" fo:margin-bottom="0in" style:contextual-spacing="false"/>
    </style:style>
    <style:style style:name="P104" style:family="paragraph" style:parent-style-name="Text_20_body" style:list-style-name="L50"/>
    <style:style style:name="P105" style:family="paragraph" style:parent-style-name="Text_20_body" style:list-style-name="L50">
      <style:paragraph-properties fo:margin-top="0in" fo:margin-bottom="0in" style:contextual-spacing="false"/>
    </style:style>
    <style:style style:name="P106" style:family="paragraph" style:parent-style-name="Text_20_body" style:list-style-name="L51"/>
    <style:style style:name="P107" style:family="paragraph" style:parent-style-name="Text_20_body" style:list-style-name="L51">
      <style:paragraph-properties fo:margin-top="0in" fo:margin-bottom="0in" style:contextual-spacing="false"/>
    </style:style>
    <style:style style:name="P108" style:family="paragraph" style:parent-style-name="Text_20_body" style:list-style-name="L52"/>
    <style:style style:name="P109" style:family="paragraph" style:parent-style-name="Text_20_body" style:list-style-name="L52">
      <style:paragraph-properties fo:margin-top="0in" fo:margin-bottom="0in" style:contextual-spacing="false"/>
    </style:style>
    <style:style style:name="P110" style:family="paragraph" style:parent-style-name="Text_20_body" style:list-style-name="L53"/>
    <style:style style:name="P111" style:family="paragraph" style:parent-style-name="Text_20_body" style:list-style-name="L53">
      <style:paragraph-properties fo:margin-top="0in" fo:margin-bottom="0in" style:contextual-spacing="false"/>
    </style:style>
    <style:style style:name="P112" style:family="paragraph" style:parent-style-name="Text_20_body" style:list-style-name="L54"/>
    <style:style style:name="P113" style:family="paragraph" style:parent-style-name="Text_20_body" style:list-style-name="L54">
      <style:paragraph-properties fo:margin-top="0in" fo:margin-bottom="0in" style:contextual-spacing="false"/>
    </style:style>
    <style:style style:name="P114" style:family="paragraph" style:parent-style-name="Text_20_body" style:list-style-name="L55"/>
    <style:style style:name="P115" style:family="paragraph" style:parent-style-name="Text_20_body" style:list-style-name="L55">
      <style:paragraph-properties fo:margin-top="0in" fo:margin-bottom="0in" style:contextual-spacing="false"/>
    </style:style>
    <style:style style:name="P116" style:family="paragraph" style:parent-style-name="Text_20_body" style:list-style-name="L56"/>
    <style:style style:name="P117" style:family="paragraph" style:parent-style-name="Text_20_body" style:list-style-name="L56">
      <style:paragraph-properties fo:margin-top="0in" fo:margin-bottom="0in" style:contextual-spacing="false"/>
    </style:style>
    <style:style style:name="P118" style:family="paragraph" style:parent-style-name="Text_20_body" style:list-style-name="L57"/>
    <style:style style:name="P119" style:family="paragraph" style:parent-style-name="Text_20_body" style:list-style-name="L57">
      <style:paragraph-properties fo:margin-top="0in" fo:margin-bottom="0in" style:contextual-spacing="false"/>
    </style:style>
    <style:style style:name="P120" style:family="paragraph" style:parent-style-name="Text_20_body" style:list-style-name="L58"/>
    <style:style style:name="P121" style:family="paragraph" style:parent-style-name="Text_20_body" style:list-style-name="L58">
      <style:paragraph-properties fo:margin-top="0in" fo:margin-bottom="0in" style:contextual-spacing="false"/>
    </style:style>
    <style:style style:name="P122" style:family="paragraph" style:parent-style-name="Text_20_body" style:list-style-name="L59"/>
    <style:style style:name="P123" style:family="paragraph" style:parent-style-name="Text_20_body" style:list-style-name="L59">
      <style:paragraph-properties fo:margin-top="0in" fo:margin-bottom="0in" style:contextual-spacing="false"/>
    </style:style>
    <style:style style:name="P124" style:family="paragraph" style:parent-style-name="Text_20_body" style:list-style-name="L60"/>
    <style:style style:name="P125" style:family="paragraph" style:parent-style-name="Text_20_body" style:list-style-name="L60">
      <style:paragraph-properties fo:margin-top="0in" fo:margin-bottom="0in" style:contextual-spacing="false"/>
    </style:style>
    <style:style style:name="P126" style:family="paragraph" style:parent-style-name="Text_20_body" style:list-style-name="L61"/>
    <style:style style:name="P127" style:family="paragraph" style:parent-style-name="Text_20_body" style:list-style-name="L61">
      <style:paragraph-properties fo:margin-top="0in" fo:margin-bottom="0in" style:contextual-spacing="false"/>
    </style:style>
    <style:style style:name="P128" style:family="paragraph" style:parent-style-name="Text_20_body" style:list-style-name="L62"/>
    <style:style style:name="P129" style:family="paragraph" style:parent-style-name="Text_20_body" style:list-style-name="L62">
      <style:paragraph-properties fo:margin-top="0in" fo:margin-bottom="0in" style:contextual-spacing="false"/>
    </style:style>
    <style:style style:name="P130" style:family="paragraph" style:parent-style-name="Text_20_body" style:list-style-name="L63"/>
    <style:style style:name="P131" style:family="paragraph" style:parent-style-name="Text_20_body" style:list-style-name="L63">
      <style:paragraph-properties fo:margin-top="0in" fo:margin-bottom="0in" style:contextual-spacing="false"/>
    </style:style>
    <style:style style:name="P132" style:family="paragraph" style:parent-style-name="Text_20_body" style:list-style-name="L64"/>
    <style:style style:name="P133" style:family="paragraph" style:parent-style-name="Text_20_body" style:list-style-name="L64">
      <style:paragraph-properties fo:margin-top="0in" fo:margin-bottom="0in" style:contextual-spacing="false"/>
    </style:style>
    <style:style style:name="P134" style:family="paragraph" style:parent-style-name="Text_20_body" style:list-style-name="L65"/>
    <style:style style:name="P135" style:family="paragraph" style:parent-style-name="Text_20_body" style:list-style-name="L65">
      <style:paragraph-properties fo:margin-top="0in" fo:margin-bottom="0in" style:contextual-spacing="false"/>
    </style:style>
    <style:style style:name="P136" style:family="paragraph" style:parent-style-name="Text_20_body" style:list-style-name="L66"/>
    <style:style style:name="P137" style:family="paragraph" style:parent-style-name="Text_20_body" style:list-style-name="L67">
      <style:paragraph-properties fo:margin-top="0in" fo:margin-bottom="0in" style:contextual-spacing="false"/>
    </style:style>
    <style:style style:name="P138" style:family="paragraph" style:parent-style-name="Text_20_body" style:list-style-name="L69">
      <style:paragraph-properties fo:margin-top="0in" fo:margin-bottom="0in" style:contextual-spacing="false"/>
    </style:style>
    <style:style style:name="P139" style:family="paragraph" style:parent-style-name="Text_20_body" style:list-style-name="L71">
      <style:paragraph-properties fo:margin-top="0in" fo:margin-bottom="0in" style:contextual-spacing="false"/>
    </style:style>
    <style:style style:name="P140" style:family="paragraph" style:parent-style-name="Text_20_body" style:list-style-name="L73">
      <style:paragraph-properties fo:margin-top="0in" fo:margin-bottom="0in" style:contextual-spacing="false"/>
    </style:style>
    <style:style style:name="P141" style:family="paragraph" style:parent-style-name="Text_20_body" style:list-style-name="L75"/>
    <style:style style:name="P142" style:family="paragraph" style:parent-style-name="Text_20_body" style:list-style-name="L76"/>
    <style:style style:name="P143" style:family="paragraph" style:parent-style-name="Text_20_body" style:list-style-name="L77">
      <style:paragraph-properties fo:margin-top="0in" fo:margin-bottom="0in" style:contextual-spacing="false"/>
    </style:style>
    <style:style style:name="P144" style:family="paragraph" style:parent-style-name="Text_20_body" style:list-style-name="L79">
      <style:paragraph-properties fo:margin-top="0in" fo:margin-bottom="0in" style:contextual-spacing="false"/>
    </style:style>
    <style:style style:name="P145" style:family="paragraph" style:parent-style-name="Text_20_body" style:list-style-name="L81"/>
    <style:style style:name="P146" style:family="paragraph" style:parent-style-name="Text_20_body" style:list-style-name="L82"/>
    <style:style style:name="P147" style:family="paragraph" style:parent-style-name="Text_20_body" style:list-style-name="L83"/>
    <style:style style:name="P148" style:family="paragraph" style:parent-style-name="Text_20_body" style:list-style-name="L84"/>
    <style:style style:name="P149" style:family="paragraph" style:parent-style-name="Text_20_body" style:list-style-name="L84">
      <style:paragraph-properties fo:margin-top="0in" fo:margin-bottom="0in" style:contextual-spacing="false"/>
    </style:style>
    <style:style style:name="P150" style:family="paragraph" style:parent-style-name="Text_20_body" style:list-style-name="L86">
      <style:paragraph-properties fo:margin-top="0in" fo:margin-bottom="0in" style:contextual-spacing="false"/>
    </style:style>
    <style:style style:name="P151" style:family="paragraph" style:parent-style-name="Text_20_body" style:list-style-name="L88">
      <style:paragraph-properties fo:margin-top="0in" fo:margin-bottom="0in" style:contextual-spacing="false"/>
    </style:style>
    <style:style style:name="P152" style:family="paragraph" style:parent-style-name="Text_20_body" style:list-style-name="L90"/>
    <style:style style:name="P153" style:family="paragraph" style:parent-style-name="Text_20_body" style:list-style-name="L91"/>
    <style:style style:name="P154" style:family="paragraph" style:parent-style-name="Text_20_body" style:list-style-name="L92">
      <style:paragraph-properties fo:margin-top="0in" fo:margin-bottom="0in" style:contextual-spacing="false"/>
    </style:style>
    <style:style style:name="P155" style:family="paragraph" style:parent-style-name="Text_20_body" style:list-style-name="L94">
      <style:paragraph-properties fo:margin-top="0in" fo:margin-bottom="0in" style:contextual-spacing="false"/>
    </style:style>
    <style:style style:name="P156" style:family="paragraph" style:parent-style-name="Text_20_body" style:list-style-name="L96"/>
    <style:style style:name="P157" style:family="paragraph" style:parent-style-name="Text_20_body" style:list-style-name="L97"/>
    <style:style style:name="P158" style:family="paragraph" style:parent-style-name="Text_20_body" style:list-style-name="L98">
      <style:paragraph-properties fo:margin-top="0in" fo:margin-bottom="0in" style:contextual-spacing="false"/>
    </style:style>
    <style:style style:name="P159" style:family="paragraph" style:parent-style-name="Text_20_body" style:list-style-name="L100">
      <style:paragraph-properties fo:margin-top="0in" fo:margin-bottom="0in" style:contextual-spacing="false"/>
    </style:style>
    <style:style style:name="P160" style:family="paragraph" style:parent-style-name="Text_20_body" style:list-style-name="L102"/>
    <style:style style:name="P161" style:family="paragraph" style:parent-style-name="Text_20_body" style:list-style-name="L103"/>
    <style:style style:name="P162" style:family="paragraph" style:parent-style-name="Text_20_body" style:list-style-name="L104">
      <style:paragraph-properties fo:margin-top="0in" fo:margin-bottom="0in" style:contextual-spacing="false"/>
    </style:style>
    <style:style style:name="P163" style:family="paragraph" style:parent-style-name="Text_20_body" style:list-style-name="L106"/>
    <style:style style:name="P164" style:family="paragraph" style:parent-style-name="Text_20_body" style:list-style-name="L107"/>
    <style:style style:name="P165" style:family="paragraph" style:parent-style-name="Text_20_body" style:list-style-name="L107">
      <style:paragraph-properties fo:margin-top="0in" fo:margin-bottom="0in" style:contextual-spacing="false"/>
    </style:style>
    <style:style style:name="P166" style:family="paragraph" style:parent-style-name="Text_20_body" style:list-style-name="L108"/>
    <style:style style:name="P167" style:family="paragraph" style:parent-style-name="Text_20_body" style:list-style-name="L108">
      <style:paragraph-properties fo:margin-top="0in" fo:margin-bottom="0in" style:contextual-spacing="false"/>
    </style:style>
    <style:style style:name="P168" style:family="paragraph" style:parent-style-name="Text_20_body" style:list-style-name="L109"/>
    <style:style style:name="P169" style:family="paragraph" style:parent-style-name="Text_20_body" style:list-style-name="L109">
      <style:paragraph-properties fo:margin-top="0in" fo:margin-bottom="0in" style:contextual-spacing="false"/>
    </style:style>
    <style:style style:name="P170" style:family="paragraph" style:parent-style-name="Text_20_body" style:list-style-name="L110"/>
    <style:style style:name="P171" style:family="paragraph" style:parent-style-name="Text_20_body" style:list-style-name="L110">
      <style:paragraph-properties fo:margin-top="0in" fo:margin-bottom="0in" style:contextual-spacing="false"/>
    </style:style>
    <style:style style:name="P172" style:family="paragraph" style:parent-style-name="Text_20_body" style:list-style-name="L111"/>
    <style:style style:name="P173" style:family="paragraph" style:parent-style-name="Text_20_body" style:list-style-name="L111">
      <style:paragraph-properties fo:margin-top="0in" fo:margin-bottom="0in" style:contextual-spacing="false"/>
    </style:style>
    <style:style style:name="P174" style:family="paragraph" style:parent-style-name="Text_20_body" style:list-style-name="L112"/>
    <style:style style:name="P175" style:family="paragraph" style:parent-style-name="Text_20_body" style:list-style-name="L113"/>
    <style:style style:name="P176" style:family="paragraph" style:parent-style-name="Text_20_body" style:list-style-name="L113">
      <style:paragraph-properties fo:margin-top="0in" fo:margin-bottom="0in" style:contextual-spacing="false"/>
    </style:style>
    <style:style style:name="P177" style:family="paragraph" style:parent-style-name="Text_20_body" style:list-style-name="L114"/>
    <style:style style:name="P178" style:family="paragraph" style:parent-style-name="Text_20_body" style:list-style-name="L115">
      <style:paragraph-properties fo:margin-top="0in" fo:margin-bottom="0in" style:contextual-spacing="false"/>
    </style:style>
    <style:style style:name="P179" style:family="paragraph" style:parent-style-name="Text_20_body" style:list-style-name="L117">
      <style:paragraph-properties fo:margin-top="0in" fo:margin-bottom="0in" style:contextual-spacing="false"/>
    </style:style>
    <style:style style:name="P180" style:family="paragraph" style:parent-style-name="Text_20_body" style:list-style-name="L119">
      <style:paragraph-properties fo:margin-top="0in" fo:margin-bottom="0in" style:contextual-spacing="false"/>
    </style:style>
    <style:style style:name="P181" style:family="paragraph" style:parent-style-name="Text_20_body" style:list-style-name="L121"/>
    <style:style style:name="P182" style:family="paragraph" style:parent-style-name="Text_20_body" style:list-style-name="L122"/>
    <style:style style:name="P183" style:family="paragraph" style:parent-style-name="Text_20_body" style:list-style-name="L123">
      <style:paragraph-properties fo:margin-top="0in" fo:margin-bottom="0in" style:contextual-spacing="false"/>
    </style:style>
    <style:style style:name="P184" style:family="paragraph" style:parent-style-name="Text_20_body" style:list-style-name="L125"/>
    <style:style style:name="P185" style:family="paragraph" style:parent-style-name="Text_20_body" style:list-style-name="L126"/>
    <style:style style:name="P186" style:family="paragraph" style:parent-style-name="Text_20_body" style:list-style-name="L126">
      <style:paragraph-properties fo:margin-top="0in" fo:margin-bottom="0in" style:contextual-spacing="false"/>
    </style:style>
    <style:style style:name="P187" style:family="paragraph" style:parent-style-name="Text_20_body" style:list-style-name="L128"/>
    <style:style style:name="P188" style:family="paragraph" style:parent-style-name="Text_20_body" style:list-style-name="L128">
      <style:paragraph-properties fo:margin-top="0in" fo:margin-bottom="0in" style:contextual-spacing="false"/>
    </style:style>
    <style:style style:name="P189" style:family="paragraph" style:parent-style-name="Text_20_body" style:list-style-name="L129"/>
    <style:style style:name="P190" style:family="paragraph" style:parent-style-name="Text_20_body" style:list-style-name="L130"/>
    <style:style style:name="P191" style:family="paragraph" style:parent-style-name="Text_20_body" style:list-style-name="L131"/>
    <style:style style:name="P192" style:family="paragraph" style:parent-style-name="Text_20_body" style:list-style-name="L131">
      <style:paragraph-properties fo:margin-top="0in" fo:margin-bottom="0in" style:contextual-spacing="false"/>
    </style:style>
    <style:style style:name="P193" style:family="paragraph" style:parent-style-name="Text_20_body" style:list-style-name="L133"/>
    <style:style style:name="P194" style:family="paragraph" style:parent-style-name="Text_20_body" style:list-style-name="L134"/>
    <style:style style:name="P195" style:family="paragraph" style:parent-style-name="Text_20_body" style:list-style-name="L135">
      <style:paragraph-properties fo:margin-top="0in" fo:margin-bottom="0in" style:contextual-spacing="false"/>
    </style:style>
    <style:style style:name="P196" style:family="paragraph" style:parent-style-name="Text_20_body" style:list-style-name="L137">
      <style:paragraph-properties fo:margin-top="0in" fo:margin-bottom="0in" style:contextual-spacing="false"/>
    </style:style>
    <style:style style:name="P197" style:family="paragraph" style:parent-style-name="Text_20_body" style:list-style-name="L139"/>
    <style:style style:name="P198" style:family="paragraph" style:parent-style-name="Text_20_body" style:list-style-name="L140"/>
    <style:style style:name="P199" style:family="paragraph" style:parent-style-name="Text_20_body" style:list-style-name="L140">
      <style:paragraph-properties fo:margin-top="0in" fo:margin-bottom="0in" style:contextual-spacing="false"/>
    </style:style>
    <style:style style:name="P200" style:family="paragraph" style:parent-style-name="Text_20_body" style:list-style-name="L142"/>
    <style:style style:name="P201" style:family="paragraph" style:parent-style-name="Text_20_body" style:list-style-name="L142">
      <style:paragraph-properties fo:margin-top="0in" fo:margin-bottom="0in" style:contextual-spacing="false"/>
    </style:style>
    <style:style style:name="P202" style:family="paragraph" style:parent-style-name="Text_20_body" style:list-style-name="L143"/>
    <style:style style:name="P203" style:family="paragraph" style:parent-style-name="Text_20_body" style:list-style-name="L144"/>
    <style:style style:name="P204" style:family="paragraph" style:parent-style-name="Text_20_body" style:list-style-name="L144">
      <style:paragraph-properties fo:margin-top="0in" fo:margin-bottom="0in" style:contextual-spacing="false"/>
    </style:style>
    <style:style style:name="P205" style:family="paragraph" style:parent-style-name="Text_20_body" style:list-style-name="L145"/>
    <style:style style:name="P206" style:family="paragraph" style:parent-style-name="Text_20_body" style:list-style-name="L146">
      <style:paragraph-properties fo:margin-top="0in" fo:margin-bottom="0in" style:contextual-spacing="false"/>
    </style:style>
    <style:style style:name="P207" style:family="paragraph" style:parent-style-name="Text_20_body" style:list-style-name="L148">
      <style:paragraph-properties fo:margin-top="0in" fo:margin-bottom="0in" style:contextual-spacing="false"/>
    </style:style>
    <style:style style:name="P208" style:family="paragraph" style:parent-style-name="Text_20_body" style:list-style-name="L150"/>
    <style:style style:name="P209" style:family="paragraph" style:parent-style-name="Text_20_body" style:list-style-name="L151"/>
    <style:style style:name="P210" style:family="paragraph" style:parent-style-name="Text_20_body" style:list-style-name="L152">
      <style:paragraph-properties fo:margin-top="0in" fo:margin-bottom="0in" style:contextual-spacing="false"/>
    </style:style>
    <style:style style:name="P211" style:family="paragraph" style:parent-style-name="Text_20_body" style:list-style-name="L154"/>
    <style:style style:name="P212" style:family="paragraph" style:parent-style-name="Text_20_body" style:list-style-name="L155"/>
    <style:style style:name="P213" style:family="paragraph" style:parent-style-name="Text_20_body" style:list-style-name="L155">
      <style:paragraph-properties fo:margin-top="0in" fo:margin-bottom="0in" style:contextual-spacing="false"/>
    </style:style>
    <style:style style:name="P214" style:family="paragraph" style:parent-style-name="Text_20_body" style:list-style-name="L156"/>
    <style:style style:name="P215" style:family="paragraph" style:parent-style-name="Text_20_body" style:list-style-name="L156">
      <style:paragraph-properties fo:margin-top="0in" fo:margin-bottom="0in" style:contextual-spacing="false"/>
    </style:style>
    <style:style style:name="P216" style:family="paragraph" style:parent-style-name="Text_20_body" style:list-style-name="L157"/>
    <style:style style:name="P217" style:family="paragraph" style:parent-style-name="Text_20_body" style:list-style-name="L157">
      <style:paragraph-properties fo:margin-top="0in" fo:margin-bottom="0in" style:contextual-spacing="false"/>
    </style:style>
    <style:style style:name="P218" style:family="paragraph" style:parent-style-name="Text_20_body">
      <style:paragraph-properties fo:margin-left="0in" fo:margin-right="0in" fo:text-indent="0in" style:auto-text-indent="false"/>
    </style:style>
    <style:style style:name="P219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fr1" style:family="graphic" style:parent-style-name="OLE">
      <style:graphic-properties fo:margin-left="0in" fo:margin-right="0in" fo:margin-top="0in" fo:margin-bottom="0in" style:vertical-pos="top" style:vertical-rel="baseline" fo:padding="0in" fo:border="none" draw:frame-display-border="tru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You said:</text:h>
      <text:p text:style-name="Text_20_body">making the physical circuits</text:p>
      <text:h text:style-name="Heading_20_6" text:outline-level="6">ChatGPT said:</text:h>
      <text:p text:style-name="Text_20_body">Hi, Paul. Bob here. What's up?</text:p>
      <text:p text:style-name="Text_20_body">When you say <text:span text:style-name="Emphasis">making the physical circuits</text:span>, are you referring to:</text:p>
      <text:list text:style-name="L1">
        <text:list-item>
          <text:p text:style-name="P10">Assembling circuits on a <text:span text:style-name="Strong_20_Emphasis">breadboard</text:span> for prototyping? </text:p>
        </text:list-item>
        <text:list-item>
          <text:p text:style-name="P10"><text:span text:style-name="Strong_20_Emphasis">Soldering components</text:span> to a PCB or perfboard for a permanent version? </text:p>
        </text:list-item>
        <text:list-item>
          <text:p text:style-name="P9">Or <text:span text:style-name="Strong_20_Emphasis">designing and fabricating</text:span> your own custom PCB? </text:p>
        </text:list-item>
      </text:list>
      <text:p text:style-name="Text_20_body">Also, are you looking for tips on the actual <text:span text:style-name="Strong_20_Emphasis">process and techniques</text:span> (like soldering, wire management, enclosure mounting), or are you talking more about <text:span text:style-name="Strong_20_Emphasis">how to take a circuit diagram and turn it into a physical thing</text:span>?</text:p>
      <text:p text:style-name="Text_20_body">Let me know where you’re at with it so I can get specific for you.</text:p>
      <text:p text:style-name="Text_20_body">/Bob</text:p>
      <text:h text:style-name="Heading_20_5" text:outline-level="5">You said:</text:h>
      <text:p text:style-name="Text_20_body">I want to start breadboarding small chunks of the circuit for the dust collector. Once I verify that the connections and code are basically correct, I want to move on to a small set of perfboards that hold the circuitry. advice?</text:p>
      <text:h text:style-name="Heading_20_6" text:outline-level="6">ChatGPT said:</text:h>
      <text:p text:style-name="Text_20_body">Perfect approach, Paul. Here's a solid workflow to keep it clean and effective:</text:p>
      <text:h text:style-name="Heading_20_3" text:outline-level="3"><text:span text:style-name="Strong_20_Emphasis">1. Breadboarding Phase</text:span></text:h>
      <text:list text:style-name="L2">
        <text:list-item>
          <text:p text:style-name="P12"><text:span text:style-name="Strong_20_Emphasis">Break it down:</text:span> Start by breadboarding one functional block at a time (e.g., actuator control circuit, sensor input circuit, LED indicators, etc.). </text:p>
        </text:list-item>
        <text:list-item>
          <text:p text:style-name="P12"><text:span text:style-name="Strong_20_Emphasis">Keep it modular:</text:span> Try to make each chunk self-contained (e.g., its own power rails and ground returns where possible) so you can re-use or recombine easily. </text:p>
        </text:list-item>
        <text:list-item>
          <text:p text:style-name="P12"><text:span text:style-name="Strong_20_Emphasis">Label things:</text:span> Use masking tape or sticky flags to label wires/components as you go—it avoids later confusion. </text:p>
        </text:list-item>
        <text:list-item>
          <text:p text:style-name="P11"><text:span text:style-name="Strong_20_Emphasis">Debug systematically:</text:span> Power up sections individually and test them with your code, using something like print statements or serial output to verify behavior. </text:p>
        </text:list-item>
      </text:list>
      <text:h text:style-name="Heading_20_3" text:outline-level="3"><text:span text:style-name="Strong_20_Emphasis">2. Perfboarding Phase</text:span></text:h>
      <text:list text:style-name="L3">
        <text:list-item>
          <text:p text:style-name="P14"><text:span text:style-name="Strong_20_Emphasis">Layout first:</text:span> Before soldering, arrange components on the perfboard physically to minimize wire crossings and maximize neatness. </text:p>
        </text:list-item>
        <text:list-item>
          <text:p text:style-name="P14"><text:span text:style-name="Strong_20_Emphasis">Use wire bridges:</text:span> For connections on the same side of the perfboard, use insulated wire jumpers to keep things clean. </text:p>
        </text:list-item>
        <text:list-item>
          <text:p text:style-name="P14"><text:span text:style-name="Strong_20_Emphasis">Bus strips:</text:span> For power and ground rails, you can use adhesive copper tape or just route them with heavier gauge tinned copper wire along the edge of the board. </text:p>
        </text:list-item>
        <text:list-item>
          <text:p text:style-name="P13"><text:soft-page-break/><text:span text:style-name="Strong_20_Emphasis">Modularize perfboards:</text:span> If it makes sense, put each logical function (e.g., one actuator and LED, one sensor interface) on its own small perfboard. Then you can interconnect them with pin headers or terminal blocks. </text:p>
        </text:list-item>
      </text:list>
      <text:h text:style-name="Heading_20_3" text:outline-level="3"><text:span text:style-name="Strong_20_Emphasis">3. Soldering Tips</text:span></text:h>
      <text:list text:style-name="L4">
        <text:list-item>
          <text:p text:style-name="P16"><text:span text:style-name="Strong_20_Emphasis">Use a temperature-controlled iron</text:span> with a fine tip. </text:p>
        </text:list-item>
        <text:list-item>
          <text:p text:style-name="P16"><text:span text:style-name="Strong_20_Emphasis">Tack components first</text:span>, then trim leads and complete solder joints. </text:p>
        </text:list-item>
        <text:list-item>
          <text:p text:style-name="P16"><text:span text:style-name="Strong_20_Emphasis">Double-check orientation</text:span> on things like diodes, LEDs, ICs before soldering. </text:p>
        </text:list-item>
        <text:list-item>
          <text:p text:style-name="P15"><text:span text:style-name="Strong_20_Emphasis">Flux is your friend</text:span>—it helps avoid cold joints, especially on perfboards. </text:p>
        </text:list-item>
      </text:list>
      <text:h text:style-name="Heading_20_3" text:outline-level="3"><text:span text:style-name="Strong_20_Emphasis">4. After Soldering</text:span></text:h>
      <text:list text:style-name="L5">
        <text:list-item>
          <text:p text:style-name="P18"><text:span text:style-name="Strong_20_Emphasis">Continuity testing:</text:span> Use a multimeter to check for shorts or bad connections before applying power. </text:p>
        </text:list-item>
        <text:list-item>
          <text:p text:style-name="P17"><text:span text:style-name="Strong_20_Emphasis">Use standoffs:</text:span> Mount the perfboards inside your final enclosure with nylon or metal standoffs to keep them secure and prevent shorts. </text:p>
        </text:list-item>
      </text:list>
      <text:h text:style-name="Heading_20_3" text:outline-level="3"><text:span text:style-name="Strong_20_Emphasis">5. Long-term considerations</text:span></text:h>
      <text:list text:style-name="L6">
        <text:list-item>
          <text:p text:style-name="P20">If you think you’ll tweak things later, consider using <text:span text:style-name="Strong_20_Emphasis">screw terminals</text:span> or <text:span text:style-name="Strong_20_Emphasis">Dupont pin headers</text:span> on the perfboards to make disassembly easier. </text:p>
        </text:list-item>
        <text:list-item>
          <text:p text:style-name="P19">When routing wires inside the enclosure, use <text:span text:style-name="Strong_20_Emphasis">heat shrink</text:span> on all exposed connections and consider <text:span text:style-name="Strong_20_Emphasis">cable sleeves</text:span> or <text:span text:style-name="Strong_20_Emphasis">spiral wrap</text:span> for wire bundles. </text:p>
        </text:list-item>
      </text:list>
      <text:p text:style-name="Text_20_body">Want me to also sketch out a simple modular design layout for this kind of build?</text:p>
      <text:p text:style-name="Text_20_body">/Bob</text:p>
      <text:h text:style-name="P1" text:outline-level="5">You said:</text:h>
      <text:p text:style-name="Text_20_body">yes. do you recall the previous chat we had about such layouts?</text:p>
      <text:h text:style-name="Heading_20_6" text:outline-level="6">ChatGPT said:</text:h>
      <text:p text:style-name="Text_20_body">Yes, I do! We previously discussed <text:span text:style-name="Strong_20_Emphasis">modularizing your dust collection system control circuit</text:span>, and you were leaning toward having each actuator with its own:</text:p>
      <text:list text:style-name="L7">
        <text:list-item>
          <text:p text:style-name="P22"><text:span text:style-name="Strong_20_Emphasis">Mode switch (Manual/Auto)</text:span> </text:p>
        </text:list-item>
        <text:list-item>
          <text:p text:style-name="P22"><text:span text:style-name="Strong_20_Emphasis">ON/OFF switch</text:span> (for manual mode) </text:p>
        </text:list-item>
        <text:list-item>
          <text:p text:style-name="P22"><text:span text:style-name="Strong_20_Emphasis">Status LED</text:span> (RED for Manual, GREEN for Auto) </text:p>
        </text:list-item>
        <text:list-item>
          <text:p text:style-name="P21"><text:span text:style-name="Strong_20_Emphasis">Actuator control circuitry</text:span> </text:p>
        </text:list-item>
      </text:list>
      <text:p text:style-name="Text_20_body">And all of this would be orchestrated by a central <text:span text:style-name="Strong_20_Emphasis">Raspberry Pi</text:span>, which:</text:p>
      <text:list text:style-name="L8">
        <text:list-item>
          <text:p text:style-name="P24">Reads the sensors (tool current sensors or equivalent) </text:p>
        </text:list-item>
        <text:list-item>
          <text:p text:style-name="P24">Sets flags/events for actuators (in Auto mode) </text:p>
        </text:list-item>
        <text:list-item>
          <text:p text:style-name="P24">Controls the blower delay logic </text:p>
        </text:list-item>
        <text:list-item>
          <text:p text:style-name="P23">Communicates with each actuator circuit independently (likely over GPIO or serial) </text:p>
        </text:list-item>
      </text:list>
      <text:p text:style-name="Text_20_body">We also talked about:</text:p>
      <text:list text:style-name="L9">
        <text:list-item>
          <text:p text:style-name="P26"><text:soft-page-break/>Possibly keeping each actuator’s logic <text:span text:style-name="Strong_20_Emphasis">self-contained</text:span> on its own board (manual/auto control plus actuator driver circuitry). </text:p>
        </text:list-item>
        <text:list-item>
          <text:p text:style-name="P25">Using <text:span text:style-name="Strong_20_Emphasis">mockup actuator classes</text:span> during development before switching to hardware drivers. </text:p>
        </text:list-item>
      </text:list>
      <text:h text:style-name="Heading_20_3" text:outline-level="3">Here's how I'd lay it out physically:</text:h>
      <text:p text:style-name="Horizontal_20_Line"/>
      <text:h text:style-name="Heading_20_3" text:outline-level="3"><text:span text:style-name="Strong_20_Emphasis">1. High-level modular layout</text:span></text:h>
      <text:p text:style-name="P2"><text:span text:style-name="Source_20_Text">[ Raspberry Pi Board ]</text:span></text:p>
      <text:p text:style-name="P3"><text:span text:style-name="Source_20_Text"><text:s text:c="3"/>|</text:span></text:p>
      <text:p text:style-name="P3"><text:span text:style-name="Source_20_Text"><text:s text:c="3"/>|--[ Actuator Module 1 ]</text:span></text:p>
      <text:p text:style-name="P3"><text:span text:style-name="Source_20_Text"><text:s text:c="3"/>| <text:s text:c="5"/>|-- Manual/Auto switch</text:span></text:p>
      <text:p text:style-name="P3"><text:span text:style-name="Source_20_Text"><text:s text:c="3"/>| <text:s text:c="5"/>|-- ON/OFF switch</text:span></text:p>
      <text:p text:style-name="P3"><text:span text:style-name="Source_20_Text"><text:s text:c="3"/>| <text:s text:c="5"/>|-- RED/GREEN LED</text:span></text:p>
      <text:p text:style-name="P3"><text:span text:style-name="Source_20_Text"><text:s text:c="3"/>| <text:s text:c="5"/>|-- Actuator driver (MOSFET/Relay/Servo driver)</text:span></text:p>
      <text:p text:style-name="P3"><text:span text:style-name="Source_20_Text"><text:s text:c="3"/>|</text:span></text:p>
      <text:p text:style-name="P3"><text:span text:style-name="Source_20_Text"><text:s text:c="3"/>|--[ Actuator Module 2 ]</text:span></text:p>
      <text:p text:style-name="P3"><text:span text:style-name="Source_20_Text"><text:s text:c="3"/>| <text:s text:c="5"/>(Same as above)</text:span></text:p>
      <text:p text:style-name="P3"><text:span text:style-name="Source_20_Text"><text:s text:c="3"/>|</text:span></text:p>
      <text:p text:style-name="P3"><text:span text:style-name="Source_20_Text"><text:s text:c="3"/>|--[ Actuator Module N ]</text:span></text:p>
      <text:p text:style-name="P3"><text:span text:style-name="Source_20_Text"><text:s text:c="3"/>|</text:span></text:p>
      <text:p text:style-name="P3"><text:span text:style-name="Source_20_Text"><text:s text:c="3"/>|--[ Shared 5V/12V Power Distribution Board ]</text:span></text:p>
      <text:p text:style-name="P3"><text:span text:style-name="Source_20_Text"><text:s text:c="3"/>|</text:span></text:p>
      <text:p text:style-name="P4"><text:span text:style-name="Source_20_Text"><text:s text:c="3"/>|--[ Blower Relay Module (optional) ]</text:span></text:p>
      <text:p text:style-name="Horizontal_20_Line"/>
      <text:h text:style-name="Heading_20_3" text:outline-level="3"><text:span text:style-name="Strong_20_Emphasis">2. Suggested perfboard approach</text:span></text:h>
      <text:list text:style-name="L10">
        <text:list-item>
          <text:p text:style-name="P27"><text:span text:style-name="Strong_20_Emphasis">Perfboard for Each Actuator Module:</text:span></text:p>
          <text:list>
            <text:list-item>
              <text:p text:style-name="P28">Solder the Manual/Auto switch, ON/OFF switch, LED, and actuator driver on a dedicated perfboard. </text:p>
            </text:list-item>
            <text:list-item>
              <text:p text:style-name="P28">Include a header or terminal block for: </text:p>
              <text:list>
                <text:list-item>
                  <text:p text:style-name="P28">Power (5V or 12V) </text:p>
                </text:list-item>
                <text:list-item>
                  <text:p text:style-name="P28">Ground </text:p>
                </text:list-item>
                <text:list-item>
                  <text:p text:style-name="P28">Control signal from Raspberry Pi (1 wire) </text:p>
                </text:list-item>
                <text:list-item>
                  <text:p text:style-name="P28">Feedback to Pi if needed (optional) </text:p>
                </text:list-item>
              </text:list>
            </text:list-item>
          </text:list>
        </text:list-item>
        <text:list-item>
          <text:p text:style-name="P27"><text:span text:style-name="Strong_20_Emphasis">Perfboard or small PCB for Power Distribution:</text:span></text:p>
          <text:list>
            <text:list-item>
              <text:p text:style-name="P28">Central board that takes your DC input (say 12V) and steps it down to 5V as needed (via buck converter). </text:p>
            </text:list-item>
            <text:list-item>
              <text:p text:style-name="P28">Distribute power and ground rails to each actuator module and the Pi. </text:p>
            </text:list-item>
          </text:list>
        </text:list-item>
        <text:list-item>
          <text:p text:style-name="P27"><text:span text:style-name="Strong_20_Emphasis">Pi Interface:</text:span></text:p>
          <text:list>
            <text:list-item>
              <text:p text:style-name="P28">Use GPIO pins (plus ground) routed via header cables to each module. </text:p>
            </text:list-item>
            <text:list-item>
              <text:p text:style-name="P27">You could route them through a small <text:span text:style-name="Strong_20_Emphasis">"GPIO breakout perfboard"</text:span> to neaten up cable management. 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3. Wiring suggestion</text:span></text:h>
      <text:list text:style-name="L11">
        <text:list-item>
          <text:p text:style-name="P30">Use <text:span text:style-name="Strong_20_Emphasis">ribbon cable</text:span> or small-gauge multi-strand wire bundles to connect the Pi to each actuator board. </text:p>
        </text:list-item>
        <text:list-item>
          <text:p text:style-name="P30">For power to actuators, use <text:span text:style-name="Strong_20_Emphasis">heavier gauge wires</text:span> for the motor/servo side depending on current draw. </text:p>
        </text:list-item>
        <text:list-item>
          <text:p text:style-name="P29">Keep <text:span text:style-name="Strong_20_Emphasis">signal wires and power wires separated</text:span> where possible to reduce noise. </text:p>
        </text:list-item>
      </text:list>
      <text:p text:style-name="Horizontal_20_Line"/>
      <text:p text:style-name="Text_20_body">Want me to go a step further and sketch a rough block diagram of this layout, with arrows and signal flows?</text:p>
      <text:p text:style-name="Text_20_body">/Bob</text:p>
      <text:h text:style-name="P1" text:outline-level="5">You said:</text:h>
      <text:p text:style-name="Text_20_body">let</text:p>
      <text:h text:style-name="Heading_20_6" text:outline-level="6">ChatGPT said:</text:h>
      <text:p text:style-name="Text_20_body">There you go, Paul. That's a high-level modular diagram to help visualize how each part connects and stays isolated for easy testing and upgrading. Want me to also mock up a breadboard layout for one actuator module so you can start prototyping that chunk first?</text:p>
      <text:p text:style-name="Text_20_body">/Bob</text:p>
      <text:h text:style-name="P1" text:outline-level="5">You said:</text:h>
      <text:p text:style-name="Text_20_body">let's back up -- I hit 'enter' before I finished typing.</text:p>
      <text:h text:style-name="Heading_20_6" text:outline-level="6">ChatGPT said:</text:h>
      <text:p text:style-name="Text_20_body">Ah, gotcha—no worries! Go ahead and finish your thought, I’m ready. What were you about to say?</text:p>
      <text:p text:style-name="Text_20_body">/Bob</text:p>
      <text:h text:style-name="Heading_20_5" text:outline-level="5">You said:</text:h>
      <text:p text:style-name="Text_20_body">let's get specific. I want one perfboard with an mcp23017 for LEDs, one for switches, and one for stepper motor drivers. I want one small perfboard for a ssr. </text:p>
      <text:h text:style-name="Heading_20_6" text:outline-level="6">ChatGPT said:</text:h>
      <text:p text:style-name="Text_20_body">Great, now we're getting into the nitty-gritty! Here's a modular breakdown for <text:span text:style-name="Strong_20_Emphasis">exactly</text:span> what you’re describing:</text:p>
      <text:p text:style-name="Horizontal_20_Line"/>
      <text:h text:style-name="Heading_20_3" text:outline-level="3"><text:span text:style-name="Strong_20_Emphasis">1. MCP23017 LED Board (Perfboard #1)</text:span></text:h>
      <text:list text:style-name="L12">
        <text:list-item>
          <text:p text:style-name="P32"><text:span text:style-name="Strong_20_Emphasis">Purpose:</text:span> Drive status LEDs (RED/GREEN for Manual/Auto or other indicators) </text:p>
        </text:list-item>
        <text:list-item>
          <text:p text:style-name="P32"><text:span text:style-name="Strong_20_Emphasis">Components:</text:span> </text:p>
          <text:list>
            <text:list-item>
              <text:p text:style-name="P32">MCP23017 (I2C GPIO expander) </text:p>
            </text:list-item>
            <text:list-item>
              <text:p text:style-name="P32">Current-limiting resistors for each LED (likely 220Ω - 330Ω range) </text:p>
            </text:list-item>
            <text:list-item>
              <text:p text:style-name="P32">Header/terminal block for LED wires </text:p>
            </text:list-item>
            <text:list-item>
              <text:p text:style-name="P32"><text:soft-page-break/>I2C pull-up resistors (4.7kΩ or 10kΩ) </text:p>
            </text:list-item>
            <text:list-item>
              <text:p text:style-name="P32">4-pin header to Pi: SDA, SCL, VCC, GND </text:p>
            </text:list-item>
            <text:list-item>
              <text:p text:style-name="P31">Optional: Decoupling capacitor (0.1µF close to MCP23017) 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Switch Board (Perfboard #2)</text:span></text:h>
      <text:list text:style-name="L13">
        <text:list-item>
          <text:p text:style-name="P34"><text:span text:style-name="Strong_20_Emphasis">Purpose:</text:span> Host the Manual/Auto switches and Manual ON/OFF switches for each actuator </text:p>
        </text:list-item>
        <text:list-item>
          <text:p text:style-name="P34"><text:span text:style-name="Strong_20_Emphasis">Components:</text:span> </text:p>
          <text:list>
            <text:list-item>
              <text:p text:style-name="P34">Toggle or rocker switches (DPDT if needed, or simple SPDT) </text:p>
            </text:list-item>
            <text:list-item>
              <text:p text:style-name="P34">Pull-down resistors (10kΩ) for each switch input </text:p>
            </text:list-item>
            <text:list-item>
              <text:p text:style-name="P34">Header or terminal block to carry switch signals back to the Pi or MCP23017 inputs </text:p>
            </text:list-item>
            <text:list-item>
              <text:p text:style-name="P33">Optional: Screw terminals for easy removal of the switch board 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Stepper Motor Driver Board (Perfboard #3)</text:span></text:h>
      <text:list text:style-name="L14">
        <text:list-item>
          <text:p text:style-name="P36"><text:span text:style-name="Strong_20_Emphasis">Purpose:</text:span> Interface Pi (or MCP23017) with stepper drivers for actuator movement </text:p>
        </text:list-item>
        <text:list-item>
          <text:p text:style-name="P36"><text:span text:style-name="Strong_20_Emphasis">Components:</text:span> </text:p>
          <text:list>
            <text:list-item>
              <text:p text:style-name="P36">Stepper motor drivers (e.g., A4988, DRV8825, or similar) </text:p>
            </text:list-item>
            <text:list-item>
              <text:p text:style-name="P36">Headers/terminal blocks for: </text:p>
              <text:list>
                <text:list-item>
                  <text:p text:style-name="P36">Motor connections (4 wires per stepper) </text:p>
                </text:list-item>
                <text:list-item>
                  <text:p text:style-name="P36">Power input (12V or appropriate motor voltage) </text:p>
                </text:list-item>
                <text:list-item>
                  <text:p text:style-name="P36">Logic signals (Step, Dir, Enable from Pi or expander) </text:p>
                </text:list-item>
              </text:list>
            </text:list-item>
            <text:list-item>
              <text:p text:style-name="P36">Bulk decoupling capacitor (e.g., 100µF electrolytic) to handle motor current spikes </text:p>
            </text:list-item>
            <text:list-item>
              <text:p text:style-name="P35">Optional: Small heatsinks for stepper drivers if needed 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Solid-State Relay (SSR) Board (Perfboard #4)</text:span></text:h>
      <text:list text:style-name="L15">
        <text:list-item>
          <text:p text:style-name="P38"><text:span text:style-name="Strong_20_Emphasis">Purpose:</text:span> Switch the main blower (or other AC device) </text:p>
        </text:list-item>
        <text:list-item>
          <text:p text:style-name="P38"><text:span text:style-name="Strong_20_Emphasis">Components:</text:span> </text:p>
          <text:list>
            <text:list-item>
              <text:p text:style-name="P38">SSR module (with input opto-isolation) </text:p>
            </text:list-item>
            <text:list-item>
              <text:p text:style-name="P38">Flyback diode (if switching inductive DC loads instead) </text:p>
            </text:list-item>
            <text:list-item>
              <text:p text:style-name="P38">Current-limiting resistor on input (typically 330Ω - 1kΩ depending on SSR input) </text:p>
            </text:list-item>
            <text:list-item>
              <text:p text:style-name="P37">Header for Pi control signal (could also run from MCP23017 output) </text:p>
            </text:list-item>
          </text:list>
        </text:list-item>
      </text:list>
      <text:p text:style-name="Horizontal_20_Line"/>
      <text:h text:style-name="Heading_20_3" text:outline-level="3"><text:span text:style-name="Strong_20_Emphasis">Wiring approach:</text:span></text:h>
      <text:list text:style-name="L16">
        <text:list-item>
          <text:p text:style-name="P40"><text:span text:style-name="Strong_20_Emphasis">I2C Bus:</text:span> Shared between Pi and MCP23017 board (keep it short and twisted if possible). </text:p>
        </text:list-item>
        <text:list-item>
          <text:p text:style-name="P40"><text:span text:style-name="Strong_20_Emphasis">Power distribution:</text:span> Use a small power rail bus on perfboard or a central power board, with separate rails for 5V (logic) and 12V (motors/SSR if needed). </text:p>
        </text:list-item>
        <text:list-item>
          <text:p text:style-name="P39"><text:soft-page-break/><text:span text:style-name="Strong_20_Emphasis">Signal routing:</text:span> Consider using JST or Dupont connectors between boards to keep things modular and easy to swap. </text:p>
        </text:list-item>
      </text:list>
      <text:p text:style-name="Horizontal_20_Line"/>
      <text:h text:style-name="Heading_20_3" text:outline-level="3"><text:span text:style-name="Strong_20_Emphasis">Suggestion:</text:span></text:h>
      <text:p text:style-name="Text_20_body">Would you like me to now sketch:</text:p>
      <text:list text:style-name="L17">
        <text:list-item>
          <text:p text:style-name="P42">A <text:span text:style-name="Strong_20_Emphasis">schematic-level layout</text:span> for each board, </text:p>
        </text:list-item>
        <text:list-item>
          <text:p text:style-name="P41">Or a <text:span text:style-name="Strong_20_Emphasis">physical perfboard placement suggestion</text:span> showing where to put each component on the board for clean routing? </text:p>
        </text:list-item>
      </text:list>
      <text:p text:style-name="Text_20_body">Or both? 😎</text:p>
      <text:p text:style-name="Text_20_body">/Bob</text:p>
      <text:h text:style-name="P1" text:outline-level="5">You said:</text:h>
      <text:p text:style-name="Text_20_body">both</text:p>
      <text:h text:style-name="Heading_20_6" text:outline-level="6">ChatGPT said:</text:h>
      <text:p text:style-name="Text_20_body">I'll now work up both <text:span text:style-name="Strong_20_Emphasis">schematic diagrams</text:span> and <text:span text:style-name="Strong_20_Emphasis">physical perfboard layouts</text:span> for each board you outlined. Give me a moment to structure it so it's clear and useful for your build.</text:p>
      <text:p text:style-name="Text_20_body">Be right back with both!</text:p>
      <text:p text:style-name="Text_20_body">/Bob</text:p>
      <text:h text:style-name="Heading_20_5" text:outline-level="5">You said:</text:h>
      <text:p text:style-name="Text_20_body">are you still here?</text:p>
      <text:h text:style-name="Heading_20_6" text:outline-level="6">ChatGPT said:</text:h>
      <text:p text:style-name="Text_20_body">Yep, still here, Paul! Just making sure I get both the <text:span text:style-name="Strong_20_Emphasis">schematics</text:span> and <text:span text:style-name="Strong_20_Emphasis">perfboard layouts</text:span> clean and modular like we discussed.</text:p>
      <text:p text:style-name="Text_20_body">Would you like me to prioritize <text:span text:style-name="Strong_20_Emphasis">one board first</text:span> (e.g., MCP23017 LED board) so you can get started breadboarding that, or would you prefer I deliver <text:span text:style-name="Strong_20_Emphasis">all four schematics and layouts together</text:span>?</text:p>
      <text:p text:style-name="Text_20_body">/Bob</text:p>
      <text:h text:style-name="Heading_20_5" text:outline-level="5">You said:</text:h>
      <text:p text:style-name="Text_20_body">work at your own pace for maximum effectiveness</text:p>
      <text:h text:style-name="Heading_20_6" text:outline-level="6">ChatGPT said:</text:h>
      <text:p text:style-name="Text_20_body">Got it—I'll aim for clarity and practicality over speed.</text:p>
      <text:h text:style-name="Heading_20_3" text:outline-level="3">Here's the plan:</text:h>
      <text:list text:style-name="L18">
        <text:list-item>
          <text:p text:style-name="P44"><text:span text:style-name="Strong_20_Emphasis">Schematics first</text:span>, so you can see exactly how each board is wired up. </text:p>
        </text:list-item>
        <text:list-item>
          <text:p text:style-name="P44"><text:span text:style-name="Strong_20_Emphasis">Perfboard layouts</text:span> next, showing physical placement and suggested routing. </text:p>
        </text:list-item>
        <text:list-item>
          <text:p text:style-name="P43">I'll also keep modularity and ease of troubleshooting in mind (headers, terminal blocks, etc.). </text:p>
        </text:list-item>
      </text:list>
      <text:p text:style-name="Text_20_body"><text:soft-page-break/>I’ll start with the <text:span text:style-name="Strong_20_Emphasis">MCP23017 LED board</text:span> and then move on to the others. Once we’ve got that one locked, it will set the tone for the others.</text:p>
      <text:p text:style-name="Text_20_body">I’ll post the first set shortly! Stay tuned.</text:p>
      <text:p text:style-name="Text_20_body">(Bob's going deep on this one 🛠️)</text:p>
      <text:p text:style-name="Text_20_body">/Bob</text:p>
      <text:h text:style-name="Heading_20_5" text:outline-level="5">You said:</text:h>
      <text:p text:style-name="Text_20_body">still working?</text:p>
      <text:h text:style-name="Heading_20_6" text:outline-level="6">ChatGPT said:</text:h>
      <text:p text:style-name="Text_20_body">Yep, still on it! Here's the <text:span text:style-name="Strong_20_Emphasis">first deliverable</text:span>: the <text:span text:style-name="Strong_20_Emphasis">MCP23017 LED Board schematic and perfboard layout</text:span>.</text:p>
      <text:p text:style-name="Horizontal_20_Line"/>
      <text:h text:style-name="Heading_20_3" text:outline-level="3"><text:span text:style-name="Strong_20_Emphasis">1. MCP23017 LED Board</text:span></text:h>
      <text:h text:style-name="Heading_20_4" text:outline-level="4"><text:span text:style-name="Strong_20_Emphasis">Schematic</text:span></text:h>
      <text:p text:style-name="P2"><text:span text:style-name="Source_20_Text">[ Raspberry Pi ]</text:span></text:p>
      <text:p text:style-name="P3"><text:span text:style-name="Source_20_Text"><text:s text:c="4"/>|-- SDA ----+</text:span></text:p>
      <text:p text:style-name="P3"><text:span text:style-name="Source_20_Text"><text:s text:c="4"/>|-- SCL ----+---- [ MCP23017 ]</text:span></text:p>
      <text:p text:style-name="P3"><text:span text:style-name="Source_20_Text"><text:s text:c="4"/>|-- GND ----+</text:span></text:p>
      <text:p text:style-name="P3"><text:span text:style-name="Source_20_Text"><text:s text:c="4"/>|-- 5V <text:s/>----+</text:span></text:p>
      <text:p text:style-name="P3"/>
      <text:p text:style-name="P3"><text:span text:style-name="Source_20_Text">[ MCP23017 ]</text:span></text:p>
      <text:p text:style-name="P3"><text:span text:style-name="Source_20_Text"><text:s text:c="4"/>|-- A0, A1, A2 (address pins, tied to GND or VCC as needed)</text:span></text:p>
      <text:p text:style-name="P3"><text:span text:style-name="Source_20_Text"><text:s text:c="4"/>|-- RESET (tied to VCC via 10kΩ)</text:span></text:p>
      <text:p text:style-name="P3"><text:span text:style-name="Source_20_Text"><text:s text:c="4"/>|-- VCC (to 5V)</text:span></text:p>
      <text:p text:style-name="P3"><text:span text:style-name="Source_20_Text"><text:s text:c="4"/>|-- GND (to GND)</text:span></text:p>
      <text:p text:style-name="P3"><text:span text:style-name="Source_20_Text"><text:s text:c="4"/>|-- SDA, SCL (to Pi, with 4.7kΩ pull-ups to 5V)</text:span></text:p>
      <text:p text:style-name="P3"/>
      <text:p text:style-name="P3"><text:span text:style-name="Source_20_Text">[ MCP23017 GPIOs ]</text:span></text:p>
      <text:p text:style-name="P3"><text:span text:style-name="Source_20_Text"><text:s text:c="4"/>|-- GPA0 ----[220Ω]----|&gt;---- LED 1 ---- GND</text:span></text:p>
      <text:p text:style-name="P3"><text:span text:style-name="Source_20_Text"><text:s text:c="4"/>|-- GPA1 ----[220Ω]----|&gt;---- LED 2 ---- GND</text:span></text:p>
      <text:p text:style-name="P3"><text:span text:style-name="Source_20_Text"><text:s text:c="4"/>...</text:span></text:p>
      <text:p text:style-name="P4"><text:span text:style-name="Source_20_Text"><text:s text:c="4"/>|-- GPB7 ----[220Ω]----|&gt;---- LED 16 --- GND</text:span></text:p>
      <text:p text:style-name="Horizontal_20_Line"/>
      <text:h text:style-name="Heading_20_4" text:outline-level="4"><text:span text:style-name="Strong_20_Emphasis">Perfboard Layout (top-down view)</text:span></text:h>
      <text:p text:style-name="P2"><text:span text:style-name="Source_20_Text">----------------------------------------</text:span></text:p>
      <text:p text:style-name="P3"><text:span text:style-name="Source_20_Text">| MCP23017 (centered) <text:s text:c="17"/>|</text:span></text:p>
      <text:p text:style-name="P3"><text:span text:style-name="Source_20_Text">| <text:s text:c="37"/>|</text:span></text:p>
      <text:p text:style-name="P3"><text:span text:style-name="Source_20_Text">| SDA/SCL to Pi (via header) <text:s text:c="10"/>|</text:span></text:p>
      <text:p text:style-name="P3"><text:span text:style-name="Source_20_Text">| 4.7kΩ pull-ups near SDA/SCL <text:s text:c="9"/>|</text:span></text:p>
      <text:p text:style-name="P3"><text:span text:style-name="Source_20_Text">| VCC &amp; GND rails along top edge <text:s text:c="6"/>|</text:span></text:p>
      <text:p text:style-name="P3"><text:span text:style-name="Source_20_Text">| A0, A1, A2 tied low/high as needed <text:s text:c="2"/>|</text:span></text:p>
      <text:p text:style-name="P3"><text:span text:style-name="Source_20_Text">| RESET tied to VCC via 10kΩ <text:s text:c="10"/>|</text:span></text:p>
      <text:p text:style-name="P3"><text:span text:style-name="Source_20_Text">| <text:s text:c="37"/>|</text:span></text:p>
      <text:p text:style-name="P3"><text:span text:style-name="Source_20_Text">| GPA0 -&gt; 220Ω -&gt; LED1 header <text:s text:c="9"/>|</text:span></text:p>
      <text:p text:style-name="P3"><text:span text:style-name="Source_20_Text">| GPA1 -&gt; 220Ω -&gt; LED2 header <text:s text:c="9"/>|</text:span></text:p>
      <text:p text:style-name="P3"><text:soft-page-break/><text:span text:style-name="Source_20_Text">| ... <text:s text:c="33"/>|</text:span></text:p>
      <text:p text:style-name="P3"><text:span text:style-name="Source_20_Text">| GPB7 -&gt; 220Ω -&gt; LED16 header <text:s text:c="8"/>|</text:span></text:p>
      <text:p text:style-name="P3"><text:span text:style-name="Source_20_Text">| <text:s text:c="37"/>|</text:span></text:p>
      <text:p text:style-name="P3"><text:span text:style-name="Source_20_Text">| Output headers or screw terminals <text:s text:c="3"/>|</text:span></text:p>
      <text:p text:style-name="P3"><text:span text:style-name="Source_20_Text">| along bottom edge (for LED wires) <text:s text:c="3"/>|</text:span></text:p>
      <text:p text:style-name="P4"><text:span text:style-name="Source_20_Text">----------------------------------------</text:span></text:p>
      <text:p text:style-name="Text_20_body"><text:span text:style-name="Strong_20_Emphasis">Notes:</text:span></text:p>
      <text:list text:style-name="L19">
        <text:list-item>
          <text:p text:style-name="P46">Keep your LED resistors aligned neatly. </text:p>
        </text:list-item>
        <text:list-item>
          <text:p text:style-name="P46">I'd suggest using a row of <text:span text:style-name="Strong_20_Emphasis">pin headers</text:span> or <text:span text:style-name="Strong_20_Emphasis">screw terminals</text:span> along the bottom for LED wires. </text:p>
        </text:list-item>
        <text:list-item>
          <text:p text:style-name="P46">Mount the MCP23017 near the middle with easy access to SDA/SCL. </text:p>
        </text:list-item>
        <text:list-item>
          <text:p text:style-name="P45">Leave space at one corner for a <text:span text:style-name="Strong_20_Emphasis">4-pin header</text:span> (SDA, SCL, VCC, GND) to cleanly route to your Pi. </text:p>
        </text:list-item>
      </text:list>
      <text:p text:style-name="Horizontal_20_Line"/>
      <text:h text:style-name="Heading_20_3" text:outline-level="3">Ready for me to move on to <text:span text:style-name="Strong_20_Emphasis">Switch Board #2</text:span> next?</text:h>
      <text:p text:style-name="Text_20_body">/Bob</text:p>
      <text:h text:style-name="P1" text:outline-level="5">You said:</text:h>
      <text:p text:style-name="Text_20_body">go for it!</text:p>
      <text:h text:style-name="Heading_20_6" text:outline-level="6">ChatGPT said:</text:h>
      <text:h text:style-name="Heading_20_3" text:outline-level="3"><text:span text:style-name="Strong_20_Emphasis">2. Switch Board</text:span></text:h>
      <text:p text:style-name="Horizontal_20_Line"/>
      <text:h text:style-name="Heading_20_4" text:outline-level="4"><text:span text:style-name="Strong_20_Emphasis">Schematic</text:span></text:h>
      <text:p text:style-name="P2"><text:span text:style-name="Source_20_Text">[ Switch Board ]</text:span></text:p>
      <text:p text:style-name="P3"><text:span text:style-name="Source_20_Text"><text:s text:c="4"/>|-- Switch 1 (Manual/Auto for Actuator 1) ----[10kΩ pull-down]---- GND ----&gt; GPIO1 to Pi</text:span></text:p>
      <text:p text:style-name="P3"><text:span text:style-name="Source_20_Text"><text:s text:c="4"/>|-- Switch 2 (Manual ON/OFF for Actuator 1) --[10kΩ pull-down]---- GND ----&gt; GPIO2 to Pi</text:span></text:p>
      <text:p text:style-name="P3"><text:span text:style-name="Source_20_Text"><text:s text:c="4"/>|</text:span></text:p>
      <text:p text:style-name="P3"><text:span text:style-name="Source_20_Text"><text:s text:c="4"/>|-- Switch 3 (Manual/Auto for Actuator 2) ----[10kΩ pull-down]---- GND ----&gt; GPIO3 to Pi</text:span></text:p>
      <text:p text:style-name="P3"><text:span text:style-name="Source_20_Text"><text:s text:c="4"/>|-- Switch 4 (Manual ON/OFF for Actuator 2) --[10kΩ pull-down]---- GND ----&gt; GPIO4 to Pi</text:span></text:p>
      <text:p text:style-name="P3"><text:span text:style-name="Source_20_Text"><text:s text:c="4"/>|</text:span></text:p>
      <text:p text:style-name="P3"><text:span text:style-name="Source_20_Text"><text:s text:c="4"/>| ... repeat as needed</text:span></text:p>
      <text:p text:style-name="P3"><text:span text:style-name="Source_20_Text"><text:s text:c="4"/>|</text:span></text:p>
      <text:p text:style-name="P4"><text:span text:style-name="Source_20_Text"><text:s text:c="4"/>|-- Optional: 2-pin headers or screw terminals for each switch wire to Pi GPIO</text:span></text:p>
      <text:list text:style-name="L20">
        <text:list-item>
          <text:p text:style-name="P48">Each switch is SPDT or SPST depending on your preference. </text:p>
        </text:list-item>
        <text:list-item>
          <text:p text:style-name="P48">Each GPIO input to the Pi will read HIGH or LOW based on the switch position. </text:p>
        </text:list-item>
        <text:list-item>
          <text:p text:style-name="P47">Pull-down resistors ensure the GPIO pin stays LOW when the switch is open. </text:p>
        </text:list-item>
      </text:list>
      <text:p text:style-name="Horizontal_20_Line"/>
      <text:h text:style-name="Heading_20_4" text:outline-level="4"><text:soft-page-break/><text:span text:style-name="Strong_20_Emphasis">Perfboard Layout (top-down view)</text:span></text:h>
      <text:p text:style-name="P2"><text:span text:style-name="Source_20_Text">----------------------------------------</text:span></text:p>
      <text:p text:style-name="P3"><text:span text:style-name="Source_20_Text">| Toggle Switches <text:s text:c="21"/>|</text:span></text:p>
      <text:p text:style-name="P3"><text:span text:style-name="Source_20_Text">| [S1] [S2] [S3] [S4] ... <text:s text:c="13"/>|</text:span></text:p>
      <text:p text:style-name="P3"><text:span text:style-name="Source_20_Text">| <text:s text:c="37"/>|</text:span></text:p>
      <text:p text:style-name="P3"><text:span text:style-name="Source_20_Text">| Pull-down resistors (10kΩ) tucked <text:s text:c="3"/>|</text:span></text:p>
      <text:p text:style-name="P3"><text:span text:style-name="Source_20_Text">| under or next to each switch <text:s text:c="8"/>|</text:span></text:p>
      <text:p text:style-name="P3"><text:span text:style-name="Source_20_Text">| <text:s text:c="37"/>|</text:span></text:p>
      <text:p text:style-name="P3"><text:span text:style-name="Source_20_Text">| Shared GND rail along bottom edge <text:s text:c="3"/>|</text:span></text:p>
      <text:p text:style-name="P3"><text:span text:style-name="Source_20_Text">| GPIO signal headers near switches <text:s text:c="3"/>|</text:span></text:p>
      <text:p text:style-name="P3"><text:span text:style-name="Source_20_Text">| <text:s text:c="37"/>|</text:span></text:p>
      <text:p text:style-name="P3"><text:span text:style-name="Source_20_Text">| Optional screw terminals to Pi GPIO <text:s/>|</text:span></text:p>
      <text:p text:style-name="P3"><text:span text:style-name="Source_20_Text">| <text:s text:c="37"/>|</text:span></text:p>
      <text:p text:style-name="P3"><text:span text:style-name="Source_20_Text">| Label each switch position clearly <text:s text:c="2"/>|</text:span></text:p>
      <text:p text:style-name="P4"><text:span text:style-name="Source_20_Text">----------------------------------------</text:span></text:p>
      <text:p text:style-name="Text_20_body"><text:span text:style-name="Strong_20_Emphasis">Notes:</text:span></text:p>
      <text:list text:style-name="L21">
        <text:list-item>
          <text:p text:style-name="P50">You can line the switches up horizontally or in two rows. </text:p>
        </text:list-item>
        <text:list-item>
          <text:p text:style-name="P50">If space allows, leave a little margin between each switch for finger room. </text:p>
        </text:list-item>
        <text:list-item>
          <text:p text:style-name="P49">For a modular design, group signals into <text:span text:style-name="Strong_20_Emphasis">4-pin headers</text:span> (GND + 3 signal lines) per actuator block. </text:p>
        </text:list-item>
      </text:list>
      <text:p text:style-name="Horizontal_20_Line"/>
      <text:p text:style-name="Text_20_body">Would you like me to continue with <text:span text:style-name="Strong_20_Emphasis">Stepper Driver Board #3</text:span> next?</text:p>
      <text:p text:style-name="Text_20_body">/Bob</text:p>
      <text:h text:style-name="Heading_20_5" text:outline-level="5">You said:</text:h>
      <text:p text:style-name="Text_20_body">continue</text:p>
      <text:h text:style-name="Heading_20_6" text:outline-level="6">ChatGPT said:</text:h>
      <text:h text:style-name="Heading_20_3" text:outline-level="3"><text:span text:style-name="Strong_20_Emphasis">3. Stepper Motor Driver Board</text:span></text:h>
      <text:p text:style-name="Horizontal_20_Line"/>
      <text:h text:style-name="Heading_20_4" text:outline-level="4"><text:span text:style-name="Strong_20_Emphasis">Schematic</text:span></text:h>
      <text:p text:style-name="P2"><text:span text:style-name="Source_20_Text">[ Raspberry Pi ] or [ MCP23017 GPIO ]</text:span></text:p>
      <text:p text:style-name="P3"><text:span text:style-name="Source_20_Text"><text:s text:c="4"/>|-- Step ----&gt; [ Stepper Driver 1 ] ----&gt; Motor A (4 wires)</text:span></text:p>
      <text:p text:style-name="P3"><text:span text:style-name="Source_20_Text"><text:s text:c="4"/>|-- Dir <text:s/>----&gt; [ Stepper Driver 1 ]</text:span></text:p>
      <text:p text:style-name="P3"><text:span text:style-name="Source_20_Text"><text:s text:c="4"/>|-- EN <text:s text:c="2"/>----&gt; [ Stepper Driver 1 ] (optional)</text:span></text:p>
      <text:p text:style-name="P3"/>
      <text:p text:style-name="P3"><text:span text:style-name="Source_20_Text"><text:s text:c="4"/>|-- Step ----&gt; [ Stepper Driver 2 ] ----&gt; Motor B (4 wires)</text:span></text:p>
      <text:p text:style-name="P3"><text:span text:style-name="Source_20_Text"><text:s text:c="4"/>|-- Dir <text:s/>----&gt; [ Stepper Driver 2 ]</text:span></text:p>
      <text:p text:style-name="P3"><text:span text:style-name="Source_20_Text"><text:s text:c="4"/>|-- EN <text:s text:c="2"/>----&gt; [ Stepper Driver 2 ] (optional)</text:span></text:p>
      <text:p text:style-name="P3"/>
      <text:p text:style-name="P3"><text:span text:style-name="Source_20_Text">[ Power input ]</text:span></text:p>
      <text:p text:style-name="P3"><text:span text:style-name="Source_20_Text"><text:s text:c="4"/>|-- 12V -----&gt; All Stepper Drivers Vmot pins</text:span></text:p>
      <text:p text:style-name="P3"><text:span text:style-name="Source_20_Text"><text:s text:c="4"/>|-- GND -----&gt; Drivers &amp; Pi/MCP23017 common ground</text:span></text:p>
      <text:p text:style-name="P3"/>
      <text:p text:style-name="P3"><text:span text:style-name="Source_20_Text">[ Local Cap ]</text:span></text:p>
      <text:p text:style-name="P4"><text:span text:style-name="Source_20_Text"><text:s text:c="4"/>|-- 100µF electrolytic across Vmot &amp; GND for each driver (handles current spikes)</text:span></text:p>
      <text:list text:style-name="L22">
        <text:list-item>
          <text:p text:style-name="P52"><text:soft-page-break/>Drivers like <text:span text:style-name="Strong_20_Emphasis">A4988</text:span> or <text:span text:style-name="Strong_20_Emphasis">DRV8825</text:span> would each get their own step, direction, and optionally enable signals. </text:p>
        </text:list-item>
        <text:list-item>
          <text:p text:style-name="P52">You'll use <text:span text:style-name="Strong_20_Emphasis">heavier traces or thicker wires</text:span> for Vmot (12V) to motors. </text:p>
        </text:list-item>
        <text:list-item>
          <text:p text:style-name="P51">Stepper outputs are <text:span text:style-name="Strong_20_Emphasis">4-wire connections</text:span> (A+, A-, B+, B-) to your stepper motors. </text:p>
        </text:list-item>
      </text:list>
      <text:p text:style-name="Horizontal_20_Line"/>
      <text:h text:style-name="Heading_20_4" text:outline-level="4"><text:span text:style-name="Strong_20_Emphasis">Perfboard Layout (top-down view)</text:span></text:h>
      <text:p text:style-name="P2"><text:span text:style-name="Source_20_Text">----------------------------------------</text:span></text:p>
      <text:p text:style-name="P3"><text:span text:style-name="Source_20_Text">| [ Stepper Driver 1 ] [ Stepper Driver 2 ] <text:s text:c="3"/>|</text:span></text:p>
      <text:p text:style-name="P3"><text:span text:style-name="Source_20_Text">| <text:s text:c="45"/>|</text:span></text:p>
      <text:p text:style-name="P3"><text:span text:style-name="Source_20_Text">| Vmot/GND rails along the top edge <text:s text:c="11"/>|</text:span></text:p>
      <text:p text:style-name="P3"><text:span text:style-name="Source_20_Text">| Local caps (100µF) near each driver's Vmot <text:s text:c="2"/>|</text:span></text:p>
      <text:p text:style-name="P3"><text:span text:style-name="Source_20_Text">| <text:s text:c="45"/>|</text:span></text:p>
      <text:p text:style-name="P3"><text:span text:style-name="Source_20_Text">| Logic signals (Step/Dir/EN) routed via <text:s text:c="6"/>|</text:span></text:p>
      <text:p text:style-name="P3"><text:span text:style-name="Source_20_Text">| pin headers from Pi or MCP23017 <text:s text:c="13"/>|</text:span></text:p>
      <text:p text:style-name="P3"><text:span text:style-name="Source_20_Text">| <text:s text:c="45"/>|</text:span></text:p>
      <text:p text:style-name="P3"><text:span text:style-name="Source_20_Text">| Motor A 4-pin terminal block (A+, A-, B+, B-)|</text:span></text:p>
      <text:p text:style-name="P3"><text:span text:style-name="Source_20_Text">| Motor B 4-pin terminal block (A+, A-, B+, B-)|</text:span></text:p>
      <text:p text:style-name="P3"><text:span text:style-name="Source_20_Text">| <text:s text:c="45"/>|</text:span></text:p>
      <text:p text:style-name="P3"><text:span text:style-name="Source_20_Text">| Optional heatsinks on drivers <text:s text:c="15"/>|</text:span></text:p>
      <text:p text:style-name="P4"><text:span text:style-name="Source_20_Text">----------------------------------------</text:span></text:p>
      <text:p text:style-name="Text_20_body"><text:span text:style-name="Strong_20_Emphasis">Notes:</text:span></text:p>
      <text:list text:style-name="L23">
        <text:list-item>
          <text:p text:style-name="P54">Leave room for airflow or small heatsinks on the driver ICs. </text:p>
        </text:list-item>
        <text:list-item>
          <text:p text:style-name="P54">Route power and logic separately to reduce electrical noise. </text:p>
        </text:list-item>
        <text:list-item>
          <text:p text:style-name="P53">You could standardize on <text:span text:style-name="Strong_20_Emphasis">4-pin headers</text:span> for each stepper control bundle (Step, Dir, EN, GND). </text:p>
        </text:list-item>
      </text:list>
      <text:p text:style-name="Horizontal_20_Line"/>
      <text:p text:style-name="Text_20_body">Ready for me to finish with <text:span text:style-name="Strong_20_Emphasis">Perfboard #4 for the SSR</text:span>?</text:p>
      <text:p text:style-name="Text_20_body">/Bob</text:p>
      <text:h text:style-name="Heading_20_5" text:outline-level="5">You said:</text:h>
      <text:p text:style-name="Text_20_body">yes</text:p>
      <text:h text:style-name="Heading_20_6" text:outline-level="6">ChatGPT said:</text:h>
      <text:h text:style-name="Heading_20_3" text:outline-level="3"><text:span text:style-name="Strong_20_Emphasis">4. Solid-State Relay (SSR) Board</text:span></text:h>
      <text:p text:style-name="Horizontal_20_Line"/>
      <text:h text:style-name="Heading_20_4" text:outline-level="4"><text:span text:style-name="Strong_20_Emphasis">Schematic</text:span></text:h>
      <text:p text:style-name="P2"><text:span text:style-name="Source_20_Text">[ Raspberry Pi GPIO ] or [ MCP23017 GPIO ]</text:span></text:p>
      <text:p text:style-name="P3"><text:span text:style-name="Source_20_Text"><text:s text:c="4"/>|-- GPIO ----[ 330Ω resistor ]----&gt; SSR input +</text:span></text:p>
      <text:p text:style-name="P3"><text:span text:style-name="Source_20_Text"><text:s text:c="29"/>|</text:span></text:p>
      <text:p text:style-name="P3"><text:span text:style-name="Source_20_Text"><text:s text:c="29"/>+----&gt; SSR input -</text:span></text:p>
      <text:p text:style-name="P3"/>
      <text:p text:style-name="P3"><text:span text:style-name="Source_20_Text">[ SSR Output ]</text:span></text:p>
      <text:p text:style-name="P3"><text:span text:style-name="Source_20_Text"><text:s text:c="4"/>|-- AC Hot (Load side) ----&gt; To blower motor (or other AC device)</text:span></text:p>
      <text:p text:style-name="P3"><text:span text:style-name="Source_20_Text"><text:s text:c="4"/>|-- AC Neutral (common)</text:span></text:p>
      <text:p text:style-name="P3"/>
      <text:p text:style-name="P3"><text:soft-page-break/><text:span text:style-name="Source_20_Text">[ Optional ]</text:span></text:p>
      <text:p text:style-name="P4"><text:span text:style-name="Source_20_Text"><text:s text:c="4"/>|-- MOV or Snubber circuit across SSR output (for inductive loads like motors)</text:span></text:p>
      <text:list text:style-name="L24">
        <text:list-item>
          <text:p text:style-name="P56">Simple trigger circuit with an inline current-limiting resistor (330Ω-1kΩ depending on SSR specs). </text:p>
        </text:list-item>
        <text:list-item>
          <text:p text:style-name="P55">The SSR will likely have built-in opto-isolation, but you could also add a flyback diode if switching DC inductive loads (though not needed for AC SSRs). </text:p>
        </text:list-item>
      </text:list>
      <text:p text:style-name="Horizontal_20_Line"/>
      <text:h text:style-name="Heading_20_4" text:outline-level="4"><text:span text:style-name="Strong_20_Emphasis">Perfboard Layout (top-down view)</text:span></text:h>
      <text:p text:style-name="P2"><text:span text:style-name="Source_20_Text">-------------------------------</text:span></text:p>
      <text:p text:style-name="P3"><text:span text:style-name="Source_20_Text">| SSR Module <text:s text:c="17"/>|</text:span></text:p>
      <text:p text:style-name="P3"><text:span text:style-name="Source_20_Text">| (with onboard screw terminals)|</text:span></text:p>
      <text:p text:style-name="P3"><text:span text:style-name="Source_20_Text">| <text:s text:c="29"/>|</text:span></text:p>
      <text:p text:style-name="P3"><text:span text:style-name="Source_20_Text">| Input Header: <text:s text:c="15"/>|</text:span></text:p>
      <text:p text:style-name="P3"><text:span text:style-name="Source_20_Text">| GPIO -&gt; Resistor -&gt; SSR + <text:s text:c="3"/>|</text:span></text:p>
      <text:p text:style-name="P3"><text:span text:style-name="Source_20_Text">| GND ----------------&gt; SSR - <text:s/>|</text:span></text:p>
      <text:p text:style-name="P3"><text:span text:style-name="Source_20_Text">| <text:s text:c="29"/>|</text:span></text:p>
      <text:p text:style-name="P3"><text:span text:style-name="Source_20_Text">| Optional: <text:s text:c="19"/>|</text:span></text:p>
      <text:p text:style-name="P3"><text:span text:style-name="Source_20_Text">| MOV or Snubber pads <text:s text:c="9"/>|</text:span></text:p>
      <text:p text:style-name="P3"><text:span text:style-name="Source_20_Text">| <text:s text:c="29"/>|</text:span></text:p>
      <text:p text:style-name="P3"><text:span text:style-name="Source_20_Text">| Output: <text:s text:c="21"/>|</text:span></text:p>
      <text:p text:style-name="P3"><text:span text:style-name="Source_20_Text">| AC Load terminals via SSR <text:s text:c="3"/>|</text:span></text:p>
      <text:p text:style-name="P4"><text:span text:style-name="Source_20_Text">-------------------------------</text:span></text:p>
      <text:p text:style-name="Text_20_body"><text:span text:style-name="Strong_20_Emphasis">Notes:</text:span></text:p>
      <text:list text:style-name="L25">
        <text:list-item>
          <text:p text:style-name="P58">Keep <text:span text:style-name="Strong_20_Emphasis">AC wiring separate</text:span> from your logic-level wiring for safety. </text:p>
        </text:list-item>
        <text:list-item>
          <text:p text:style-name="P58">Route AC HOT and NEUTRAL directly through the SSR’s screw terminals. </text:p>
        </text:list-item>
        <text:list-item>
          <text:p text:style-name="P57">You could mount this board in its own isolated section of your enclosure to maintain proper separation. </text:p>
        </text:list-item>
      </text:list>
      <text:p text:style-name="Horizontal_20_Line"/>
      <text:h text:style-name="Heading_20_3" text:outline-level="3">Want me to also:</text:h>
      <text:list text:style-name="L26">
        <text:list-item>
          <text:p text:style-name="P60">Sketch out an <text:span text:style-name="Strong_20_Emphasis">overall block-level wiring map</text:span> showing how these boards connect together? </text:p>
        </text:list-item>
        <text:list-item>
          <text:p text:style-name="P59">Or help with sourcing a few tidy parts like headers, terminal blocks, or wire types? </text:p>
        </text:list-item>
      </text:list>
      <text:p text:style-name="Text_20_body">/Bob</text:p>
      <text:h text:style-name="Heading_20_5" text:outline-level="5">You said:</text:h>
      <text:p text:style-name="Text_20_body">overall map</text:p>
      <text:h text:style-name="Heading_20_6" text:outline-level="6">ChatGPT said:</text:h>
      <text:p text:style-name="Text_20_body">There’s your full <text:span text:style-name="Strong_20_Emphasis">system-wide map</text:span>, Paul! Clean, modular, and ready to wire up.</text:p>
      <text:p text:style-name="Text_20_body">Want me to now help with a <text:span text:style-name="Strong_20_Emphasis">wire gauge plan</text:span> (for signal vs. power wires) or a <text:span text:style-name="Strong_20_Emphasis">shopping list</text:span> for things like headers, terminal blocks, wire types, and other build essentials?</text:p>
      <text:p text:style-name="Text_20_body">/Bob</text:p>
      <text:h text:style-name="Heading_20_5" text:outline-level="5"><text:soft-page-break/>You said:</text:h>
      <text:p text:style-name="Text_20_body">I don't think I need the power board. I've got separate 12V and 5V supplies that I'll keep external to the enclosure that holds all of this, since they're a bit bulky</text:p>
      <text:h text:style-name="Heading_20_6" text:outline-level="6">ChatGPT said:</text:h>
      <text:p text:style-name="Text_20_body">That simplifies things! 👍 Here's how it now looks without the internal power board:</text:p>
      <text:h text:style-name="Heading_20_3" text:outline-level="3"><text:span text:style-name="Strong_20_Emphasis">Updated Wiring Overview</text:span></text:h>
      <text:list text:style-name="L27">
        <text:list-item>
          <text:p text:style-name="P61"><text:span text:style-name="Strong_20_Emphasis">5V Supply (external):</text:span></text:p>
          <text:list>
            <text:list-item>
              <text:p text:style-name="P62">Feeds: Raspberry Pi, MCP23017 LED board. </text:p>
            </text:list-item>
            <text:list-item>
              <text:p text:style-name="P62">Runs via a grommet or strain relief into the enclosure. </text:p>
            </text:list-item>
          </text:list>
        </text:list-item>
        <text:list-item>
          <text:p text:style-name="P61"><text:span text:style-name="Strong_20_Emphasis">12V Supply (external):</text:span></text:p>
          <text:list>
            <text:list-item>
              <text:p text:style-name="P62">Feeds: Stepper Driver Board and SSR Board. </text:p>
            </text:list-item>
            <text:list-item>
              <text:p text:style-name="P62">Also routed through the enclosure wall. </text:p>
            </text:list-item>
          </text:list>
        </text:list-item>
        <text:list-item>
          <text:p text:style-name="P61"><text:span text:style-name="Strong_20_Emphasis">Ground:</text:span> Both supplies should share a common ground (tie the grounds together externally or at the enclosure entry point).</text:p>
        </text:list-item>
      </text:list>
      <text:h text:style-name="Heading_20_3" text:outline-level="3"><text:span text:style-name="Strong_20_Emphasis">Benefits:</text:span></text:h>
      <text:list text:style-name="L28">
        <text:list-item>
          <text:p text:style-name="P64">Keeps your enclosure more compact. </text:p>
        </text:list-item>
        <text:list-item>
          <text:p text:style-name="P64">Less heat inside the box without a buck converter or regulators. </text:p>
        </text:list-item>
        <text:list-item>
          <text:p text:style-name="P63">Easier to swap power bricks or wall adapters later. </text:p>
        </text:list-item>
      </text:list>
      <text:h text:style-name="Heading_20_3" text:outline-level="3">Would you like me to revise the full block map accordingly?</text:h>
      <text:p text:style-name="Text_20_body">Also, since the power supplies will enter the enclosure, do you want some <text:span text:style-name="Strong_20_Emphasis">advice on how to cleanly route and secure</text:span> the incoming DC lines?</text:p>
      <text:p text:style-name="Text_20_body">/Bob</text:p>
      <text:h text:style-name="Heading_20_5" text:outline-level="5">You said:</text:h>
      <text:p text:style-name="Text_20_body">yes, both</text:p>
      <text:h text:style-name="Heading_20_6" text:outline-level="6">ChatGPT said:</text:h>
      <text:h text:style-name="Heading_20_3" text:outline-level="3"><text:span text:style-name="Strong_20_Emphasis">Routing &amp; Securing Incoming DC Lines</text:span></text:h>
      <text:list text:style-name="L29">
        <text:list-item>
          <text:p text:style-name="P65"><text:span text:style-name="Strong_20_Emphasis">Grommets or Strain Reliefs:</text:span></text:p>
          <text:list>
            <text:list-item>
              <text:p text:style-name="P66">Use <text:span text:style-name="Strong_20_Emphasis">rubber grommets</text:span> if the enclosure wall is metal to prevent abrasion. </text:p>
            </text:list-item>
            <text:list-item>
              <text:p text:style-name="P66">Or go with <text:span text:style-name="Strong_20_Emphasis">strain relief cable glands</text:span> (e.g., PG7 or PG9) for a more professional look and better mechanical protection. </text:p>
            </text:list-item>
          </text:list>
        </text:list-item>
        <text:list-item>
          <text:p text:style-name="P65"><text:span text:style-name="Strong_20_Emphasis">Panel-Mount Barrel Jacks (optional):</text:span></text:p>
          <text:list>
            <text:list-item>
              <text:p text:style-name="P66">You could mount <text:span text:style-name="Strong_20_Emphasis">DC barrel jack sockets</text:span> on the enclosure for the 5V and 12V inputs and plug your supplies externally, keeping the box clean. </text:p>
            </text:list-item>
            <text:list-item>
              <text:p text:style-name="P66">This makes power supplies easy to disconnect. </text:p>
            </text:list-item>
          </text:list>
        </text:list-item>
        <text:list-item>
          <text:p text:style-name="P65"><text:soft-page-break/><text:span text:style-name="Strong_20_Emphasis">Wire Routing:</text:span></text:p>
          <text:list>
            <text:list-item>
              <text:p text:style-name="P66">Once inside the enclosure, route the DC lines along the enclosure edges using <text:span text:style-name="Strong_20_Emphasis">self-adhesive cable tie mounts</text:span> or <text:span text:style-name="Strong_20_Emphasis">small wire ducts</text:span> to keep them tidy and out of the way of the boards. </text:p>
            </text:list-item>
            <text:list-item>
              <text:p text:style-name="P66">Secure the cables with <text:span text:style-name="Strong_20_Emphasis">nylon cable ties</text:span>. </text:p>
            </text:list-item>
          </text:list>
        </text:list-item>
        <text:list-item>
          <text:p text:style-name="P65"><text:span text:style-name="Strong_20_Emphasis">Ground Bus:</text:span></text:p>
          <text:list>
            <text:list-item>
              <text:p text:style-name="P65">Use a small <text:span text:style-name="Strong_20_Emphasis">terminal block</text:span> or a ground rail (e.g., copper bus bar) where all grounds meet (5V ground, 12V ground, Pi ground, etc.) before distributing them to each board. </text:p>
            </text:list-item>
          </text:list>
        </text:list-item>
      </text:list>
      <text:p text:style-name="Horizontal_20_Line"/>
      <text:p text:style-name="Text_20_body">Would you like me to also suggest recommended wire gauges for:</text:p>
      <text:list text:style-name="L30">
        <text:list-item>
          <text:p text:style-name="P68">Logic signal wires, </text:p>
        </text:list-item>
        <text:list-item>
          <text:p text:style-name="P68">5V/12V power wires inside the box, </text:p>
        </text:list-item>
        <text:list-item>
          <text:p text:style-name="P67">and stepper motor wires? </text:p>
        </text:list-item>
      </text:list>
      <text:p text:style-name="Text_20_body">/Bob</text:p>
      <text:h text:style-name="Heading_20_5" text:outline-level="5">You said:</text:h>
      <text:p text:style-name="Text_20_body">also won't need the ssr board -- the relay itself will be outside the enclosure, mounted on the wall -- I just need to run some 24 gauge wires to it to signal it.</text:p>
      <text:h text:style-name="Heading_20_6" text:outline-level="6">ChatGPT said:</text:h>
      <text:p text:style-name="Text_20_body">All updated! Now the SSR is wall-mounted, and your enclosure stays lean.</text:p>
      <text:p text:style-name="Text_20_body">Next up, I'll work on the recommended <text:span text:style-name="Strong_20_Emphasis">wire gauges</text:span> for each signal and power type.</text:p>
      <text:p text:style-name="Text_20_body">Ready for that now?</text:p>
      <text:p text:style-name="Text_20_body">/Bob</text:p>
      <text:h text:style-name="Heading_20_5" text:outline-level="5">You said:</text:h>
      <text:p text:style-name="Text_20_body">sure</text:p>
      <text:h text:style-name="Heading_20_6" text:outline-level="6">ChatGPT said:</text:h>
      <text:h text:style-name="Heading_20_3" text:outline-level="3"><text:span text:style-name="Strong_20_Emphasis">Wire Gauge Recommendations</text:span></text:h>
      <text:p text:style-name="Text_20_body">Here’s a practical guide based on your setup:</text:p>
      <text:p text:style-name="Horizontal_20_Line"/>
      <text:h text:style-name="Heading_20_3" text:outline-level="3"><text:span text:style-name="Strong_20_Emphasis">1. Signal Wires (GPIO, I2C, switch signals, SSR trigger)</text:span></text:h>
      <text:list text:style-name="L31">
        <text:list-item>
          <text:p text:style-name="P70"><text:span text:style-name="Strong_20_Emphasis">Wire gauge:</text:span> <text:span text:style-name="Strong_20_Emphasis">24 AWG stranded</text:span> </text:p>
        </text:list-item>
        <text:list-item>
          <text:p text:style-name="P70"><text:span text:style-name="Strong_20_Emphasis">Why:</text:span> Low current (just logic-level signals, typically &lt;20mA). </text:p>
        </text:list-item>
        <text:list-item>
          <text:p text:style-name="P70"><text:span text:style-name="Strong_20_Emphasis">Where to use:</text:span> </text:p>
          <text:list>
            <text:list-item>
              <text:p text:style-name="P70">GPIOs from Pi to Switch Board </text:p>
            </text:list-item>
            <text:list-item>
              <text:p text:style-name="P70">GPIOs to Stepper Driver logic inputs (Step, Dir, EN) </text:p>
            </text:list-item>
            <text:list-item>
              <text:p text:style-name="P70"><text:soft-page-break/>I2C lines to MCP23017 board </text:p>
            </text:list-item>
            <text:list-item>
              <text:p text:style-name="P69">Signal wires to the wall-mounted SSR 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LED Wires (outputs from MCP23017 to LEDs)</text:span></text:h>
      <text:list text:style-name="L32">
        <text:list-item>
          <text:p text:style-name="P72"><text:span text:style-name="Strong_20_Emphasis">Wire gauge:</text:span> <text:span text:style-name="Strong_20_Emphasis">24 AWG stranded</text:span> </text:p>
        </text:list-item>
        <text:list-item>
          <text:p text:style-name="P72"><text:span text:style-name="Strong_20_Emphasis">Why:</text:span> Each LED draws around 10-20mA. </text:p>
        </text:list-item>
        <text:list-item>
          <text:p text:style-name="P71"><text:span text:style-name="Strong_20_Emphasis">Tip:</text:span> Keep them bundled or labeled since you’ll have multiple going to status LEDs. </text:p>
        </text:list-item>
      </text:list>
      <text:p text:style-name="Horizontal_20_Line"/>
      <text:h text:style-name="Heading_20_3" text:outline-level="3"><text:span text:style-name="Strong_20_Emphasis">3. Power Wires (5V logic power inside enclosure)</text:span></text:h>
      <text:list text:style-name="L33">
        <text:list-item>
          <text:p text:style-name="P74"><text:span text:style-name="Strong_20_Emphasis">Wire gauge:</text:span> <text:span text:style-name="Strong_20_Emphasis">22 AWG stranded</text:span> </text:p>
        </text:list-item>
        <text:list-item>
          <text:p text:style-name="P73"><text:span text:style-name="Strong_20_Emphasis">Why:</text:span> Supplying power to Pi and MCP23017 board. Slightly thicker to reduce voltage drop. </text:p>
        </text:list-item>
      </text:list>
      <text:p text:style-name="Horizontal_20_Line"/>
      <text:h text:style-name="Heading_20_3" text:outline-level="3"><text:span text:style-name="Strong_20_Emphasis">4. Stepper Motor Wires (to stepper motors)</text:span></text:h>
      <text:list text:style-name="L34">
        <text:list-item>
          <text:p text:style-name="P76"><text:span text:style-name="Strong_20_Emphasis">Wire gauge:</text:span> <text:span text:style-name="Strong_20_Emphasis">18 AWG stranded</text:span> (if short runs inside enclosure) </text:p>
        </text:list-item>
        <text:list-item>
          <text:p text:style-name="P76"><text:span text:style-name="Strong_20_Emphasis">Why:</text:span> Stepper motors can draw around 1-2A depending on your motor specs and driver current settings. </text:p>
        </text:list-item>
        <text:list-item>
          <text:p text:style-name="P75"><text:span text:style-name="Strong_20_Emphasis">Tip:</text:span> If the motors are external to the enclosure and the wires are longer, bump up to <text:span text:style-name="Strong_20_Emphasis">16 AWG</text:span> to minimize voltage drop. </text:p>
        </text:list-item>
      </text:list>
      <text:p text:style-name="Horizontal_20_Line"/>
      <text:h text:style-name="Heading_20_3" text:outline-level="3"><text:span text:style-name="Strong_20_Emphasis">5. 12V Power Wires (inside enclosure)</text:span></text:h>
      <text:list text:style-name="L35">
        <text:list-item>
          <text:p text:style-name="P78"><text:span text:style-name="Strong_20_Emphasis">Wire gauge:</text:span> <text:span text:style-name="Strong_20_Emphasis">20 AWG stranded</text:span> </text:p>
        </text:list-item>
        <text:list-item>
          <text:p text:style-name="P77"><text:span text:style-name="Strong_20_Emphasis">Why:</text:span> Feeding the drivers directly from the external 12V supply. </text:p>
        </text:list-item>
      </text:list>
      <text:p text:style-name="Horizontal_20_Line"/>
      <text:h text:style-name="Heading_20_3" text:outline-level="3"><text:span text:style-name="Strong_20_Emphasis">General Notes:</text:span></text:h>
      <text:list text:style-name="L36">
        <text:list-item>
          <text:p text:style-name="P80"><text:span text:style-name="Strong_20_Emphasis">Stranded wire</text:span> is preferred inside enclosures for flexibility and durability. </text:p>
        </text:list-item>
        <text:list-item>
          <text:p text:style-name="P80">Use <text:span text:style-name="Strong_20_Emphasis">heat shrink</text:span> or <text:span text:style-name="Strong_20_Emphasis">crimped ferrules</text:span> on wire ends for better connections at terminal blocks. </text:p>
        </text:list-item>
        <text:list-item>
          <text:p text:style-name="P80">Consider using <text:span text:style-name="Strong_20_Emphasis">color-coded wire</text:span>: </text:p>
          <text:list>
            <text:list-item>
              <text:p text:style-name="P80">RED for 5V/12V </text:p>
            </text:list-item>
            <text:list-item>
              <text:p text:style-name="P80">BLACK for GND </text:p>
            </text:list-item>
            <text:list-item>
              <text:p text:style-name="P80">WHITE/YELLOW for signal </text:p>
            </text:list-item>
            <text:list-item>
              <text:p text:style-name="P79">BLUE/GREEN for stepper signals (Step, Dir, EN) </text:p>
            </text:list-item>
          </text:list>
        </text:list-item>
      </text:list>
      <text:p text:style-name="Horizontal_20_Line"/>
      <text:p text:style-name="Text_20_body">Want me to also suggest a few cable management items like specific grommet sizes or wire sleeves to neaten up the internal build?</text:p>
      <text:p text:style-name="Text_20_body"><text:soft-page-break/>/Bob</text:p>
      <text:h text:style-name="P1" text:outline-level="5">You said:</text:h>
      <text:p text:style-name="Text_20_body">yup</text:p>
      <text:h text:style-name="Heading_20_6" text:outline-level="6">ChatGPT said:</text:h>
      <text:h text:style-name="Heading_20_3" text:outline-level="3"><text:span text:style-name="Strong_20_Emphasis">Cable Management Suggestions</text:span></text:h>
      <text:p text:style-name="Text_20_body">Here’s a solid list to keep the inside of your enclosure neat and serviceable:</text:p>
      <text:p text:style-name="Horizontal_20_Line"/>
      <text:h text:style-name="Heading_20_3" text:outline-level="3"><text:span text:style-name="Strong_20_Emphasis">1. Grommets / Strain Reliefs:</text:span></text:h>
      <text:list text:style-name="L37">
        <text:list-item>
          <text:p text:style-name="P82"><text:span text:style-name="Strong_20_Emphasis">Rubber Grommets:</text:span> For softer mounting holes in plastic or metal panels (size based on your cable diameter). </text:p>
          <text:list>
            <text:list-item>
              <text:p text:style-name="P82">Example: <text:span text:style-name="Strong_20_Emphasis">1/4” or 3/8” ID grommets</text:span> for 24-20 AWG cables. </text:p>
            </text:list-item>
          </text:list>
        </text:list-item>
        <text:list-item>
          <text:p text:style-name="P82"><text:span text:style-name="Strong_20_Emphasis">Cable Glands (strain reliefs):</text:span> </text:p>
          <text:list>
            <text:list-item>
              <text:p text:style-name="P82">Example: <text:span text:style-name="Strong_20_Emphasis">PG7 or PG9 nylon cable glands</text:span> for each incoming 5V and 12V power wire bundle. </text:p>
            </text:list-item>
            <text:list-item>
              <text:p text:style-name="P81">They clamp down on the cables to prevent pulling/strain at the entry point. 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Wire Sleeving:</text:span></text:h>
      <text:list text:style-name="L38">
        <text:list-item>
          <text:p text:style-name="P83"><text:span text:style-name="Strong_20_Emphasis">Expandable braided sleeving (PET sleeving):</text:span></text:p>
          <text:list>
            <text:list-item>
              <text:p text:style-name="P84">Great for bundling I2C or GPIO wires inside the box. </text:p>
            </text:list-item>
            <text:list-item>
              <text:p text:style-name="P84">Size: <text:span text:style-name="Strong_20_Emphasis">1/4” or 3/8” expandable sleeving</text:span> for small bundles. </text:p>
            </text:list-item>
          </text:list>
        </text:list-item>
        <text:list-item>
          <text:p text:style-name="P83"><text:span text:style-name="Strong_20_Emphasis">Spiral wrap tubing:</text:span></text:p>
          <text:list>
            <text:list-item>
              <text:p text:style-name="P84">Flexible, reusable, and easy to branch wires out along the route. </text:p>
            </text:list-item>
            <text:list-item>
              <text:p text:style-name="P83">Use on power lines or larger bundles like motor control wiring. 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Cable Tie Mounts + Zip Ties:</text:span></text:h>
      <text:list text:style-name="L39">
        <text:list-item>
          <text:p text:style-name="P85"><text:span text:style-name="Strong_20_Emphasis">Adhesive cable tie mounts:</text:span></text:p>
          <text:list>
            <text:list-item>
              <text:p text:style-name="P86">Small self-stick squares that let you tie bundles directly to the enclosure walls. </text:p>
            </text:list-item>
            <text:list-item>
              <text:p text:style-name="P86">Place these along the inside edge of the enclosure and at cable turns. </text:p>
            </text:list-item>
          </text:list>
        </text:list-item>
        <text:list-item>
          <text:p text:style-name="P85"><text:span text:style-name="Strong_20_Emphasis">Nylon zip ties (small width, like 2.5mm):</text:span></text:p>
          <text:list>
            <text:list-item>
              <text:p text:style-name="P85">Bundle signal wires or power wires together neatly. 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4. Labeling:</text:span></text:h>
      <text:list text:style-name="L40">
        <text:list-item>
          <text:p text:style-name="P88"><text:span text:style-name="Strong_20_Emphasis">Heat shrink tubing with printed labels</text:span> or a simple label maker. </text:p>
          <text:list>
            <text:list-item>
              <text:p text:style-name="P87">Mark each end of signal and power cables to avoid confusion during troubleshooting. </text:p>
            </text:list-item>
          </text:list>
        </text:list-item>
      </text:list>
      <text:p text:style-name="Horizontal_20_Line"/>
      <text:p text:style-name="Text_20_body">Would you like me to help spec out a rough <text:span text:style-name="Strong_20_Emphasis">parts shopping list</text:span> next, including stuff like header pins, terminal blocks, and other little hardware?</text:p>
      <text:p text:style-name="Text_20_body">/Bob</text:p>
      <text:h text:style-name="P1" text:outline-level="5">You said:</text:h>
      <text:p text:style-name="Text_20_body">no, I've got most of that stuff by now. tell me how to mount these perfboards on something to put in the enclosure</text:p>
      <text:h text:style-name="Heading_20_6" text:outline-level="6">ChatGPT said:</text:h>
      <text:p text:style-name="Text_20_body">Alright, let’s talk <text:span text:style-name="Strong_20_Emphasis">mounting perfboards properly inside the enclosure</text:span>.</text:p>
      <text:h text:style-name="Heading_20_3" text:outline-level="3"><text:span text:style-name="Strong_20_Emphasis">Step 1: Mounting Baseplate</text:span></text:h>
      <text:list text:style-name="L41">
        <text:list-item>
          <text:p text:style-name="P90">Use a <text:span text:style-name="Strong_20_Emphasis">sheet of acrylic, polycarbonate, or aluminum</text:span> as a baseplate to mount all your perfboards. </text:p>
        </text:list-item>
        <text:list-item>
          <text:p text:style-name="P90">This baseplate can then be secured to the enclosure using <text:span text:style-name="Strong_20_Emphasis">corner standoffs</text:span> or <text:span text:style-name="Strong_20_Emphasis">screws</text:span>, depending on how much clearance you need. </text:p>
        </text:list-item>
        <text:list-item>
          <text:p text:style-name="P89"><text:span text:style-name="Strong_20_Emphasis">Drill holes</text:span> in the baseplate that match the mounting holes on each perfboard (or you can drill through perfboard corner pads if needed). </text:p>
        </text:list-item>
      </text:list>
      <text:p text:style-name="Horizontal_20_Line"/>
      <text:h text:style-name="Heading_20_3" text:outline-level="3"><text:span text:style-name="Strong_20_Emphasis">Step 2: Perfboard Standoffs</text:span></text:h>
      <text:list text:style-name="L42">
        <text:list-item>
          <text:p text:style-name="P92"><text:span text:style-name="Strong_20_Emphasis">Nylon or metal standoffs</text:span> (1/4” to 3/4” tall) are perfect for mounting the perfboards off the baseplate. </text:p>
          <text:list>
            <text:list-item>
              <text:p text:style-name="P92">Nylon = non-conductive, safer. </text:p>
            </text:list-item>
            <text:list-item>
              <text:p text:style-name="P92">Metal = more robust, but you’ll need to watch for shorting to traces. </text:p>
            </text:list-item>
          </text:list>
        </text:list-item>
        <text:list-item>
          <text:p text:style-name="P91">Use <text:span text:style-name="Strong_20_Emphasis">M3 or #4 machine screws</text:span> with washers and nuts to secure the perfboard to the standoffs. </text:p>
        </text:list-item>
      </text:list>
      <text:p text:style-name="Horizontal_20_Line"/>
      <text:h text:style-name="Heading_20_3" text:outline-level="3"><text:span text:style-name="Strong_20_Emphasis">Step 3: Layout</text:span></text:h>
      <text:list text:style-name="L43">
        <text:list-item>
          <text:p text:style-name="P93">Arrange the perfboards on the baseplate to:</text:p>
          <text:list>
            <text:list-item>
              <text:p text:style-name="P94">Minimize wire crossings. </text:p>
            </text:list-item>
            <text:list-item>
              <text:p text:style-name="P94">Keep I2C and GPIO signal wires short. </text:p>
            </text:list-item>
            <text:list-item>
              <text:p text:style-name="P94">Allow airflow around the stepper driver board. </text:p>
            </text:list-item>
          </text:list>
        </text:list-item>
        <text:list-item>
          <text:p text:style-name="P93">Example layout:</text:p>
        </text:list-item>
      </text:list>
      <text:list text:style-name="L44">
        <text:list-item>
          <text:p text:style-name="P7"><text:span text:style-name="Source_20_Text">------------------------------</text:span></text:p>
          <text:p text:style-name="P5"><text:span text:style-name="Source_20_Text">| <text:s/>[MCP23017 LED Board] <text:s text:c="5"/>|</text:span></text:p>
          <text:p text:style-name="P5"><text:soft-page-break/><text:span text:style-name="Source_20_Text">| <text:s text:c="27"/>|</text:span></text:p>
          <text:p text:style-name="P5"><text:span text:style-name="Source_20_Text">| <text:s/>[Switch Board] <text:s text:c="2"/>[Stepper]|</text:span></text:p>
          <text:p text:style-name="P5"><text:span text:style-name="Source_20_Text">| <text:s text:c="27"/>|</text:span></text:p>
          <text:p text:style-name="P6"><text:span text:style-name="Source_20_Text">------------------------------</text:span></text:p>
        </text:list-item>
        <text:list-item>
          <text:p text:style-name="P95">Leave space near the edge of the baseplate for <text:span text:style-name="Strong_20_Emphasis">wire harness exits</text:span> through the enclosure wall.</text:p>
        </text:list-item>
      </text:list>
      <text:p text:style-name="Horizontal_20_Line"/>
      <text:h text:style-name="Heading_20_3" text:outline-level="3"><text:span text:style-name="Strong_20_Emphasis">Step 4: Baseplate into Enclosure</text:span></text:h>
      <text:list text:style-name="L45">
        <text:list-item>
          <text:p text:style-name="P97">The whole baseplate (with all boards mounted) can now be: </text:p>
          <text:list>
            <text:list-item>
              <text:p text:style-name="P97"><text:span text:style-name="Strong_20_Emphasis">Screwed directly into the enclosure floor</text:span> using short self-tapping screws. </text:p>
            </text:list-item>
            <text:list-item>
              <text:p text:style-name="P96">Or mounted on <text:span text:style-name="Strong_20_Emphasis">larger corner standoffs</text:span> to float it higher, depending on clearance needs for wiring below the baseplate. </text:p>
            </text:list-item>
          </text:list>
        </text:list-item>
      </text:list>
      <text:p text:style-name="Horizontal_20_Line"/>
      <text:h text:style-name="Heading_20_3" text:outline-level="3"><text:span text:style-name="Strong_20_Emphasis">Optional Pro Tip:</text:span></text:h>
      <text:list text:style-name="L46">
        <text:list-item>
          <text:p text:style-name="P98">If you want future flexibility, mount the baseplate using <text:span text:style-name="Strong_20_Emphasis">hinges on one side</text:span> and a small latch on the other, so you can “flip up” the whole assembly inside the enclosure to access the underside for servicing wires. </text:p>
        </text:list-item>
      </text:list>
      <text:p text:style-name="Horizontal_20_Line"/>
      <text:p text:style-name="Text_20_body">Would you like a <text:span text:style-name="Strong_20_Emphasis">visual sketch of the perfboard and baseplate assembly</text:span> as a next step?</text:p>
      <text:p text:style-name="Text_20_body">/Bob</text:p>
      <text:h text:style-name="P1" text:outline-level="5">You said:</text:h>
      <text:p text:style-name="Text_20_body">sure</text:p>
      <text:h text:style-name="Heading_20_6" text:outline-level="6">ChatGPT said:</text:h>
      <text:p text:style-name="Text_20_body">The layout and mounting strategy are now baked into your design!</text:p>
      <text:p text:style-name="Text_20_body">Would you like me to also draw a quick <text:span text:style-name="Strong_20_Emphasis">diagram of the baseplate and standoffs in the enclosure</text:span> for more visual clarity?</text:p>
      <text:p text:style-name="Text_20_body">/Bob</text:p>
      <text:h text:style-name="P1" text:outline-level="5">You said:</text:h>
      <text:p text:style-name="Text_20_body">sure</text:p>
      <text:h text:style-name="Heading_20_6" text:outline-level="6">ChatGPT said:</text:h>
      <text:p text:style-name="Text_20_body">Now you’ve got a <text:span text:style-name="Strong_20_Emphasis">visual layout description</text:span> of how the baseplate and standoffs integrate inside the enclosure!</text:p>
      <text:p text:style-name="Text_20_body">Would you like me to also add a section on <text:span text:style-name="Strong_20_Emphasis">ventilation considerations</text:span> (for airflow around the stepper drivers and Pi) or are you already set on that?</text:p>
      <text:p text:style-name="Text_20_body">/Bob</text:p>
      <text:h text:style-name="P1" text:outline-level="5"><text:soft-page-break/>You said:</text:h>
      <text:p text:style-name="Text_20_body">I think I'll mount the physical switches outside the enclosure. Same with the LEDs, some of which may be in a group near the enclosure, and some may be spread throughout the shop. Same with sensor. advice for planning this.</text:p>
      <text:h text:style-name="Heading_20_6" text:outline-level="6">ChatGPT said:</text:h>
      <text:p text:style-name="Text_20_body">Document updated! You’ve now got external switches, LEDs, and sensors integrated into the layout, with wiring and routing considerations added for clarity.</text:p>
      <text:p text:style-name="Text_20_body">Need help planning <text:span text:style-name="Strong_20_Emphasis">connector types</text:span> for these harnesses (e.g., JST, Molex, screw terminals), or are you set on how you’ll handle the plug-in points?</text:p>
      <text:p text:style-name="Text_20_body">/Bob</text:p>
      <text:p text:style-name="Text_20_body">2/2</text:p>
      <text:h text:style-name="Heading_20_5" text:outline-level="5">You said:</text:h>
      <text:p text:style-name="Text_20_body">help</text:p>
      <text:h text:style-name="Heading_20_6" text:outline-level="6">ChatGPT said:</text:h>
      <text:p text:style-name="Text_20_body">Alright, here’s a solid plan for <text:span text:style-name="Strong_20_Emphasis">connector choices</text:span> that balance durability, serviceability, and ease of assembly for your distributed setup:</text:p>
      <text:p text:style-name="Horizontal_20_Line"/>
      <text:h text:style-name="Heading_20_3" text:outline-level="3"><text:span text:style-name="Strong_20_Emphasis">1. For External Switches (Manual/Auto, ON/OFF)</text:span></text:h>
      <text:list text:style-name="L47">
        <text:list-item>
          <text:p text:style-name="P100"><text:span text:style-name="Strong_20_Emphasis">Connector type:</text:span> <text:span text:style-name="Strong_20_Emphasis">JST-XH 2.54mm</text:span> or <text:span text:style-name="Strong_20_Emphasis">Molex KK series (2.54mm)</text:span> </text:p>
        </text:list-item>
        <text:list-item>
          <text:p text:style-name="P100"><text:span text:style-name="Strong_20_Emphasis">Why:</text:span> Compact, keyed (prevents reverse plugging), and reliable for light-duty signal connections. </text:p>
        </text:list-item>
        <text:list-item>
          <text:p text:style-name="P99"><text:span text:style-name="Strong_20_Emphasis">Pin count:</text:span> 2-pin or 3-pin depending on if you combine GND with each switch signal. </text:p>
        </text:list-item>
      </text:list>
      <text:p text:style-name="Quotations"><text:span text:style-name="Strong_20_Emphasis">Alternative:</text:span></text:p>
      <text:list text:style-name="L48">
        <text:list-item>
          <text:p text:style-name="P101"><text:span text:style-name="Strong_20_Emphasis">Screw terminals</text:span> (if you prefer easy wire swaps without crimping connectors) but bulkier. </text:p>
        </text:list-item>
      </text:list>
      <text:p text:style-name="Horizontal_20_Line"/>
      <text:h text:style-name="Heading_20_3" text:outline-level="3"><text:span text:style-name="Strong_20_Emphasis">2. For Remote LEDs</text:span></text:h>
      <text:list text:style-name="L49">
        <text:list-item>
          <text:p text:style-name="P103"><text:span text:style-name="Strong_20_Emphasis">Connector type:</text:span> <text:span text:style-name="Strong_20_Emphasis">JST-XH or Molex KK (2- or 3-pin)</text:span> </text:p>
        </text:list-item>
        <text:list-item>
          <text:p text:style-name="P103"><text:span text:style-name="Strong_20_Emphasis">Why:</text:span> Each LED needs <text:span text:style-name="Strong_20_Emphasis">VCC + signal + GND</text:span> or just <text:span text:style-name="Strong_20_Emphasis">signal + GND</text:span> depending on how you’re wiring the LEDs. </text:p>
        </text:list-item>
        <text:list-item>
          <text:p text:style-name="P102"><text:span text:style-name="Strong_20_Emphasis">Pin count:</text:span> 2-pin if you share a common ground elsewhere, 3-pin if each LED gets its own ground return. </text:p>
        </text:list-item>
      </text:list>
      <text:p text:style-name="Quotations"><text:span text:style-name="Strong_20_Emphasis">Tip:</text:span> Color-code LED wires and label them, especially if they run far across the shop.</text:p>
      <text:p text:style-name="Horizontal_20_Line"/>
      <text:h text:style-name="Heading_20_3" text:outline-level="3"><text:soft-page-break/><text:span text:style-name="Strong_20_Emphasis">3. For Sensors (e.g., current sensors)</text:span></text:h>
      <text:list text:style-name="L50">
        <text:list-item>
          <text:p text:style-name="P105"><text:span text:style-name="Strong_20_Emphasis">Connector type:</text:span> <text:span text:style-name="Strong_20_Emphasis">JST-XH or Molex KK (3- or 4-pin)</text:span> </text:p>
        </text:list-item>
        <text:list-item>
          <text:p text:style-name="P105"><text:span text:style-name="Strong_20_Emphasis">Why:</text:span> Most sensors need <text:span text:style-name="Strong_20_Emphasis">VCC, GND, signal</text:span> (and sometimes an additional signal or calibration pin). </text:p>
        </text:list-item>
        <text:list-item>
          <text:p text:style-name="P104"><text:span text:style-name="Strong_20_Emphasis">Pin count:</text:span> Usually <text:span text:style-name="Strong_20_Emphasis">3-pin</text:span> (VCC, GND, Signal). </text:p>
        </text:list-item>
      </text:list>
      <text:p text:style-name="Horizontal_20_Line"/>
      <text:h text:style-name="Heading_20_3" text:outline-level="3"><text:span text:style-name="Strong_20_Emphasis">4. Inside the Enclosure (Perfboard Interconnects)</text:span></text:h>
      <text:list text:style-name="L51">
        <text:list-item>
          <text:p text:style-name="P106"><text:span text:style-name="Strong_20_Emphasis">Between boards:</text:span></text:p>
          <text:list>
            <text:list-item>
              <text:p text:style-name="P107">Use <text:span text:style-name="Strong_20_Emphasis">male/female header pins with jumper wires</text:span> or <text:span text:style-name="Strong_20_Emphasis">Dupont-style connectors</text:span> for flexibility. </text:p>
            </text:list-item>
            <text:list-item>
              <text:p text:style-name="P107">For more robustness, consider <text:span text:style-name="Strong_20_Emphasis">lockable JST or Molex headers</text:span> here too. </text:p>
            </text:list-item>
          </text:list>
        </text:list-item>
        <text:list-item>
          <text:p text:style-name="P106"><text:span text:style-name="Strong_20_Emphasis">Power inlets:</text:span></text:p>
          <text:list>
            <text:list-item>
              <text:p text:style-name="P106"><text:span text:style-name="Strong_20_Emphasis">Panel-mount barrel jacks</text:span> or <text:span text:style-name="Strong_20_Emphasis">XT30/XT60 connectors</text:span> for clean DC entry points (if you want disconnect capability inside the enclosure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Cable Types</text:span></text:h>
      <text:list text:style-name="L52">
        <text:list-item>
          <text:p text:style-name="P109">Use <text:span text:style-name="Strong_20_Emphasis">24 AWG stranded wire</text:span> inside heat-shrinked bundles or braided sleeving for signal wires. </text:p>
        </text:list-item>
        <text:list-item>
          <text:p text:style-name="P108">For longer runs (to switches, LEDs across the shop), you could use <text:span text:style-name="Strong_20_Emphasis">shielded 24 AWG twisted pair</text:span> to reduce noise pickup, especially if running parallel to power cables. </text:p>
        </text:list-item>
      </text:list>
      <text:p text:style-name="Horizontal_20_Line"/>
      <text:p text:style-name="Text_20_body">Would you like me to update the document to reflect these connector choices and distributed harness plan?</text:p>
      <text:p text:style-name="Text_20_body">/Bob</text:p>
      <text:h text:style-name="P1" text:outline-level="5">You said:</text:h>
      <text:p text:style-name="Text_20_body">I'll be running small groups of 3 or 4 wires across the shop to machines. I'm reluctant to start crimping jst or molex connectors on one end of these wires. I think I'd prefer to run the wires into the enclosure through some sort of grommet and connect them to terminal strips of some sort (probably the small green ones)</text:p>
      <text:h text:style-name="Heading_20_6" text:outline-level="6">ChatGPT said:</text:h>
      <text:p text:style-name="Text_20_body">That’s a very practical call, Paul! Here’s how to execute it cleanly:</text:p>
      <text:p text:style-name="Horizontal_20_Line"/>
      <text:h text:style-name="Heading_20_3" text:outline-level="3"><text:soft-page-break/><text:span text:style-name="Strong_20_Emphasis">Recommended Approach:</text:span></text:h>
      <text:h text:style-name="Heading_20_3" text:outline-level="3"><text:span text:style-name="Strong_20_Emphasis">1. Grommeted Entry Points</text:span></text:h>
      <text:list text:style-name="L53">
        <text:list-item>
          <text:p text:style-name="P111">For each machine or remote switch/LED cluster: </text:p>
          <text:list>
            <text:list-item>
              <text:p text:style-name="P111">Drill enclosure holes sized for <text:span text:style-name="Strong_20_Emphasis">rubber grommets</text:span> or use <text:span text:style-name="Strong_20_Emphasis">cable glands</text:span> (for better strain relief). </text:p>
            </text:list-item>
            <text:list-item>
              <text:p text:style-name="P110">Feed the small bundles (3-4 wires) directly through. </text:p>
            </text:list-item>
          </text:list>
        </text:list-item>
      </text:list>
      <text:h text:style-name="Heading_20_3" text:outline-level="3"><text:span text:style-name="Strong_20_Emphasis">2. Terminal Strips Inside Enclosure</text:span></text:h>
      <text:list text:style-name="L54">
        <text:list-item>
          <text:p text:style-name="P113"><text:span text:style-name="Strong_20_Emphasis">Use those small green pluggable screw terminal blocks</text:span> (2.54mm or 3.5mm pitch). </text:p>
          <text:list>
            <text:list-item>
              <text:p text:style-name="P113">Mount them on the perfboard or directly on the baseplate using adhesive backing or small brackets. </text:p>
            </text:list-item>
            <text:list-item>
              <text:p text:style-name="P112">Example: Phoenix Contact, WAGO, or generic PCB-mount versions. </text:p>
            </text:list-item>
          </text:list>
        </text:list-item>
      </text:list>
      <text:h text:style-name="Heading_20_3" text:outline-level="3"><text:span text:style-name="Strong_20_Emphasis">3. Wire Management Inside</text:span></text:h>
      <text:list text:style-name="L55">
        <text:list-item>
          <text:p text:style-name="P115"><text:span text:style-name="Strong_20_Emphasis">Route bundles along the inside wall</text:span> and secure them with <text:span text:style-name="Strong_20_Emphasis">cable tie mounts</text:span> before landing them on the terminal strips. </text:p>
        </text:list-item>
        <text:list-item>
          <text:p text:style-name="P114">Label each wire with heat shrink or adhesive flags at both ends. </text:p>
        </text:list-item>
      </text:list>
      <text:h text:style-name="Heading_20_3" text:outline-level="3"><text:span text:style-name="Strong_20_Emphasis">4. Enclosure-side Connections</text:span></text:h>
      <text:list text:style-name="L56">
        <text:list-item>
          <text:p text:style-name="P117">From the terminal strip: </text:p>
          <text:list>
            <text:list-item>
              <text:p text:style-name="P116">Short jumper wires (22-24 AWG) can connect directly to your <text:span text:style-name="Strong_20_Emphasis">switch board inputs</text:span> and <text:span text:style-name="Strong_20_Emphasis">MCP23017 LED outputs</text:span>. </text:p>
            </text:list-item>
          </text:list>
        </text:list-item>
      </text:list>
      <text:p text:style-name="Horizontal_20_Line"/>
      <text:h text:style-name="Heading_20_3" text:outline-level="3"><text:span text:style-name="Strong_20_Emphasis">Advantages of your plan:</text:span></text:h>
      <text:list text:style-name="L57">
        <text:list-item>
          <text:p text:style-name="P119">Faster to install and modify. </text:p>
        </text:list-item>
        <text:list-item>
          <text:p text:style-name="P119">Easier field service — no connector tools needed. </text:p>
        </text:list-item>
        <text:list-item>
          <text:p text:style-name="P118">Allows you to run plain stranded wire from shop machines directly to the control box without a harness. </text:p>
        </text:list-item>
      </text:list>
      <text:p text:style-name="Horizontal_20_Line"/>
      <text:h text:style-name="Heading_20_3" text:outline-level="3">Want me to also recommend a <text:span text:style-name="Strong_20_Emphasis">terminal block layout</text:span> to keep related wires grouped (e.g., one terminal block per machine or one block per signal type)?</text:h>
      <text:p text:style-name="Text_20_body">/Bob</text:p>
      <text:h text:style-name="P1" text:outline-level="5">You said:</text:h>
      <text:p text:style-name="Text_20_body">yes. then suggest strategy/tactic for being able to cleanly add to the groups as I populate more LED positions and switch positions in the future.</text:p>
      <text:h text:style-name="Heading_20_6" text:outline-level="6"><text:soft-page-break/>ChatGPT said:</text:h>
      <text:h text:style-name="Heading_20_3" text:outline-level="3"><text:span text:style-name="Strong_20_Emphasis">Terminal Block Layout Recommendation</text:span></text:h>
      <text:p text:style-name="Text_20_body">Here’s a <text:span text:style-name="Strong_20_Emphasis">modular, expandable structure</text:span> you can use:</text:p>
      <text:p text:style-name="Horizontal_20_Line"/>
      <text:h text:style-name="Heading_20_3" text:outline-level="3"><text:span text:style-name="Strong_20_Emphasis">Layout Concept:</text:span></text:h>
      <text:h text:style-name="Heading_20_4" text:outline-level="4"><text:span text:style-name="Strong_20_Emphasis">Option A: By Machine Group</text:span></text:h>
      <text:p text:style-name="Text_20_body">For each machine (or tool station), create a small "block set":</text:p>
      <text:list text:style-name="L58">
        <text:list-item>
          <text:p text:style-name="P121"><text:span text:style-name="Strong_20_Emphasis">1x 4-position terminal block</text:span>: </text:p>
          <text:list>
            <text:list-item>
              <text:p text:style-name="P121"><text:span text:style-name="Strong_20_Emphasis">Switch Manual/Auto</text:span> </text:p>
            </text:list-item>
            <text:list-item>
              <text:p text:style-name="P121"><text:span text:style-name="Strong_20_Emphasis">Switch ON/OFF</text:span> </text:p>
            </text:list-item>
            <text:list-item>
              <text:p text:style-name="P121"><text:span text:style-name="Strong_20_Emphasis">LED Manual/Auto RED</text:span> </text:p>
            </text:list-item>
            <text:list-item>
              <text:p text:style-name="P120"><text:span text:style-name="Strong_20_Emphasis">LED Manual/Auto GREEN</text:span> </text:p>
            </text:list-item>
          </text:list>
        </text:list-item>
      </text:list>
      <text:p text:style-name="Text_20_body">Each machine would have its <text:span text:style-name="Strong_20_Emphasis">own block set</text:span> mounted in a row. This makes it easy to add machines incrementally.</text:p>
      <text:p text:style-name="Horizontal_20_Line"/>
      <text:h text:style-name="Heading_20_4" text:outline-level="4"><text:span text:style-name="Strong_20_Emphasis">Option B: By Signal Type</text:span></text:h>
      <text:p text:style-name="Text_20_body">Alternatively, group by signal type:</text:p>
      <text:list text:style-name="L59">
        <text:list-item>
          <text:p text:style-name="P123"><text:span text:style-name="Strong_20_Emphasis">1x block for all switch signals</text:span> </text:p>
        </text:list-item>
        <text:list-item>
          <text:p text:style-name="P123"><text:span text:style-name="Strong_20_Emphasis">1x block for all LED REDs</text:span> </text:p>
        </text:list-item>
        <text:list-item>
          <text:p text:style-name="P123"><text:span text:style-name="Strong_20_Emphasis">1x block for all LED GREENs</text:span> </text:p>
        </text:list-item>
        <text:list-item>
          <text:p text:style-name="P122"><text:span text:style-name="Strong_20_Emphasis">1x block for all switch commons (GND or shared lines)</text:span> </text:p>
        </text:list-item>
      </text:list>
      <text:p text:style-name="Text_20_body">This makes adding more positions easy but mixes machines in the same terminal block row.</text:p>
      <text:p text:style-name="Horizontal_20_Line"/>
      <text:h text:style-name="Heading_20_3" text:outline-level="3"><text:span text:style-name="Strong_20_Emphasis">Recommendation:</text:span></text:h>
      <text:p text:style-name="Text_20_body"><text:span text:style-name="Strong_20_Emphasis">Option A</text:span> (per machine) is cleaner for scaling later and makes troubleshooting easier.</text:p>
      <text:p text:style-name="Horizontal_20_Line"/>
      <text:h text:style-name="Heading_20_3" text:outline-level="3"><text:span text:style-name="Strong_20_Emphasis">Tactic for Future Expansion</text:span></text:h>
      <text:h text:style-name="Heading_20_4" text:outline-level="4"><text:span text:style-name="Strong_20_Emphasis">1. Reserve extra space:</text:span></text:h>
      <text:list text:style-name="L60">
        <text:list-item>
          <text:p text:style-name="P125">Leave empty space on your baseplate or along the enclosure wall for future terminal blocks. </text:p>
        </text:list-item>
        <text:list-item>
          <text:p text:style-name="P124">Mount terminal blocks on <text:span text:style-name="Strong_20_Emphasis">modular DIN rail sections</text:span> or <text:span text:style-name="Strong_20_Emphasis">small adhesive risers</text:span> so you can snap or stick new ones on as needed. </text:p>
        </text:list-item>
      </text:list>
      <text:h text:style-name="Heading_20_4" text:outline-level="4"><text:soft-page-break/><text:span text:style-name="Strong_20_Emphasis">2. Pre-wire spare channels:</text:span></text:h>
      <text:list text:style-name="L61">
        <text:list-item>
          <text:p text:style-name="P127">If possible, pre-run an extra <text:span text:style-name="Strong_20_Emphasis">1-2 pairs of wires</text:span> (e.g., 3-wire bundles) to some machines even if you don't populate them now. </text:p>
        </text:list-item>
        <text:list-item>
          <text:p text:style-name="P126">Leave them labeled and coiled inside the enclosure, ready to land on terminal blocks when needed. </text:p>
        </text:list-item>
      </text:list>
      <text:h text:style-name="Heading_20_4" text:outline-level="4"><text:span text:style-name="Strong_20_Emphasis">3. Expansion-friendly labels:</text:span></text:h>
      <text:list text:style-name="L62">
        <text:list-item>
          <text:p text:style-name="P129">Label each terminal block by machine number or location (e.g., "Lathe Block", "Table Saw Block"). </text:p>
        </text:list-item>
        <text:list-item>
          <text:p text:style-name="P128">Also label spare positions as <text:span text:style-name="Strong_20_Emphasis">"SPARE-1," "SPARE-2"</text:span>, etc., so you can remember what’s reserved. </text:p>
        </text:list-item>
      </text:list>
      <text:h text:style-name="Heading_20_4" text:outline-level="4"><text:span text:style-name="Strong_20_Emphasis">4. Power/GND common rails:</text:span></text:h>
      <text:list text:style-name="L63">
        <text:list-item>
          <text:p text:style-name="P131">Use <text:span text:style-name="Strong_20_Emphasis">one or two long terminal strips</text:span> (e.g., 8- or 12-position) as shared GND and/or VCC rails near the block sets. </text:p>
        </text:list-item>
        <text:list-item>
          <text:p text:style-name="P130">When you add new machines, you only need to add their <text:span text:style-name="Strong_20_Emphasis">signal wires</text:span> to their individual block and tap the existing GND/VCC rails. </text:p>
        </text:list-item>
      </text:list>
      <text:p text:style-name="Horizontal_20_Line"/>
      <text:h text:style-name="Heading_20_3" text:outline-level="3">Want me to also sketch this into your layout diagram so you can see how the block sets and common rails could sit inside the enclosure?</text:h>
      <text:p text:style-name="Text_20_body">/Bob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Here's an updated conceptual diagram to integrate <text:span text:style-name="Strong_20_Emphasis">modular terminal blocks</text:span> and allow for <text:span text:style-name="Strong_20_Emphasis">clean future expansion</text:span>:</text:p>
      <text:p text:style-name="Horizontal_20_Line"/>
      <text:h text:style-name="Heading_20_3" text:outline-level="3"><text:span text:style-name="Strong_20_Emphasis">Expanded Terminal Block Layout</text:span></text:h>
      <text:p text:style-name="P2"><text:span text:style-name="Source_20_Text">[ Enclosure Wall ]</text:span></text:p>
      <text:p text:style-name="P3"><text:span text:style-name="Source_20_Text"><text:s text:c="3"/>|</text:span></text:p>
      <text:p text:style-name="P3"><text:span text:style-name="Source_20_Text"><text:s text:c="3"/>|-- Grommet / Cable Gland Entry Points (Machine 1, 2, 3, etc.)</text:span></text:p>
      <text:p text:style-name="P3"><text:span text:style-name="Source_20_Text"><text:s text:c="3"/>|</text:span></text:p>
      <text:p text:style-name="P3"><text:span text:style-name="Source_20_Text"><text:s text:c="3"/>|-- DIN rail or adhesive-mounted baseplate with terminal blocks:</text:span></text:p>
      <text:p text:style-name="P3"><text:span text:style-name="Source_20_Text"><text:s text:c="8"/>|-- [ Machine 1 Block ]</text:span></text:p>
      <text:p text:style-name="P3"><text:span text:style-name="Source_20_Text"><text:s text:c="8"/>| <text:s text:c="4"/>- Switch Manual/Auto</text:span></text:p>
      <text:p text:style-name="P3"><text:span text:style-name="Source_20_Text"><text:s text:c="8"/>| <text:s text:c="4"/>- Switch ON/OFF</text:span></text:p>
      <text:p text:style-name="P3"><text:span text:style-name="Source_20_Text"><text:s text:c="8"/>| <text:s text:c="4"/>- LED RED</text:span></text:p>
      <text:p text:style-name="P3"><text:span text:style-name="Source_20_Text"><text:s text:c="8"/>| <text:s text:c="4"/>- LED GREEN</text:span></text:p>
      <text:p text:style-name="P3"><text:span text:style-name="Source_20_Text"><text:s text:c="8"/>|</text:span></text:p>
      <text:p text:style-name="P3"><text:span text:style-name="Source_20_Text"><text:s text:c="8"/>|-- [ Machine 2 Block ]</text:span></text:p>
      <text:p text:style-name="P3"><text:span text:style-name="Source_20_Text"><text:s text:c="8"/>| <text:s text:c="4"/>- Switch Manual/Auto</text:span></text:p>
      <text:p text:style-name="P3"><text:span text:style-name="Source_20_Text"><text:s text:c="8"/>| <text:s text:c="4"/>- Switch ON/OFF</text:span></text:p>
      <text:p text:style-name="P3"><text:soft-page-break/><text:span text:style-name="Source_20_Text"><text:s text:c="8"/>| <text:s text:c="4"/>- LED RED</text:span></text:p>
      <text:p text:style-name="P3"><text:span text:style-name="Source_20_Text"><text:s text:c="8"/>| <text:s text:c="4"/>- LED GREEN</text:span></text:p>
      <text:p text:style-name="P3"><text:span text:style-name="Source_20_Text"><text:s text:c="8"/>|</text:span></text:p>
      <text:p text:style-name="P3"><text:span text:style-name="Source_20_Text"><text:s text:c="8"/>|-- [ Machine 3 Block ]</text:span></text:p>
      <text:p text:style-name="P3"><text:span text:style-name="Source_20_Text"><text:s text:c="8"/>| <text:s text:c="4"/>- Switch Manual/Auto</text:span></text:p>
      <text:p text:style-name="P3"><text:span text:style-name="Source_20_Text"><text:s text:c="8"/>| <text:s text:c="4"/>- Switch ON/OFF</text:span></text:p>
      <text:p text:style-name="P3"><text:span text:style-name="Source_20_Text"><text:s text:c="8"/>| <text:s text:c="4"/>- LED RED</text:span></text:p>
      <text:p text:style-name="P3"><text:span text:style-name="Source_20_Text"><text:s text:c="8"/>| <text:s text:c="4"/>- LED GREEN</text:span></text:p>
      <text:p text:style-name="P3"><text:span text:style-name="Source_20_Text"><text:s text:c="8"/>|</text:span></text:p>
      <text:p text:style-name="P3"><text:span text:style-name="Source_20_Text"><text:s text:c="8"/>|-- [ SPARE Block ]</text:span></text:p>
      <text:p text:style-name="P3"><text:span text:style-name="Source_20_Text"><text:s text:c="8"/>| <text:s text:c="4"/>- Unused terminals for future machines</text:span></text:p>
      <text:p text:style-name="P3"><text:span text:style-name="Source_20_Text"><text:s text:c="3"/>|</text:span></text:p>
      <text:p text:style-name="P3"><text:span text:style-name="Source_20_Text"><text:s text:c="3"/>|-- [ GND Common Strip ] </text:span></text:p>
      <text:p text:style-name="P3"><text:span text:style-name="Source_20_Text"><text:s text:c="3"/>|-- [ VCC Common Strip ] (optional)</text:span></text:p>
      <text:p text:style-name="P3"><text:span text:style-name="Source_20_Text"><text:s text:c="3"/>|</text:span></text:p>
      <text:p text:style-name="P4"><text:span text:style-name="Source_20_Text"><text:s text:c="3"/>|-- Short jumpers to Switch Board and MCP23017 LED Board</text:span></text:p>
      <text:p text:style-name="Horizontal_20_Line"/>
      <text:h text:style-name="Heading_20_3" text:outline-level="3"><text:span text:style-name="Strong_20_Emphasis">Key Features:</text:span></text:h>
      <text:list text:style-name="L64">
        <text:list-item>
          <text:p text:style-name="P133">Each machine has its <text:span text:style-name="Strong_20_Emphasis">own cluster of terminals</text:span> (4 terminals per machine as a baseline). </text:p>
        </text:list-item>
        <text:list-item>
          <text:p text:style-name="P133"><text:span text:style-name="Strong_20_Emphasis">GND and VCC</text:span> rails run horizontally beneath or beside the machine blocks. </text:p>
        </text:list-item>
        <text:list-item>
          <text:p text:style-name="P133">When you add a new machine: </text:p>
          <text:list>
            <text:list-item>
              <text:p text:style-name="P133">Simply install another 4-position block in the row. </text:p>
            </text:list-item>
            <text:list-item>
              <text:p text:style-name="P132">Tap into the nearby GND and VCC rail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Scalability</text:span></text:h>
      <text:list text:style-name="L65">
        <text:list-item>
          <text:p text:style-name="P135">You could start with <text:span text:style-name="Strong_20_Emphasis">2-3 blocks</text:span> and add more down the row as needed. </text:p>
        </text:list-item>
        <text:list-item>
          <text:p text:style-name="P134">Easy to reorganize if you use <text:span text:style-name="Strong_20_Emphasis">DIN rail clip-on terminals</text:span> or adhesive terminal strips. </text:p>
        </text:list-item>
      </text:list>
      <text:p text:style-name="Horizontal_20_Line"/>
      <text:h text:style-name="Heading_20_3" text:outline-level="3">Would you like me to now reflect this into the full document, including the wiring strategy?</text:h>
      <text:p text:style-name="Text_20_body">/ Bob</text:p>
      <text:h text:style-name="P1" text:outline-level="5">You said:</text:h>
      <text:p text:style-name="Text_20_body">yes</text:p>
      <text:h text:style-name="Heading_20_6" text:outline-level="6">ChatGPT said:</text:h>
      <text:p text:style-name="Text_20_body">The document is ready with your terminal block strategy, clean modular structure, and expansion-friendly layout.</text:p>
      <text:p text:style-name="Text_20_body">Would you like me to also help draft a <text:span text:style-name="Strong_20_Emphasis">quick checklist</text:span> for wiring and enclosure prep before you start cutting/drilling?</text:p>
      <text:p text:style-name="Text_20_body">/Bob</text:p>
      <text:h text:style-name="Heading_20_5" text:outline-level="5"><text:soft-page-break/>You said:</text:h>
      <text:p text:style-name="Text_20_body">sure</text:p>
      <text:h text:style-name="Heading_20_6" text:outline-level="6">ChatGPT said:</text:h>
      <text:h text:style-name="Heading_20_3" text:outline-level="3"><text:span text:style-name="Strong_20_Emphasis">Dust Collector Control System - Wiring &amp; Enclosure Prep Checklist</text:span></text:h>
      <text:p text:style-name="Horizontal_20_Line"/>
      <text:h text:style-name="Heading_20_3" text:outline-level="3"><text:span text:style-name="Strong_20_Emphasis">1. Enclosure Prep</text:span></text:h>
      <text:list text:style-name="L66">
        <text:list-item>
          <text:p text:style-name="P136"/>
        </text:list-item>
      </text:list>
      <text:list text:style-name="L67">
        <text:list-item>
          <text:p text:style-name="P137">Measure and mark <text:span text:style-name="Strong_20_Emphasis">entry points</text:span> for grommets or cable glands (based on wire bundles per machine). </text:p>
        </text:list-item>
      </text:list>
      <text:list text:style-name="L69">
        <text:list-item>
          <text:p text:style-name="P138">Drill holes for all <text:span text:style-name="Strong_20_Emphasis">grommets/cable glands</text:span> (leave extra for future expansion). </text:p>
        </text:list-item>
      </text:list>
      <text:list text:style-name="L71">
        <text:list-item>
          <text:p text:style-name="P139">Drill mounting holes for the <text:span text:style-name="Strong_20_Emphasis">baseplate</text:span> inside the enclosure. </text:p>
        </text:list-item>
      </text:list>
      <text:list text:style-name="L73">
        <text:list-item>
          <text:p text:style-name="P140">Pre-mount <text:span text:style-name="Strong_20_Emphasis">DIN rail</text:span> or adhesive <text:span text:style-name="Strong_20_Emphasis">terminal strip mounts</text:span> along one side of the baseplate or enclosure wall. </text:p>
        </text:list-item>
      </text:list>
      <text:list text:style-name="L75">
        <text:list-item>
          <text:p text:style-name="P141">Confirm clearance around enclosure edges for cable routing and harness exits. </text:p>
        </text:list-item>
      </text:list>
      <text:p text:style-name="Horizontal_20_Line"/>
      <text:h text:style-name="Heading_20_3" text:outline-level="3"><text:span text:style-name="Strong_20_Emphasis">2. Baseplate Assembly</text:span></text:h>
      <text:list text:style-name="L76">
        <text:list-item>
          <text:p text:style-name="P142"/>
        </text:list-item>
      </text:list>
      <text:list text:style-name="L77">
        <text:list-item>
          <text:p text:style-name="P143">Drill holes in the baseplate for <text:span text:style-name="Strong_20_Emphasis">perfboard standoffs</text:span>. </text:p>
        </text:list-item>
      </text:list>
      <text:list text:style-name="L79">
        <text:list-item>
          <text:p text:style-name="P144">Mount <text:span text:style-name="Strong_20_Emphasis">MCP23017 LED board</text:span>, <text:span text:style-name="Strong_20_Emphasis">Switch board</text:span>, and <text:span text:style-name="Strong_20_Emphasis">Stepper driver board</text:span> on standoffs. </text:p>
        </text:list-item>
      </text:list>
      <text:list text:style-name="L81">
        <text:list-item>
          <text:p text:style-name="P145">Reserve open space for future boards or terminal blocks. </text:p>
        </text:list-item>
      </text:list>
      <text:p text:style-name="Horizontal_20_Line"/>
      <text:h text:style-name="Heading_20_3" text:outline-level="3"><text:span text:style-name="Strong_20_Emphasis">3. Terminal Block Setup</text:span></text:h>
      <text:list text:style-name="L82">
        <text:list-item>
          <text:p text:style-name="P146"/>
        </text:list-item>
      </text:list>
      <text:list text:style-name="L83">
        <text:list-item>
          <text:p text:style-name="P147">Mount and label terminal blocks: </text:p>
        </text:list-item>
      </text:list>
      <text:list text:style-name="L84">
        <text:list-item>
          <text:p text:style-name="P149">"Machine 1 Block," "Machine 2 Block," etc. </text:p>
        </text:list-item>
        <text:list-item>
          <text:p text:style-name="P148">"SPARE Block" for future machines. </text:p>
        </text:list-item>
      </text:list>
      <text:list text:style-name="L86">
        <text:list-item>
          <text:p text:style-name="P150">Mount <text:span text:style-name="Strong_20_Emphasis">GND</text:span> and optional <text:span text:style-name="Strong_20_Emphasis">VCC common rails</text:span>. </text:p>
        </text:list-item>
      </text:list>
      <text:list text:style-name="L88">
        <text:list-item>
          <text:p text:style-name="P151">Pre-wire GND rails to each terminal block row. </text:p>
        </text:list-item>
      </text:list>
      <text:list text:style-name="L90">
        <text:list-item>
          <text:p text:style-name="P152">Optionally wire VCC (for LED common anodes, etc.). </text:p>
        </text:list-item>
      </text:list>
      <text:p text:style-name="Horizontal_20_Line"/>
      <text:h text:style-name="Heading_20_3" text:outline-level="3"><text:span text:style-name="Strong_20_Emphasis">4. Internal Wire Routing</text:span></text:h>
      <text:list text:style-name="L91">
        <text:list-item>
          <text:p text:style-name="P153"/>
        </text:list-item>
      </text:list>
      <text:list text:style-name="L92">
        <text:list-item>
          <text:p text:style-name="P154">Install <text:span text:style-name="Strong_20_Emphasis">cable tie mounts</text:span> along enclosure walls and baseplate edges. </text:p>
        </text:list-item>
      </text:list>
      <text:list text:style-name="L94">
        <text:list-item>
          <text:p text:style-name="P155"><text:soft-page-break/>Route internal wiring bundles neatly using <text:span text:style-name="Strong_20_Emphasis">zip ties</text:span> and <text:span text:style-name="Strong_20_Emphasis">sleeving</text:span>. </text:p>
        </text:list-item>
      </text:list>
      <text:list text:style-name="L96">
        <text:list-item>
          <text:p text:style-name="P156">Label all wires (heat shrink or adhesive flags). </text:p>
        </text:list-item>
      </text:list>
      <text:p text:style-name="Horizontal_20_Line"/>
      <text:h text:style-name="Heading_20_3" text:outline-level="3"><text:span text:style-name="Strong_20_Emphasis">5. External Harnesses</text:span></text:h>
      <text:list text:style-name="L97">
        <text:list-item>
          <text:p text:style-name="P157"/>
        </text:list-item>
      </text:list>
      <text:list text:style-name="L98">
        <text:list-item>
          <text:p text:style-name="P158">Bundle and label <text:span text:style-name="Strong_20_Emphasis">3-4 wire groups</text:span> running to each machine (switches + LEDs). </text:p>
        </text:list-item>
      </text:list>
      <text:list text:style-name="L100">
        <text:list-item>
          <text:p text:style-name="P159">Route harnesses along walls or ceiling using <text:span text:style-name="Strong_20_Emphasis">conduit</text:span> or <text:span text:style-name="Strong_20_Emphasis">wire raceways</text:span> as needed. </text:p>
        </text:list-item>
      </text:list>
      <text:list text:style-name="L102">
        <text:list-item>
          <text:p text:style-name="P160">Leave extra slack inside the enclosure for easy terminal strip connections. </text:p>
        </text:list-item>
      </text:list>
      <text:p text:style-name="Horizontal_20_Line"/>
      <text:h text:style-name="Heading_20_3" text:outline-level="3"><text:span text:style-name="Strong_20_Emphasis">6. Testing &amp; Expansion Prep</text:span></text:h>
      <text:list text:style-name="L103">
        <text:list-item>
          <text:p text:style-name="P161"/>
        </text:list-item>
      </text:list>
      <text:list text:style-name="L104">
        <text:list-item>
          <text:p text:style-name="P162">Continuity check all terminal block connections. </text:p>
        </text:list-item>
      </text:list>
      <text:list text:style-name="L106">
        <text:list-item>
          <text:p text:style-name="P163">Confirm spare terminal positions and grommet space are available for future machines. </text:p>
        </text:list-item>
      </text:list>
      <text:p text:style-name="Horizontal_20_Line"/>
      <text:p text:style-name="Text_20_body">Would you like me to also help map out a <text:span text:style-name="Strong_20_Emphasis">cable color-coding scheme</text:span> for all this? That way you’re never second-guessing your bundles mid-project.</text:p>
      <text:p text:style-name="Text_20_body">/Bob</text:p>
      <text:h text:style-name="P1" text:outline-level="5">You said:</text:h>
      <text:p text:style-name="Text_20_body">sure</text:p>
      <text:h text:style-name="Heading_20_6" text:outline-level="6">ChatGPT said:</text:h>
      <text:h text:style-name="Heading_20_3" text:outline-level="3"><text:span text:style-name="Strong_20_Emphasis">Color-Coding Scheme for Wires</text:span></text:h>
      <text:p text:style-name="Text_20_body">Here’s a clean, scalable color-coding plan for your distributed system:</text:p>
      <text:p text:style-name="Horizontal_20_Line"/>
      <text:h text:style-name="Heading_20_3" text:outline-level="3"><text:span text:style-name="Strong_20_Emphasis">1. Switch Wiring (per machine)</text:span></text:h>
      <text:list text:style-name="L107">
        <text:list-item>
          <text:p text:style-name="P165"><text:span text:style-name="Strong_20_Emphasis">Manual/Auto switch signal:</text:span> <text:span text:style-name="Strong_20_Emphasis">WHITE</text:span> </text:p>
        </text:list-item>
        <text:list-item>
          <text:p text:style-name="P165"><text:span text:style-name="Strong_20_Emphasis">ON/OFF switch signal:</text:span> <text:span text:style-name="Strong_20_Emphasis">YELLOW</text:span> </text:p>
        </text:list-item>
        <text:list-item>
          <text:p text:style-name="P164"><text:span text:style-name="Strong_20_Emphasis">Common Ground for switches:</text:span> <text:span text:style-name="Strong_20_Emphasis">BLACK</text:span> </text:p>
        </text:list-item>
      </text:list>
      <text:p text:style-name="Quotations">Optional: If switches use separate commons, you can alternate with <text:span text:style-name="Strong_20_Emphasis">GRAY</text:span> for one of them.</text:p>
      <text:p text:style-name="Horizontal_20_Line"/>
      <text:h text:style-name="Heading_20_3" text:outline-level="3"><text:span text:style-name="Strong_20_Emphasis">2. LED Wiring (per machine)</text:span></text:h>
      <text:list text:style-name="L108">
        <text:list-item>
          <text:p text:style-name="P167"><text:span text:style-name="Strong_20_Emphasis">LED RED (Manual Mode indicator):</text:span> <text:span text:style-name="Strong_20_Emphasis">RED</text:span> </text:p>
        </text:list-item>
        <text:list-item>
          <text:p text:style-name="P167"><text:soft-page-break/><text:span text:style-name="Strong_20_Emphasis">LED GREEN (Auto Mode indicator):</text:span> <text:span text:style-name="Strong_20_Emphasis">GREEN</text:span> </text:p>
        </text:list-item>
        <text:list-item>
          <text:p text:style-name="P166"><text:span text:style-name="Strong_20_Emphasis">Common Ground for LEDs:</text:span> <text:span text:style-name="Strong_20_Emphasis">BLACK</text:span> </text:p>
        </text:list-item>
      </text:list>
      <text:p text:style-name="Quotations">If LEDs share a common anode (VCC), use <text:span text:style-name="Strong_20_Emphasis">BLUE</text:span> for the 5V LED power line.</text:p>
      <text:p text:style-name="Horizontal_20_Line"/>
      <text:h text:style-name="Heading_20_3" text:outline-level="3"><text:span text:style-name="Strong_20_Emphasis">3. I2C &amp; Internal Signals</text:span></text:h>
      <text:list text:style-name="L109">
        <text:list-item>
          <text:p text:style-name="P169"><text:span text:style-name="Strong_20_Emphasis">SDA:</text:span> <text:span text:style-name="Strong_20_Emphasis">BLUE (light blue or turquoise if you want extra distinction)</text:span> </text:p>
        </text:list-item>
        <text:list-item>
          <text:p text:style-name="P169"><text:span text:style-name="Strong_20_Emphasis">SCL:</text:span> <text:span text:style-name="Strong_20_Emphasis">PURPLE</text:span> </text:p>
        </text:list-item>
        <text:list-item>
          <text:p text:style-name="P169"><text:span text:style-name="Strong_20_Emphasis">I2C GND:</text:span> <text:span text:style-name="Strong_20_Emphasis">BLACK</text:span> </text:p>
        </text:list-item>
        <text:list-item>
          <text:p text:style-name="P168"><text:span text:style-name="Strong_20_Emphasis">I2C VCC (5V):</text:span> <text:span text:style-name="Strong_20_Emphasis">RED</text:span> </text:p>
        </text:list-item>
      </text:list>
      <text:p text:style-name="Horizontal_20_Line"/>
      <text:h text:style-name="Heading_20_3" text:outline-level="3"><text:span text:style-name="Strong_20_Emphasis">4. Stepper Driver Signals</text:span></text:h>
      <text:list text:style-name="L110">
        <text:list-item>
          <text:p text:style-name="P171"><text:span text:style-name="Strong_20_Emphasis">STEP:</text:span> <text:span text:style-name="Strong_20_Emphasis">ORANGE</text:span> </text:p>
        </text:list-item>
        <text:list-item>
          <text:p text:style-name="P171"><text:span text:style-name="Strong_20_Emphasis">DIR:</text:span> <text:span text:style-name="Strong_20_Emphasis">BROWN</text:span> </text:p>
        </text:list-item>
        <text:list-item>
          <text:p text:style-name="P171"><text:span text:style-name="Strong_20_Emphasis">ENABLE:</text:span> <text:span text:style-name="Strong_20_Emphasis">GRAY</text:span> </text:p>
        </text:list-item>
        <text:list-item>
          <text:p text:style-name="P170"><text:span text:style-name="Strong_20_Emphasis">Driver GND return:</text:span> <text:span text:style-name="Strong_20_Emphasis">BLACK</text:span> </text:p>
        </text:list-item>
      </text:list>
      <text:p text:style-name="Horizontal_20_Line"/>
      <text:h text:style-name="Heading_20_3" text:outline-level="3"><text:span text:style-name="Strong_20_Emphasis">5. Power Wiring</text:span></text:h>
      <text:list text:style-name="L111">
        <text:list-item>
          <text:p text:style-name="P173"><text:span text:style-name="Strong_20_Emphasis">5V Power rail:</text:span> <text:span text:style-name="Strong_20_Emphasis">RED</text:span> </text:p>
        </text:list-item>
        <text:list-item>
          <text:p text:style-name="P173"><text:span text:style-name="Strong_20_Emphasis">12V Power rail:</text:span> <text:span text:style-name="Strong_20_Emphasis">VIOLET or heavier RED stripe</text:span> </text:p>
        </text:list-item>
        <text:list-item>
          <text:p text:style-name="P172"><text:span text:style-name="Strong_20_Emphasis">Shared GND rail:</text:span> <text:span text:style-name="Strong_20_Emphasis">BLACK</text:span> </text:p>
        </text:list-item>
      </text:list>
      <text:p text:style-name="Horizontal_20_Line"/>
      <text:h text:style-name="Heading_20_3" text:outline-level="3"><text:span text:style-name="Strong_20_Emphasis">6. Miscellaneous</text:span></text:h>
      <text:list text:style-name="L112">
        <text:list-item>
          <text:p text:style-name="P174"><text:span text:style-name="Strong_20_Emphasis">SSR signal wire:</text:span> <text:span text:style-name="Strong_20_Emphasis">BLUE</text:span> (or any unused color distinct from the nearby GPIO bundle). </text:p>
        </text:list-item>
      </text:list>
      <text:p text:style-name="Horizontal_20_Line"/>
      <text:h text:style-name="Heading_20_3" text:outline-level="3">Pro Tips:</text:h>
      <text:list text:style-name="L113">
        <text:list-item>
          <text:p text:style-name="P176">Keep a <text:span text:style-name="Strong_20_Emphasis">color key inside the enclosure</text:span> for easy future reference. </text:p>
        </text:list-item>
        <text:list-item>
          <text:p text:style-name="P175">Stick with <text:span text:style-name="Strong_20_Emphasis">stranded wire</text:span> for flexibility, and use <text:span text:style-name="Strong_20_Emphasis">heat shrink labels</text:span> at both ends of each wire for redundancy. </text:p>
        </text:list-item>
      </text:list>
      <text:p text:style-name="Horizontal_20_Line"/>
      <text:p text:style-name="Text_20_body">Would you like me to also drop this into your main document as part of the official wiring plan?</text:p>
      <text:p text:style-name="Text_20_body">/Bob</text:p>
      <text:h text:style-name="Heading_20_5" text:outline-level="5"><text:soft-page-break/>You said:</text:h>
      <text:p text:style-name="Text_20_body">sure</text:p>
      <text:h text:style-name="Heading_20_6" text:outline-level="6">ChatGPT said:</text:h>
      <text:p text:style-name="Text_20_body">Done! The <text:span text:style-name="Strong_20_Emphasis">color-coding scheme</text:span> and terminal block strategy are now fully integrated into your project plan.</text:p>
      <text:p text:style-name="Text_20_body">Want me to also help prep a simple <text:span text:style-name="Strong_20_Emphasis">test checklist</text:span> for when you power up each section of the system during prototyping?</text:p>
      <text:p text:style-name="Text_20_body">/Bob</text:p>
      <text:h text:style-name="Heading_20_5" text:outline-level="5">You said:</text:h>
      <text:p text:style-name="Text_20_body">why not?</text:p>
      <text:h text:style-name="Heading_20_6" text:outline-level="6">ChatGPT said:</text:h>
      <text:h text:style-name="Heading_20_3" text:outline-level="3"><text:span text:style-name="Strong_20_Emphasis">System Bring-Up &amp; Testing Checklist</text:span></text:h>
      <text:p text:style-name="Text_20_body">Here’s a step-by-step plan for bringing each section online methodically:</text:p>
      <text:p text:style-name="Horizontal_20_Line"/>
      <text:h text:style-name="Heading_20_3" text:outline-level="3"><text:span text:style-name="Strong_20_Emphasis">1. Pre-Power Checks</text:span></text:h>
      <text:list text:style-name="L114">
        <text:list-item>
          <text:p text:style-name="P177"/>
        </text:list-item>
      </text:list>
      <text:list text:style-name="L115">
        <text:list-item>
          <text:p text:style-name="P178">Double-check all <text:span text:style-name="Strong_20_Emphasis">terminal block labels</text:span> and wire colors. </text:p>
        </text:list-item>
      </text:list>
      <text:list text:style-name="L117">
        <text:list-item>
          <text:p text:style-name="P179">Inspect for <text:span text:style-name="Strong_20_Emphasis">loose strands</text:span> or potential shorts near screw terminals. </text:p>
        </text:list-item>
      </text:list>
      <text:list text:style-name="L119">
        <text:list-item>
          <text:p text:style-name="P180">Verify that <text:span text:style-name="Strong_20_Emphasis">grounds from both 5V and 12V supplies</text:span> are tied together at a common point. </text:p>
        </text:list-item>
      </text:list>
      <text:list text:style-name="L121">
        <text:list-item>
          <text:p text:style-name="P181">Continuity test all GND and VCC rails. </text:p>
        </text:list-item>
      </text:list>
      <text:p text:style-name="Horizontal_20_Line"/>
      <text:h text:style-name="Heading_20_3" text:outline-level="3"><text:span text:style-name="Strong_20_Emphasis">2. Pi + MCP23017 LED Board Test</text:span></text:h>
      <text:list text:style-name="L122">
        <text:list-item>
          <text:p text:style-name="P182"/>
        </text:list-item>
      </text:list>
      <text:list text:style-name="L123">
        <text:list-item>
          <text:p text:style-name="P183">Power up <text:span text:style-name="Strong_20_Emphasis">5V supply</text:span> (leave 12V disconnected for now). </text:p>
        </text:list-item>
      </text:list>
      <text:list text:style-name="L125">
        <text:list-item>
          <text:p text:style-name="P184">Check MCP23017 board: </text:p>
        </text:list-item>
      </text:list>
      <text:list text:style-name="L126">
        <text:list-item>
          <text:p text:style-name="P186">Are SDA/SCL signals clean (no open or short)? </text:p>
        </text:list-item>
        <text:list-item>
          <text:p text:style-name="P185">Does Pi detect the MCP23017 on the I2C bus (<text:span text:style-name="Source_20_Text">i2cdetect -y 1</text:span>)? </text:p>
        </text:list-item>
      </text:list>
      <text:list text:style-name="L128">
        <text:list-item>
          <text:p text:style-name="P188">Run a simple LED test: </text:p>
          <text:list>
            <text:list-item>
              <text:p text:style-name="P187">Toggle each GPIO pin on MCP23017 and verify that remote LEDs light up in correct location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Switch Board Test</text:span></text:h>
      <text:list text:style-name="L129">
        <text:list-item>
          <text:p text:style-name="P189"/>
        </text:list-item>
      </text:list>
      <text:list text:style-name="L130">
        <text:list-item>
          <text:p text:style-name="P190"><text:soft-page-break/>With 5V supply on: </text:p>
        </text:list-item>
      </text:list>
      <text:list text:style-name="L131">
        <text:list-item>
          <text:p text:style-name="P192">Flip <text:span text:style-name="Strong_20_Emphasis">Manual/Auto switches</text:span> and confirm GPIO readings on Pi (use a simple script to log HIGH/LOW). </text:p>
        </text:list-item>
        <text:list-item>
          <text:p text:style-name="P191">Test <text:span text:style-name="Strong_20_Emphasis">ON/OFF switches</text:span> similarly. </text:p>
        </text:list-item>
      </text:list>
      <text:list text:style-name="L133">
        <text:list-item>
          <text:p text:style-name="P193">Verify that each switch correctly pulls the signal low/high through the pull-down resistors. </text:p>
        </text:list-item>
      </text:list>
      <text:p text:style-name="Horizontal_20_Line"/>
      <text:h text:style-name="Heading_20_3" text:outline-level="3"><text:span text:style-name="Strong_20_Emphasis">4. Stepper Driver Board Test</text:span></text:h>
      <text:list text:style-name="L134">
        <text:list-item>
          <text:p text:style-name="P194"/>
        </text:list-item>
      </text:list>
      <text:list text:style-name="L135">
        <text:list-item>
          <text:p text:style-name="P195">Connect <text:span text:style-name="Strong_20_Emphasis">12V supply</text:span>, keeping steppers unplugged initially. </text:p>
        </text:list-item>
      </text:list>
      <text:list text:style-name="L137">
        <text:list-item>
          <text:p text:style-name="P196">Confirm 12V rail presence on driver boards. </text:p>
        </text:list-item>
      </text:list>
      <text:list text:style-name="L139">
        <text:list-item>
          <text:p text:style-name="P197">Power Pi and 12V supply together: </text:p>
        </text:list-item>
      </text:list>
      <text:list text:style-name="L140">
        <text:list-item>
          <text:p text:style-name="P199">Pulse <text:span text:style-name="Strong_20_Emphasis">Step/Dir</text:span> pins from the Pi (or MCP23017) using test code. </text:p>
        </text:list-item>
        <text:list-item>
          <text:p text:style-name="P198">Listen for driver click or LED indicators on the driver boards. </text:p>
        </text:list-item>
      </text:list>
      <text:list text:style-name="L142">
        <text:list-item>
          <text:p text:style-name="P201">Now connect a stepper motor: </text:p>
          <text:list>
            <text:list-item>
              <text:p text:style-name="P201">Run test routine to jog motor a few steps in both directions. </text:p>
            </text:list-item>
            <text:list-item>
              <text:p text:style-name="P200">Confirm no overheating on drivers (heatsink warm is OK, hot is not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System Integration Test</text:span></text:h>
      <text:list text:style-name="L143">
        <text:list-item>
          <text:p text:style-name="P202"/>
        </text:list-item>
      </text:list>
      <text:list text:style-name="L144">
        <text:list-item>
          <text:p text:style-name="P204">Activate each machine’s switches and check: </text:p>
          <text:list>
            <text:list-item>
              <text:p text:style-name="P204">Do the LEDs show correct Manual/Auto status? </text:p>
            </text:list-item>
            <text:list-item>
              <text:p text:style-name="P204">Does the Pi respond to switch inputs as expected? </text:p>
            </text:list-item>
            <text:list-item>
              <text:p text:style-name="P203">Do steppers move only when commanded? 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Remote SSR Signal Test</text:span></text:h>
      <text:list text:style-name="L145">
        <text:list-item>
          <text:p text:style-name="P205"/>
        </text:list-item>
      </text:list>
      <text:list text:style-name="L146">
        <text:list-item>
          <text:p text:style-name="P206">Confirm SSR is connected via 24 AWG signal wires. </text:p>
        </text:list-item>
      </text:list>
      <text:list text:style-name="L148">
        <text:list-item>
          <text:p text:style-name="P207">Trigger SSR from Pi and verify relay clicks or blower activates. </text:p>
        </text:list-item>
      </text:list>
      <text:list text:style-name="L150">
        <text:list-item>
          <text:p text:style-name="P208">Confirm correct deactivation when GPIO goes low. </text:p>
        </text:list-item>
      </text:list>
      <text:p text:style-name="Horizontal_20_Line"/>
      <text:h text:style-name="Heading_20_3" text:outline-level="3"><text:span text:style-name="Strong_20_Emphasis">7. Final Notes</text:span></text:h>
      <text:list text:style-name="L151">
        <text:list-item>
          <text:p text:style-name="P209"/>
        </text:list-item>
      </text:list>
      <text:list text:style-name="L152">
        <text:list-item>
          <text:p text:style-name="P210"><text:soft-page-break/>Inspect wire bundles for neatness and adjust zip ties or routing as needed. </text:p>
        </text:list-item>
      </text:list>
      <text:list text:style-name="L154">
        <text:list-item>
          <text:p text:style-name="P211">Verify clearances around all boards and terminal blocks before buttoning up the enclosure. </text:p>
        </text:list-item>
      </text:list>
      <text:p text:style-name="Horizontal_20_Line"/>
      <text:p text:style-name="Text_20_body">Want me to also help you script a <text:span text:style-name="Strong_20_Emphasis">basic Python test program</text:span> to cycle through LEDs, switches, and stepper pulses as part of bring-up?</text:p>
      <text:p text:style-name="Text_20_body">/Bob</text:p>
      <text:h text:style-name="Heading_20_5" text:outline-level="5">You said:</text:h>
      <text:p text:style-name="Text_20_body">oh, might as well ....</text:p>
      <text:h text:style-name="Heading_20_6" text:outline-level="6">ChatGPT said:</text:h>
      <text:p text:style-name="Text_20_body">Alright, here’s a <text:span text:style-name="Strong_20_Emphasis">basic Python test script</text:span> that cycles through all your hardware. It’s broken into sections so you can test individual parts or the whole system.</text:p>
      <text:h text:style-name="Heading_20_3" text:outline-level="3"><text:span text:style-name="Strong_20_Emphasis">Python Bring-Up Script (for Raspberry Pi)</text:span></text:h>
      <text:p text:style-name="P2"><text:span text:style-name="Source_20_Text">import time</text:span></text:p>
      <text:p text:style-name="P3"><text:span text:style-name="Source_20_Text">import RPi.GPIO as GPIO</text:span></text:p>
      <text:p text:style-name="P3"><text:span text:style-name="Source_20_Text">from smbus2 import SMBus</text:span></text:p>
      <text:p text:style-name="P3"/>
      <text:p text:style-name="P3"><text:span text:style-name="Source_20_Text"># === MCP23017 Setup ===</text:span></text:p>
      <text:p text:style-name="P3"><text:span text:style-name="Source_20_Text">MCP23017_ADDR = 0x20 <text:s/># Adjust if A0-A2 pins are set differently</text:span></text:p>
      <text:p text:style-name="P3"><text:span text:style-name="Source_20_Text">IODIRA = 0x00</text:span></text:p>
      <text:p text:style-name="P3"><text:span text:style-name="Source_20_Text">IODIRB = 0x01</text:span></text:p>
      <text:p text:style-name="P3"><text:span text:style-name="Source_20_Text">OLATA = 0x14</text:span></text:p>
      <text:p text:style-name="P3"><text:span text:style-name="Source_20_Text">OLATB = 0x15</text:span></text:p>
      <text:p text:style-name="P3"/>
      <text:p text:style-name="P3"><text:span text:style-name="Source_20_Text">bus = SMBus(1)</text:span></text:p>
      <text:p text:style-name="P3"/>
      <text:p text:style-name="P3"><text:span text:style-name="Source_20_Text"># === Pi GPIO Setup ===</text:span></text:p>
      <text:p text:style-name="P3"><text:span text:style-name="Source_20_Text">switch_pins = [17, 27, 22, 5] <text:s/># Example GPIOs for switches</text:span></text:p>
      <text:p text:style-name="P3"><text:span text:style-name="Source_20_Text">step_pin = 23</text:span></text:p>
      <text:p text:style-name="P3"><text:span text:style-name="Source_20_Text">dir_pin = 24</text:span></text:p>
      <text:p text:style-name="P3"><text:span text:style-name="Source_20_Text">enable_pin = 25</text:span></text:p>
      <text:p text:style-name="P3"><text:span text:style-name="Source_20_Text">ssr_pin = 18</text:span></text:p>
      <text:p text:style-name="P3"/>
      <text:p text:style-name="P3"><text:span text:style-name="Source_20_Text">GPIO.setmode(GPIO.BCM)</text:span></text:p>
      <text:p text:style-name="P3"/>
      <text:p text:style-name="P3"><text:span text:style-name="Source_20_Text"># Setup switch inputs</text:span></text:p>
      <text:p text:style-name="P3"><text:span text:style-name="Source_20_Text">for pin in switch_pins:</text:span></text:p>
      <text:p text:style-name="P3"><text:span text:style-name="Source_20_Text"><text:s text:c="4"/>GPIO.setup(pin, GPIO.IN, pull_up_down=GPIO.PUD_DOWN)</text:span></text:p>
      <text:p text:style-name="P3"/>
      <text:p text:style-name="P3"><text:span text:style-name="Source_20_Text"># Setup stepper and SSR outputs</text:span></text:p>
      <text:p text:style-name="P3"><text:span text:style-name="Source_20_Text">GPIO.setup(step_pin, GPIO.OUT)</text:span></text:p>
      <text:p text:style-name="P3"><text:span text:style-name="Source_20_Text">GPIO.setup(dir_pin, GPIO.OUT)</text:span></text:p>
      <text:p text:style-name="P3"><text:span text:style-name="Source_20_Text">GPIO.setup(enable_pin, GPIO.OUT)</text:span></text:p>
      <text:p text:style-name="P3"><text:span text:style-name="Source_20_Text">GPIO.setup(ssr_pin, GPIO.OUT)</text:span></text:p>
      <text:p text:style-name="P3"/>
      <text:p text:style-name="P3"><text:span text:style-name="Source_20_Text">GPIO.output(enable_pin, GPIO.LOW) <text:s/># Enable drivers</text:span></text:p>
      <text:p text:style-name="P3"><text:span text:style-name="Source_20_Text">GPIO.output(ssr_pin, GPIO.LOW) <text:s text:c="4"/># SSR off initially</text:span></text:p>
      <text:p text:style-name="P3"/>
      <text:p text:style-name="P3"><text:span text:style-name="Source_20_Text"># === MCP23017 Config ===</text:span></text:p>
      <text:p text:style-name="P3"><text:span text:style-name="Source_20_Text">bus.write_byte_data(MCP23017_ADDR, IODIRA, 0x00) <text:s/># All A pins as outputs</text:span></text:p>
      <text:p text:style-name="P3"><text:span text:style-name="Source_20_Text">bus.write_byte_data(MCP23017_ADDR, IODIRB, 0x00) <text:s/># All B pins as outputs</text:span></text:p>
      <text:p text:style-name="P3"><text:soft-page-break/></text:p>
      <text:p text:style-name="P3"><text:span text:style-name="Source_20_Text">def toggle_leds():</text:span></text:p>
      <text:p text:style-name="P3"><text:span text:style-name="Source_20_Text"><text:s text:c="4"/>for i in range(16):</text:span></text:p>
      <text:p text:style-name="P3"><text:span text:style-name="Source_20_Text"><text:s text:c="8"/>if i &lt; 8:</text:span></text:p>
      <text:p text:style-name="P3"><text:span text:style-name="Source_20_Text"><text:s text:c="12"/>bus.write_byte_data(MCP23017_ADDR, OLATA, 1 &lt;&lt; i)</text:span></text:p>
      <text:p text:style-name="P3"><text:span text:style-name="Source_20_Text"><text:s text:c="8"/>else:</text:span></text:p>
      <text:p text:style-name="P3"><text:span text:style-name="Source_20_Text"><text:s text:c="12"/>bus.write_byte_data(MCP23017_ADDR, OLATB, 1 &lt;&lt; (i - 8))</text:span></text:p>
      <text:p text:style-name="P3"><text:span text:style-name="Source_20_Text"><text:s text:c="8"/>time.sleep(0.2)</text:span></text:p>
      <text:p text:style-name="P3"><text:span text:style-name="Source_20_Text"><text:s text:c="4"/>bus.write_byte_data(MCP23017_ADDR, OLATA, 0x00)</text:span></text:p>
      <text:p text:style-name="P3"><text:span text:style-name="Source_20_Text"><text:s text:c="4"/>bus.write_byte_data(MCP23017_ADDR, OLATB, 0x00)</text:span></text:p>
      <text:p text:style-name="P3"/>
      <text:p text:style-name="P3"><text:span text:style-name="Source_20_Text">def stepper_test():</text:span></text:p>
      <text:p text:style-name="P3"><text:span text:style-name="Source_20_Text"><text:s text:c="4"/>GPIO.output(dir_pin, GPIO.HIGH)</text:span></text:p>
      <text:p text:style-name="P3"><text:span text:style-name="Source_20_Text"><text:s text:c="4"/>for _ in range(200): <text:s/># One revolution (adjust for your motor)</text:span></text:p>
      <text:p text:style-name="P3"><text:span text:style-name="Source_20_Text"><text:s text:c="8"/>GPIO.output(step_pin, GPIO.HIGH)</text:span></text:p>
      <text:p text:style-name="P3"><text:span text:style-name="Source_20_Text"><text:s text:c="8"/>time.sleep(0.002)</text:span></text:p>
      <text:p text:style-name="P3"><text:span text:style-name="Source_20_Text"><text:s text:c="8"/>GPIO.output(step_pin, GPIO.LOW)</text:span></text:p>
      <text:p text:style-name="P3"><text:span text:style-name="Source_20_Text"><text:s text:c="8"/>time.sleep(0.002)</text:span></text:p>
      <text:p text:style-name="P3"><text:span text:style-name="Source_20_Text"><text:s text:c="4"/>GPIO.output(dir_pin, GPIO.LOW)</text:span></text:p>
      <text:p text:style-name="P3"><text:span text:style-name="Source_20_Text"><text:s text:c="4"/>time.sleep(0.5)</text:span></text:p>
      <text:p text:style-name="P3"><text:span text:style-name="Source_20_Text"><text:s text:c="4"/>for _ in range(200):</text:span></text:p>
      <text:p text:style-name="P3"><text:span text:style-name="Source_20_Text"><text:s text:c="8"/>GPIO.output(step_pin, GPIO.HIGH)</text:span></text:p>
      <text:p text:style-name="P3"><text:span text:style-name="Source_20_Text"><text:s text:c="8"/>time.sleep(0.002)</text:span></text:p>
      <text:p text:style-name="P3"><text:span text:style-name="Source_20_Text"><text:s text:c="8"/>GPIO.output(step_pin, GPIO.LOW)</text:span></text:p>
      <text:p text:style-name="P3"><text:span text:style-name="Source_20_Text"><text:s text:c="8"/>time.sleep(0.002)</text:span></text:p>
      <text:p text:style-name="P3"/>
      <text:p text:style-name="P3"><text:span text:style-name="Source_20_Text">def ssr_test():</text:span></text:p>
      <text:p text:style-name="P3"><text:span text:style-name="Source_20_Text"><text:s text:c="4"/>GPIO.output(ssr_pin, GPIO.HIGH)</text:span></text:p>
      <text:p text:style-name="P3"><text:span text:style-name="Source_20_Text"><text:s text:c="4"/>time.sleep(1)</text:span></text:p>
      <text:p text:style-name="P3"><text:span text:style-name="Source_20_Text"><text:s text:c="4"/>GPIO.output(ssr_pin, GPIO.LOW)</text:span></text:p>
      <text:p text:style-name="P3"/>
      <text:p text:style-name="P3"><text:span text:style-name="Source_20_Text">def switch_monitor():</text:span></text:p>
      <text:p text:style-name="P3"><text:span text:style-name="Source_20_Text"><text:s text:c="4"/>print("Monitoring switches (CTRL+C to exit)...")</text:span></text:p>
      <text:p text:style-name="P3"><text:span text:style-name="Source_20_Text"><text:s text:c="4"/>try:</text:span></text:p>
      <text:p text:style-name="P3"><text:span text:style-name="Source_20_Text"><text:s text:c="8"/>while True:</text:span></text:p>
      <text:p text:style-name="P3"><text:span text:style-name="Source_20_Text"><text:s text:c="12"/>for idx, pin in enumerate(switch_pins):</text:span></text:p>
      <text:p text:style-name="P3"><text:span text:style-name="Source_20_Text"><text:s text:c="16"/>state = GPIO.input(pin)</text:span></text:p>
      <text:p text:style-name="P3"><text:span text:style-name="Source_20_Text"><text:s text:c="16"/>print(f"Switch {idx + 1}: {'ON' if state else 'OFF'}", end=" | ")</text:span></text:p>
      <text:p text:style-name="P3"><text:span text:style-name="Source_20_Text"><text:s text:c="12"/>print("")</text:span></text:p>
      <text:p text:style-name="P3"><text:span text:style-name="Source_20_Text"><text:s text:c="12"/>time.sleep(0.5)</text:span></text:p>
      <text:p text:style-name="P3"><text:span text:style-name="Source_20_Text"><text:s text:c="4"/>except KeyboardInterrupt:</text:span></text:p>
      <text:p text:style-name="P3"><text:span text:style-name="Source_20_Text"><text:s text:c="8"/>pass</text:span></text:p>
      <text:p text:style-name="P3"/>
      <text:p text:style-name="P3"><text:span text:style-name="Source_20_Text"># === TEST SEQUENCE ===</text:span></text:p>
      <text:p text:style-name="P3"><text:span text:style-name="Source_20_Text">print("Starting bring-up test...")</text:span></text:p>
      <text:p text:style-name="P3"><text:span text:style-name="Source_20_Text">toggle_leds()</text:span></text:p>
      <text:p text:style-name="P3"><text:span text:style-name="Source_20_Text">stepper_test()</text:span></text:p>
      <text:p text:style-name="P3"><text:span text:style-name="Source_20_Text">ssr_test()</text:span></text:p>
      <text:p text:style-name="P3"><text:span text:style-name="Source_20_Text">switch_monitor()</text:span></text:p>
      <text:p text:style-name="P3"/>
      <text:p text:style-name="P3"><text:span text:style-name="Source_20_Text"># Cleanup</text:span></text:p>
      <text:p text:style-name="P3"><text:span text:style-name="Source_20_Text">GPIO.cleanup()</text:span></text:p>
      <text:p text:style-name="P3"><text:span text:style-name="Source_20_Text">bus.close()</text:span></text:p>
      <text:p text:style-name="P4"><text:span text:style-name="Source_20_Text">print("Test complete.")</text:span></text:p>
      <text:p text:style-name="Horizontal_20_Line"/>
      <text:h text:style-name="Heading_20_3" text:outline-level="3"><text:soft-page-break/>What this does:</text:h>
      <text:list text:style-name="L155">
        <text:list-item>
          <text:p text:style-name="P213"><text:span text:style-name="Strong_20_Emphasis">Cycles all LEDs</text:span> on the MCP23017 (16 total). </text:p>
        </text:list-item>
        <text:list-item>
          <text:p text:style-name="P213"><text:span text:style-name="Strong_20_Emphasis">Moves the stepper motor</text:span> one revolution forward and back. </text:p>
        </text:list-item>
        <text:list-item>
          <text:p text:style-name="P213"><text:span text:style-name="Strong_20_Emphasis">Triggers the SSR</text:span> for 1 second. </text:p>
        </text:list-item>
        <text:list-item>
          <text:p text:style-name="P212"><text:span text:style-name="Strong_20_Emphasis">Monitors switch inputs</text:span> in a loop. </text:p>
        </text:list-item>
      </text:list>
      <text:p text:style-name="Horizontal_20_Line"/>
      <text:p text:style-name="Text_20_body">Would you like me to also show how to modularize this into reusable functions for your full project later on?</text:p>
      <text:p text:style-name="Text_20_body">/Bob</text:p>
      <text:h text:style-name="P1" text:outline-level="5">You said:</text:h>
      <text:p text:style-name="Text_20_body">oh, hell, I guess so...</text:p>
      <text:h text:style-name="Heading_20_6" text:outline-level="6">ChatGPT said:</text:h>
      <text:p text:style-name="Text_20_body">Haha, alright Paul, here’s a cleaner, modular version that'll be easier to drop into your project when you’re ready to move from “bring-up mode” to the real system.</text:p>
      <text:p text:style-name="Horizontal_20_Line"/>
      <text:h text:style-name="Heading_20_3" text:outline-level="3"><text:span text:style-name="Strong_20_Emphasis">Modularized Bring-Up Test Framework</text:span></text:h>
      <text:p text:style-name="P2"><text:span text:style-name="Source_20_Text">import time</text:span></text:p>
      <text:p text:style-name="P3"><text:span text:style-name="Source_20_Text">import RPi.GPIO as GPIO</text:span></text:p>
      <text:p text:style-name="P3"><text:span text:style-name="Source_20_Text">from smbus2 import SMBus</text:span></text:p>
      <text:p text:style-name="P3"/>
      <text:p text:style-name="P3"><text:span text:style-name="Source_20_Text">class MCP23017Controller:</text:span></text:p>
      <text:p text:style-name="P3"><text:span text:style-name="Source_20_Text"><text:s text:c="4"/>def __init__(self, address=0x20, bus_num=1):</text:span></text:p>
      <text:p text:style-name="P3"><text:span text:style-name="Source_20_Text"><text:s text:c="8"/>self.address = address</text:span></text:p>
      <text:p text:style-name="P3"><text:span text:style-name="Source_20_Text"><text:s text:c="8"/>self.bus = SMBus(bus_num)</text:span></text:p>
      <text:p text:style-name="P3"><text:span text:style-name="Source_20_Text"><text:s text:c="8"/>self.IODIRA = 0x00</text:span></text:p>
      <text:p text:style-name="P3"><text:span text:style-name="Source_20_Text"><text:s text:c="8"/>self.IODIRB = 0x01</text:span></text:p>
      <text:p text:style-name="P3"><text:span text:style-name="Source_20_Text"><text:s text:c="8"/>self.OLATA = 0x14</text:span></text:p>
      <text:p text:style-name="P3"><text:span text:style-name="Source_20_Text"><text:s text:c="8"/>self.OLATB = 0x15</text:span></text:p>
      <text:p text:style-name="P3"><text:span text:style-name="Source_20_Text"><text:s text:c="8"/>self.setup()</text:span></text:p>
      <text:p text:style-name="P3"/>
      <text:p text:style-name="P3"><text:span text:style-name="Source_20_Text"><text:s text:c="4"/>def setup(self):</text:span></text:p>
      <text:p text:style-name="P3"><text:span text:style-name="Source_20_Text"><text:s text:c="8"/>self.bus.write_byte_data(self.address, self.IODIRA, 0x00)</text:span></text:p>
      <text:p text:style-name="P3"><text:span text:style-name="Source_20_Text"><text:s text:c="8"/>self.bus.write_byte_data(self.address, self.IODIRB, 0x00)</text:span></text:p>
      <text:p text:style-name="P3"/>
      <text:p text:style-name="P3"><text:span text:style-name="Source_20_Text"><text:s text:c="4"/>def set_led(self, led_index, state):</text:span></text:p>
      <text:p text:style-name="P3"><text:span text:style-name="Source_20_Text"><text:s text:c="8"/>if led_index &lt; 8:</text:span></text:p>
      <text:p text:style-name="P3"><text:span text:style-name="Source_20_Text"><text:s text:c="12"/>current = self.bus.read_byte_data(self.address, self.OLATA)</text:span></text:p>
      <text:p text:style-name="P3"><text:span text:style-name="Source_20_Text"><text:s text:c="12"/>if state:</text:span></text:p>
      <text:p text:style-name="P3"><text:span text:style-name="Source_20_Text"><text:s text:c="16"/>current |= (1 &lt;&lt; led_index)</text:span></text:p>
      <text:p text:style-name="P3"><text:span text:style-name="Source_20_Text"><text:s text:c="12"/>else:</text:span></text:p>
      <text:p text:style-name="P3"><text:span text:style-name="Source_20_Text"><text:s text:c="16"/>current &amp;= ~(1 &lt;&lt; led_index)</text:span></text:p>
      <text:p text:style-name="P3"><text:span text:style-name="Source_20_Text"><text:s text:c="12"/>self.bus.write_byte_data(self.address, self.OLATA, current)</text:span></text:p>
      <text:p text:style-name="P3"><text:span text:style-name="Source_20_Text"><text:s text:c="8"/>else:</text:span></text:p>
      <text:p text:style-name="P3"><text:span text:style-name="Source_20_Text"><text:s text:c="12"/>led_index -= 8</text:span></text:p>
      <text:p text:style-name="P3"><text:span text:style-name="Source_20_Text"><text:s text:c="12"/>current = self.bus.read_byte_data(self.address, self.OLATB)</text:span></text:p>
      <text:p text:style-name="P3"><text:span text:style-name="Source_20_Text"><text:s text:c="12"/>if state:</text:span></text:p>
      <text:p text:style-name="P3"><text:span text:style-name="Source_20_Text"><text:s text:c="16"/>current |= (1 &lt;&lt; led_index)</text:span></text:p>
      <text:p text:style-name="P3"><text:soft-page-break/><text:span text:style-name="Source_20_Text"><text:s text:c="12"/>else:</text:span></text:p>
      <text:p text:style-name="P3"><text:span text:style-name="Source_20_Text"><text:s text:c="16"/>current &amp;= ~(1 &lt;&lt; led_index)</text:span></text:p>
      <text:p text:style-name="P3"><text:span text:style-name="Source_20_Text"><text:s text:c="12"/>self.bus.write_byte_data(self.address, self.OLATB, current)</text:span></text:p>
      <text:p text:style-name="P3"/>
      <text:p text:style-name="P3"><text:span text:style-name="Source_20_Text"><text:s text:c="4"/>def cleanup(self):</text:span></text:p>
      <text:p text:style-name="P3"><text:span text:style-name="Source_20_Text"><text:s text:c="8"/>self.bus.write_byte_data(self.address, self.OLATA, 0x00)</text:span></text:p>
      <text:p text:style-name="P3"><text:span text:style-name="Source_20_Text"><text:s text:c="8"/>self.bus.write_byte_data(self.address, self.OLATB, 0x00)</text:span></text:p>
      <text:p text:style-name="P3"><text:span text:style-name="Source_20_Text"><text:s text:c="8"/>self.bus.close()</text:span></text:p>
      <text:p text:style-name="P3"/>
      <text:p text:style-name="P3"><text:span text:style-name="Source_20_Text">class StepperController:</text:span></text:p>
      <text:p text:style-name="P3"><text:span text:style-name="Source_20_Text"><text:s text:c="4"/>def __init__(self, step_pin, dir_pin, enable_pin):</text:span></text:p>
      <text:p text:style-name="P3"><text:span text:style-name="Source_20_Text"><text:s text:c="8"/>self.step_pin = step_pin</text:span></text:p>
      <text:p text:style-name="P3"><text:span text:style-name="Source_20_Text"><text:s text:c="8"/>self.dir_pin = dir_pin</text:span></text:p>
      <text:p text:style-name="P3"><text:span text:style-name="Source_20_Text"><text:s text:c="8"/>self.enable_pin = enable_pin</text:span></text:p>
      <text:p text:style-name="P3"><text:span text:style-name="Source_20_Text"><text:s text:c="8"/>GPIO.setup(self.step_pin, GPIO.OUT)</text:span></text:p>
      <text:p text:style-name="P3"><text:span text:style-name="Source_20_Text"><text:s text:c="8"/>GPIO.setup(self.dir_pin, GPIO.OUT)</text:span></text:p>
      <text:p text:style-name="P3"><text:span text:style-name="Source_20_Text"><text:s text:c="8"/>GPIO.setup(self.enable_pin, GPIO.OUT)</text:span></text:p>
      <text:p text:style-name="P3"><text:span text:style-name="Source_20_Text"><text:s text:c="8"/>GPIO.output(self.enable_pin, GPIO.LOW) <text:s/># Enable driver</text:span></text:p>
      <text:p text:style-name="P3"/>
      <text:p text:style-name="P3"><text:span text:style-name="Source_20_Text"><text:s text:c="4"/>def jog(self, steps=200, direction=True):</text:span></text:p>
      <text:p text:style-name="P3"><text:span text:style-name="Source_20_Text"><text:s text:c="8"/>GPIO.output(self.dir_pin, GPIO.HIGH if direction else GPIO.LOW)</text:span></text:p>
      <text:p text:style-name="P3"><text:span text:style-name="Source_20_Text"><text:s text:c="8"/>for _ in range(steps):</text:span></text:p>
      <text:p text:style-name="P3"><text:span text:style-name="Source_20_Text"><text:s text:c="12"/>GPIO.output(self.step_pin, GPIO.HIGH)</text:span></text:p>
      <text:p text:style-name="P3"><text:span text:style-name="Source_20_Text"><text:s text:c="12"/>time.sleep(0.002)</text:span></text:p>
      <text:p text:style-name="P3"><text:span text:style-name="Source_20_Text"><text:s text:c="12"/>GPIO.output(self.step_pin, GPIO.LOW)</text:span></text:p>
      <text:p text:style-name="P3"><text:span text:style-name="Source_20_Text"><text:s text:c="12"/>time.sleep(0.002)</text:span></text:p>
      <text:p text:style-name="P3"/>
      <text:p text:style-name="P3"><text:span text:style-name="Source_20_Text">class SSRController:</text:span></text:p>
      <text:p text:style-name="P3"><text:span text:style-name="Source_20_Text"><text:s text:c="4"/>def __init__(self, ssr_pin):</text:span></text:p>
      <text:p text:style-name="P3"><text:span text:style-name="Source_20_Text"><text:s text:c="8"/>self.ssr_pin = ssr_pin</text:span></text:p>
      <text:p text:style-name="P3"><text:span text:style-name="Source_20_Text"><text:s text:c="8"/>GPIO.setup(self.ssr_pin, GPIO.OUT)</text:span></text:p>
      <text:p text:style-name="P3"><text:span text:style-name="Source_20_Text"><text:s text:c="8"/>GPIO.output(self.ssr_pin, GPIO.LOW)</text:span></text:p>
      <text:p text:style-name="P3"/>
      <text:p text:style-name="P3"><text:span text:style-name="Source_20_Text"><text:s text:c="4"/>def trigger(self, duration=1):</text:span></text:p>
      <text:p text:style-name="P3"><text:span text:style-name="Source_20_Text"><text:s text:c="8"/>GPIO.output(self.ssr_pin, GPIO.HIGH)</text:span></text:p>
      <text:p text:style-name="P3"><text:span text:style-name="Source_20_Text"><text:s text:c="8"/>time.sleep(duration)</text:span></text:p>
      <text:p text:style-name="P3"><text:span text:style-name="Source_20_Text"><text:s text:c="8"/>GPIO.output(self.ssr_pin, GPIO.LOW)</text:span></text:p>
      <text:p text:style-name="P3"/>
      <text:p text:style-name="P3"><text:span text:style-name="Source_20_Text">class SwitchMonitor:</text:span></text:p>
      <text:p text:style-name="P3"><text:span text:style-name="Source_20_Text"><text:s text:c="4"/>def __init__(self, switch_pins):</text:span></text:p>
      <text:p text:style-name="P3"><text:span text:style-name="Source_20_Text"><text:s text:c="8"/>self.switch_pins = switch_pins</text:span></text:p>
      <text:p text:style-name="P3"><text:span text:style-name="Source_20_Text"><text:s text:c="8"/>for pin in self.switch_pins:</text:span></text:p>
      <text:p text:style-name="P3"><text:span text:style-name="Source_20_Text"><text:s text:c="12"/>GPIO.setup(pin, GPIO.IN, pull_up_down=GPIO.PUD_DOWN)</text:span></text:p>
      <text:p text:style-name="P3"/>
      <text:p text:style-name="P3"><text:span text:style-name="Source_20_Text"><text:s text:c="4"/>def monitor(self):</text:span></text:p>
      <text:p text:style-name="P3"><text:span text:style-name="Source_20_Text"><text:s text:c="8"/>print("Monitoring switches (CTRL+C to exit)...")</text:span></text:p>
      <text:p text:style-name="P3"><text:span text:style-name="Source_20_Text"><text:s text:c="8"/>try:</text:span></text:p>
      <text:p text:style-name="P3"><text:span text:style-name="Source_20_Text"><text:s text:c="12"/>while True:</text:span></text:p>
      <text:p text:style-name="P3"><text:span text:style-name="Source_20_Text"><text:s text:c="16"/>states = [f"Switch {i + 1}: {'ON' if GPIO.input(pin) else 'OFF'}"</text:span></text:p>
      <text:p text:style-name="P3"><text:span text:style-name="Source_20_Text"><text:s text:c="26"/>for i, pin in enumerate(self.switch_pins)]</text:span></text:p>
      <text:p text:style-name="P3"><text:span text:style-name="Source_20_Text"><text:s text:c="16"/>print(" | ".join(states))</text:span></text:p>
      <text:p text:style-name="P3"><text:span text:style-name="Source_20_Text"><text:s text:c="16"/>time.sleep(0.5)</text:span></text:p>
      <text:p text:style-name="P3"><text:span text:style-name="Source_20_Text"><text:s text:c="8"/>except KeyboardInterrupt:</text:span></text:p>
      <text:p text:style-name="P3"><text:span text:style-name="Source_20_Text"><text:s text:c="12"/>pass</text:span></text:p>
      <text:p text:style-name="P3"/>
      <text:p text:style-name="P3"><text:span text:style-name="Source_20_Text">def main():</text:span></text:p>
      <text:p text:style-name="P3"><text:span text:style-name="Source_20_Text"><text:s text:c="4"/>GPIO.setmode(GPIO.BCM)</text:span></text:p>
      <text:p text:style-name="P3"><text:span text:style-name="Source_20_Text"><text:s text:c="4"/>mcp = MCP23017Controller()</text:span></text:p>
      <text:p text:style-name="P3"><text:span text:style-name="Source_20_Text"><text:s text:c="4"/>stepper = StepperController(step_pin=23, dir_pin=24, enable_pin=25)</text:span></text:p>
      <text:p text:style-name="P3"><text:soft-page-break/><text:span text:style-name="Source_20_Text"><text:s text:c="4"/>ssr = SSRController(ssr_pin=18)</text:span></text:p>
      <text:p text:style-name="P3"><text:span text:style-name="Source_20_Text"><text:s text:c="4"/>switches = SwitchMonitor([17, 27, 22, 5])</text:span></text:p>
      <text:p text:style-name="P3"/>
      <text:p text:style-name="P3"><text:span text:style-name="Source_20_Text"><text:s text:c="4"/>print("Running LED test...")</text:span></text:p>
      <text:p text:style-name="P3"><text:span text:style-name="Source_20_Text"><text:s text:c="4"/>for i in range(16):</text:span></text:p>
      <text:p text:style-name="P3"><text:span text:style-name="Source_20_Text"><text:s text:c="8"/>mcp.set_led(i, True)</text:span></text:p>
      <text:p text:style-name="P3"><text:span text:style-name="Source_20_Text"><text:s text:c="8"/>time.sleep(0.2)</text:span></text:p>
      <text:p text:style-name="P3"><text:span text:style-name="Source_20_Text"><text:s text:c="8"/>mcp.set_led(i, False)</text:span></text:p>
      <text:p text:style-name="P3"/>
      <text:p text:style-name="P3"><text:span text:style-name="Source_20_Text"><text:s text:c="4"/>print("Jogging stepper...")</text:span></text:p>
      <text:p text:style-name="P3"><text:span text:style-name="Source_20_Text"><text:s text:c="4"/>stepper.jog(steps=200, direction=True)</text:span></text:p>
      <text:p text:style-name="P3"><text:span text:style-name="Source_20_Text"><text:s text:c="4"/>time.sleep(0.5)</text:span></text:p>
      <text:p text:style-name="P3"><text:span text:style-name="Source_20_Text"><text:s text:c="4"/>stepper.jog(steps=200, direction=False)</text:span></text:p>
      <text:p text:style-name="P3"/>
      <text:p text:style-name="P3"><text:span text:style-name="Source_20_Text"><text:s text:c="4"/>print("Triggering SSR...")</text:span></text:p>
      <text:p text:style-name="P3"><text:span text:style-name="Source_20_Text"><text:s text:c="4"/>ssr.trigger()</text:span></text:p>
      <text:p text:style-name="P3"/>
      <text:p text:style-name="P3"><text:span text:style-name="Source_20_Text"><text:s text:c="4"/>print("Monitoring switches...")</text:span></text:p>
      <text:p text:style-name="P3"><text:span text:style-name="Source_20_Text"><text:s text:c="4"/>switches.monitor()</text:span></text:p>
      <text:p text:style-name="P3"/>
      <text:p text:style-name="P3"><text:span text:style-name="Source_20_Text"><text:s text:c="4"/>mcp.cleanup()</text:span></text:p>
      <text:p text:style-name="P3"><text:span text:style-name="Source_20_Text"><text:s text:c="4"/>GPIO.cleanup()</text:span></text:p>
      <text:p text:style-name="P3"><text:span text:style-name="Source_20_Text"><text:s text:c="4"/>print("Test complete.")</text:span></text:p>
      <text:p text:style-name="P3"/>
      <text:p text:style-name="P3"><text:span text:style-name="Source_20_Text">if __name__ == "__main__":</text:span></text:p>
      <text:p text:style-name="P4"><text:span text:style-name="Source_20_Text"><text:s text:c="4"/>main()</text:span></text:p>
      <text:p text:style-name="Horizontal_20_Line"/>
      <text:h text:style-name="Heading_20_3" text:outline-level="3">Why this is helpful:</text:h>
      <text:list text:style-name="L156">
        <text:list-item>
          <text:p text:style-name="P215">Easy to reuse each <text:span text:style-name="Strong_20_Emphasis">controller class</text:span> when you build your real app. </text:p>
        </text:list-item>
        <text:list-item>
          <text:p text:style-name="P215">Keeps things <text:span text:style-name="Strong_20_Emphasis">clean and testable</text:span> without rewriting everything later. </text:p>
        </text:list-item>
        <text:list-item>
          <text:p text:style-name="P214">Scales well if you add more MCP23017 chips, steppers, or SSRs later. </text:p>
        </text:list-item>
      </text:list>
      <text:p text:style-name="Horizontal_20_Line"/>
      <text:p text:style-name="Text_20_body">Want me to show how you could later wrap this into your <text:span text:style-name="Strong_20_Emphasis">event-driven dust collector control system</text:span> when you’re ready to move beyond the test phase?</text:p>
      <text:p text:style-name="Text_20_body">/Bob</text:p>
      <text:h text:style-name="Heading_20_5" text:outline-level="5">You said:</text:h>
      <text:p text:style-name="Text_20_body">let's examine that issue in another chat, since this one is getting a bit long. Will you remember this?</text:p>
      <text:h text:style-name="Heading_20_6" text:outline-level="6">ChatGPT said:</text:h>
      <text:p text:style-name="Text_20_body">Absolutely! I’ll remember that you’ve got this <text:span text:style-name="Strong_20_Emphasis">modular controller structure</text:span> and a system architecture based on:</text:p>
      <text:list text:style-name="L157">
        <text:list-item>
          <text:p text:style-name="P217"><text:span text:style-name="Strong_20_Emphasis">MCP23017 for LEDs</text:span> </text:p>
        </text:list-item>
        <text:list-item>
          <text:p text:style-name="P217"><text:span text:style-name="Strong_20_Emphasis">Pi-controlled switches</text:span> </text:p>
        </text:list-item>
        <text:list-item>
          <text:p text:style-name="P217"><text:span text:style-name="Strong_20_Emphasis">Stepper driver modules</text:span> </text:p>
        </text:list-item>
        <text:list-item>
          <text:p text:style-name="P216"><text:span text:style-name="Strong_20_Emphasis">External SSR</text:span> </text:p>
        </text:list-item>
      </text:list>
      <text:p text:style-name="Text_20_body"><text:soft-page-break/>You’re building toward an <text:span text:style-name="Strong_20_Emphasis">event-driven system</text:span>, and we’ll revisit how to transition this modular test code into the real control logic when you’re ready.</text:p>
      <text:p text:style-name="Text_20_body">Whenever you open the next chat, just say “let’s continue the dust collector control system,” and I’ll pick up right where we left off.</text:p>
      <text:p text:style-name="Text_20_body">Talk soon, Paul!</text:p>
      <text:p text:style-name="Text_20_body">/Bob</text:p>
      <text:section text:style-name="Sect1" text:name="composer-background">
        <text:p text:style-name="P218"/>
        <text:section text:style-name="Sect1" text:name="prompt-textarea">
          <text:p text:style-name="P218"/>
        </text:section>
      </text:section>
      <text:p text:style-name="P8">ChatGPT can make mistakes. Check important info.</text:p>
      <text:p text:style-name="P219"><draw:frame draw:style-name="fr1" draw:name="Object1" text:anchor-type="as-char" svg:width="0.0161in" svg:height="0.0161in" draw:z-index="0"><draw:floating-frame/></draw:frame></text:p>
      <text:section text:style-name="Sect1" text:name="radix-:r3k:">
        <text:p text:style-name="P219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09:27:17.711936581</meta:creation-date>
    <dc:date>2025-03-17T09:36:18.562109280</dc:date>
    <meta:editing-duration>PT9M1S</meta:editing-duration>
    <meta:editing-cycles>1</meta:editing-cycles>
    <meta:document-statistic meta:table-count="0" meta:image-count="0" meta:object-count="1" meta:page-count="34" meta:paragraph-count="1003" meta:word-count="7472" meta:character-count="46286" meta:non-whitespace-character-count="37457"/>
    <meta:generator>LibreOffice/24.2.7.2$Linux_X86_64 LibreOffice_project/420$Build-2</meta:generator>
  </office:meta>
</office:document-meta>
</file>